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3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5.006cm"/>
    </style:style>
    <style:style style:name="ro1" style:family="table-row">
      <style:table-row-properties style:row-height="0.8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ravail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5" office:value-type="string" calcext:value-type="string">
            <text:p>Moyenne</text:p>
            <text:p>Semestre 1</text:p>
          </table:table-cell>
          <table:table-cell table:style-name="ce5" office:value-type="string" calcext:value-type="string">
            <text:p>Note Épreuve</text:p>
            <text:p>Commune 1</text:p>
          </table:table-cell>
          <table:table-cell table:style-name="ce5" office:value-type="string" calcext:value-type="string">
            <text:p>Moyenne</text:p>
            <text:p>Semestre 2</text:p>
          </table:table-cell>
          <table:table-cell table:style-name="ce5" office:value-type="string" calcext:value-type="string">
            <text:p>Note Épreuve</text:p>
            <text:p>Commune 2</text:p>
          </table:table-cell>
          <table:table-cell table:style-name="ce5" office:value-type="string" calcext:value-type="string">
            <text:p>Moyenne</text:p>
            <text:p>annuelle</text:p>
          </table:table-cell>
          <table:table-cell table:style-name="ce5" office:value-type="string" calcext:value-type="string">
            <text:p>Promoti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5" office:value-type="string" calcext:value-type="string">
            <text:p>Coefficient :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Abadie</text:p>
          </table:table-cell>
          <table:table-cell office:value-type="string" calcext:value-type="string">
            <text:p>Laure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9" calcext:value-type="float">
            <text:p>1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table:formula="of:=MROUND(([.E$2]*[.E3]+[.F$2]*[.F3]+[.G$2]*[.G3]+[.H$2]*[.H3])/SUM([.E$2:.H$2]);0.1)" office:value-type="float" office:value="15.5" calcext:value-type="float">
            <text:p>15,5</text:p>
          </table:table-cell>
          <table:table-cell table:formula="of:=IF([.I3]&gt;=10;&quot;promu(e)&quot;;&quot;Redoublement&quot;)" office:value-type="string" office:string-value="promu(e)" calcext:value-type="string">
            <text:p>promu(e)</text:p>
          </table:table-cell>
          <table:table-cell office:value-type="string" calcext:value-type="string">
            <text:p>Nb. d'élèves promus :</text:p>
          </table:table-cell>
          <table:table-cell table:formula="of:=COUNTIF([.I$3:.I$143];&quot;&gt;=10&quot;)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Inè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table:formula="of:=MROUND(([.E$2]*[.E4]+[.F$2]*[.F4]+[.G$2]*[.G4]+[.H$2]*[.H4])/SUM([.E$2:.H$2]);0.1)" office:value-type="float" office:value="11.1" calcext:value-type="float">
            <text:p>11,1</text:p>
          </table:table-cell>
          <table:table-cell table:formula="of:=IF([.I4]&gt;=10;&quot;promu(e)&quot;;&quot;Redoublement&quot;)" office:value-type="string" office:string-value="promu(e)" calcext:value-type="string">
            <text:p>promu(e)</text:p>
          </table:table-cell>
          <table:table-cell office:value-type="string" calcext:value-type="string">
            <text:p>Nb. de redoublement :</text:p>
          </table:table-cell>
          <table:table-cell table:formula="of:=COUNTIF([.I$3:.I$143];&quot;&lt;10&quot;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Fernand 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6.5" calcext:value-type="float">
            <text:p>16,5</text:p>
          </table:table-cell>
          <table:table-cell table:formula="of:=([.E$2]*[.E5]+[.F$2]*[.F5]+[.G$2]*[.G5]+[.H$2]*[.H5])/SUM([.E$2:.H$2])" office:value-type="float" office:value="13.725" calcext:value-type="float">
            <text:p>13,725</text:p>
          </table:table-cell>
          <table:table-cell table:formula="of:=IF([.I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Alphée 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.7" calcext:value-type="float">
            <text:p>16,7</text:p>
          </table:table-cell>
          <table:table-cell office:value-type="float" office:value="17.5" calcext:value-type="float">
            <text:p>17,5</text:p>
          </table:table-cell>
          <table:table-cell table:formula="of:=([.E$2]*[.E6]+[.F$2]*[.F6]+[.G$2]*[.G6]+[.H$2]*[.H6])/SUM([.E$2:.H$2])" office:value-type="float" office:value="15.95" calcext:value-type="float">
            <text:p>15,95</text:p>
          </table:table-cell>
          <table:table-cell table:formula="of:=IF([.I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Amour</text:p>
          </table:table-cell>
          <table:table-cell office:value-type="string" calcext:value-type="string">
            <text:p>Flavien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17.1" calcext:value-type="float">
            <text:p>17,1</text:p>
          </table:table-cell>
          <table:table-cell office:value-type="float" office:value="9" calcext:value-type="float">
            <text:p>9</text:p>
          </table:table-cell>
          <table:table-cell table:formula="of:=([.E$2]*[.E7]+[.F$2]*[.F7]+[.G$2]*[.G7]+[.H$2]*[.H7])/SUM([.E$2:.H$2])" office:value-type="float" office:value="12.35" calcext:value-type="float">
            <text:p>12,35</text:p>
          </table:table-cell>
          <table:table-cell table:formula="of:=IF([.I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Hermione 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,2</text:p>
          </table:table-cell>
          <table:table-cell office:value-type="float" office:value="15" calcext:value-type="float">
            <text:p>15</text:p>
          </table:table-cell>
          <table:table-cell table:formula="of:=([.E$2]*[.E8]+[.F$2]*[.F8]+[.G$2]*[.G8]+[.H$2]*[.H8])/SUM([.E$2:.H$2])" office:value-type="float" office:value="13.7625" calcext:value-type="float">
            <text:p>13,7625</text:p>
          </table:table-cell>
          <table:table-cell table:formula="of:=IF([.I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égis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,5</text:p>
          </table:table-cell>
          <table:table-cell office:value-type="float" office:value="8.5" calcext:value-type="float">
            <text:p>8,5</text:p>
          </table:table-cell>
          <table:table-cell office:value-type="float" office:value="15" calcext:value-type="float">
            <text:p>15</text:p>
          </table:table-cell>
          <table:table-cell table:formula="of:=([.E$2]*[.E9]+[.F$2]*[.F9]+[.G$2]*[.G9]+[.H$2]*[.H9])/SUM([.E$2:.H$2])" office:value-type="float" office:value="14.625" calcext:value-type="float">
            <text:p>14,625</text:p>
          </table:table-cell>
          <table:table-cell table:formula="of:=IF([.I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Audibert</text:p>
          </table:table-cell>
          <table:table-cell office:value-type="string" calcext:value-type="string">
            <text:p>Octav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.2" calcext:value-type="float">
            <text:p>18,2</text:p>
          </table:table-cell>
          <table:table-cell office:value-type="float" office:value="7.5" calcext:value-type="float">
            <text:p>7,5</text:p>
          </table:table-cell>
          <table:table-cell table:formula="of:=([.E$2]*[.E10]+[.F$2]*[.F10]+[.G$2]*[.G10]+[.H$2]*[.H10])/SUM([.E$2:.H$2])" office:value-type="float" office:value="16.8875" calcext:value-type="float">
            <text:p>16,8875</text:p>
          </table:table-cell>
          <table:table-cell table:formula="of:=IF([.I1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Auger</text:p>
          </table:table-cell>
          <table:table-cell office:value-type="string" calcext:value-type="string">
            <text:p>Adon-Isidore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,5</text:p>
          </table:table-cell>
          <table:table-cell table:formula="of:=([.E$2]*[.E11]+[.F$2]*[.F11]+[.G$2]*[.G11]+[.H$2]*[.H11])/SUM([.E$2:.H$2])" office:value-type="float" office:value="14.875" calcext:value-type="float">
            <text:p>14,875</text:p>
          </table:table-cell>
          <table:table-cell table:formula="of:=IF([.I1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David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,5</text:p>
          </table:table-cell>
          <table:table-cell office:value-type="float" office:value="13.7" calcext:value-type="float">
            <text:p>13,7</text:p>
          </table:table-cell>
          <table:table-cell office:value-type="float" office:value="17.5" calcext:value-type="float">
            <text:p>17,5</text:p>
          </table:table-cell>
          <table:table-cell table:formula="of:=([.E$2]*[.E12]+[.F$2]*[.F12]+[.G$2]*[.G12]+[.H$2]*[.H12])/SUM([.E$2:.H$2])" office:value-type="float" office:value="12.3875" calcext:value-type="float">
            <text:p>12,3875</text:p>
          </table:table-cell>
          <table:table-cell table:formula="of:=IF([.I1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Bailly</text:p>
          </table:table-cell>
          <table:table-cell office:value-type="string" calcext:value-type="string">
            <text:p>Adeline-Ozanne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,8</text:p>
          </table:table-cell>
          <table:table-cell office:value-type="float" office:value="11.5" calcext:value-type="float">
            <text:p>11,5</text:p>
          </table:table-cell>
          <table:table-cell table:formula="of:=([.E$2]*[.E13]+[.F$2]*[.F13]+[.G$2]*[.G13]+[.H$2]*[.H13])/SUM([.E$2:.H$2])" office:value-type="float" office:value="13.9875" calcext:value-type="float">
            <text:p>13,9875</text:p>
          </table:table-cell>
          <table:table-cell table:formula="of:=IF([.I1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Mathias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.1" calcext:value-type="float">
            <text:p>14,1</text:p>
          </table:table-cell>
          <table:table-cell office:value-type="float" office:value="17" calcext:value-type="float">
            <text:p>17</text:p>
          </table:table-cell>
          <table:table-cell table:formula="of:=([.E$2]*[.E14]+[.F$2]*[.F14]+[.G$2]*[.G14]+[.H$2]*[.H14])/SUM([.E$2:.H$2])" office:value-type="float" office:value="12.7875" calcext:value-type="float">
            <text:p>12,7875</text:p>
          </table:table-cell>
          <table:table-cell table:formula="of:=IF([.I1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Hermione 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8.5" calcext:value-type="float">
            <text:p>8,5</text:p>
          </table:table-cell>
          <table:table-cell office:value-type="float" office:value="11.9" calcext:value-type="float">
            <text:p>11,9</text:p>
          </table:table-cell>
          <table:table-cell office:value-type="float" office:value="16" calcext:value-type="float">
            <text:p>16</text:p>
          </table:table-cell>
          <table:table-cell table:formula="of:=([.E$2]*[.E15]+[.F$2]*[.F15]+[.G$2]*[.G15]+[.H$2]*[.H15])/SUM([.E$2:.H$2])" office:value-type="float" office:value="12.9625" calcext:value-type="float">
            <text:p>12,9625</text:p>
          </table:table-cell>
          <table:table-cell table:formula="of:=IF([.I1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Beranger</text:p>
          </table:table-cell>
          <table:table-cell office:value-type="string" calcext:value-type="string">
            <text:p>Ève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,2</text:p>
          </table:table-cell>
          <table:table-cell office:value-type="float" office:value="15.5" calcext:value-type="float">
            <text:p>15,5</text:p>
          </table:table-cell>
          <table:table-cell table:formula="of:=([.E$2]*[.E16]+[.F$2]*[.F16]+[.G$2]*[.G16]+[.H$2]*[.H16])/SUM([.E$2:.H$2])" office:value-type="float" office:value="11.575" calcext:value-type="float">
            <text:p>11,575</text:p>
          </table:table-cell>
          <table:table-cell table:formula="of:=IF([.I1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Bertin</text:p>
          </table:table-cell>
          <table:table-cell office:value-type="string" calcext:value-type="string">
            <text:p>Roméo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,5</text:p>
          </table:table-cell>
          <table:table-cell office:value-type="float" office:value="7.5" calcext:value-type="float">
            <text:p>7,5</text:p>
          </table:table-cell>
          <table:table-cell office:value-type="float" office:value="12" calcext:value-type="float">
            <text:p>12</text:p>
          </table:table-cell>
          <table:table-cell table:formula="of:=([.E$2]*[.E17]+[.F$2]*[.F17]+[.G$2]*[.G17]+[.H$2]*[.H17])/SUM([.E$2:.H$2])" office:value-type="float" office:value="11.125" calcext:value-type="float">
            <text:p>11,125</text:p>
          </table:table-cell>
          <table:table-cell table:formula="of:=IF([.I1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Nathali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,5</text:p>
          </table:table-cell>
          <table:table-cell office:value-type="float" office:value="19.1" calcext:value-type="float">
            <text:p>19,1</text:p>
          </table:table-cell>
          <table:table-cell office:value-type="float" office:value="19.5" calcext:value-type="float">
            <text:p>19,5</text:p>
          </table:table-cell>
          <table:table-cell table:formula="of:=([.E$2]*[.E18]+[.F$2]*[.F18]+[.G$2]*[.G18]+[.H$2]*[.H18])/SUM([.E$2:.H$2])" office:value-type="float" office:value="16.0375" calcext:value-type="float">
            <text:p>16,0375</text:p>
          </table:table-cell>
          <table:table-cell table:formula="of:=IF([.I1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Siméon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,9</text:p>
          </table:table-cell>
          <table:table-cell office:value-type="float" office:value="11" calcext:value-type="float">
            <text:p>11</text:p>
          </table:table-cell>
          <table:table-cell table:formula="of:=([.E$2]*[.E19]+[.F$2]*[.F19]+[.G$2]*[.G19]+[.H$2]*[.H19])/SUM([.E$2:.H$2])" office:value-type="float" office:value="15.4625" calcext:value-type="float">
            <text:p>15,4625</text:p>
          </table:table-cell>
          <table:table-cell table:formula="of:=IF([.I1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gnès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.1" calcext:value-type="float">
            <text:p>15,1</text:p>
          </table:table-cell>
          <table:table-cell office:value-type="float" office:value="17.5" calcext:value-type="float">
            <text:p>17,5</text:p>
          </table:table-cell>
          <table:table-cell table:formula="of:=([.E$2]*[.E20]+[.F$2]*[.F20]+[.G$2]*[.G20]+[.H$2]*[.H20])/SUM([.E$2:.H$2])" office:value-type="float" office:value="17.225" calcext:value-type="float">
            <text:p>17,225</text:p>
          </table:table-cell>
          <table:table-cell table:formula="of:=IF([.I2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rice 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18.9" calcext:value-type="float">
            <text:p>18,9</text:p>
          </table:table-cell>
          <table:table-cell office:value-type="float" office:value="10" calcext:value-type="float">
            <text:p>10</text:p>
          </table:table-cell>
          <table:table-cell table:formula="of:=([.E$2]*[.E21]+[.F$2]*[.F21]+[.G$2]*[.G21]+[.H$2]*[.H21])/SUM([.E$2:.H$2])" office:value-type="float" office:value="16.4" calcext:value-type="float">
            <text:p>16,4</text:p>
          </table:table-cell>
          <table:table-cell table:formula="of:=IF([.I2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Gonzagu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3.5" calcext:value-type="float">
            <text:p>13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table:formula="of:=([.E$2]*[.E22]+[.F$2]*[.F22]+[.G$2]*[.G22]+[.H$2]*[.H22])/SUM([.E$2:.H$2])" office:value-type="float" office:value="10.95" calcext:value-type="float">
            <text:p>10,95</text:p>
          </table:table-cell>
          <table:table-cell table:formula="of:=IF([.I2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Angilberte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 office:value-type="float" office:value="13.4" calcext:value-type="float">
            <text:p>13,4</text:p>
          </table:table-cell>
          <table:table-cell office:value-type="float" office:value="11" calcext:value-type="float">
            <text:p>11</text:p>
          </table:table-cell>
          <table:table-cell table:formula="of:=([.E$2]*[.E23]+[.F$2]*[.F23]+[.G$2]*[.G23]+[.H$2]*[.H23])/SUM([.E$2:.H$2])" office:value-type="float" office:value="12.15" calcext:value-type="float">
            <text:p>12,15</text:p>
          </table:table-cell>
          <table:table-cell table:formula="of:=IF([.I2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Brachet</text:p>
          </table:table-cell>
          <table:table-cell office:value-type="string" calcext:value-type="string">
            <text:p>Sylvestr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1.5" calcext:value-type="float">
            <text:p>11,5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table:formula="of:=([.E$2]*[.E24]+[.F$2]*[.F24]+[.G$2]*[.G24]+[.H$2]*[.H24])/SUM([.E$2:.H$2])" office:value-type="float" office:value="11.8" calcext:value-type="float">
            <text:p>11,8</text:p>
          </table:table-cell>
          <table:table-cell table:formula="of:=IF([.I2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Brossard</text:p>
          </table:table-cell>
          <table:table-cell office:value-type="string" calcext:value-type="string">
            <text:p>François 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,4</text:p>
          </table:table-cell>
          <table:table-cell office:value-type="float" office:value="7.5" calcext:value-type="float">
            <text:p>7,5</text:p>
          </table:table-cell>
          <table:table-cell table:formula="of:=([.E$2]*[.E25]+[.F$2]*[.F25]+[.G$2]*[.G25]+[.H$2]*[.H25])/SUM([.E$2:.H$2])" office:value-type="float" office:value="16.15" calcext:value-type="float">
            <text:p>16,15</text:p>
          </table:table-cell>
          <table:table-cell table:formula="of:=IF([.I2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Cabrol</text:p>
          </table:table-cell>
          <table:table-cell office:value-type="string" calcext:value-type="string">
            <text:p>Angèl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.2" calcext:value-type="float">
            <text:p>18,2</text:p>
          </table:table-cell>
          <table:table-cell office:value-type="float" office:value="16" calcext:value-type="float">
            <text:p>16</text:p>
          </table:table-cell>
          <table:table-cell table:formula="of:=([.E$2]*[.E26]+[.F$2]*[.F26]+[.G$2]*[.G26]+[.H$2]*[.H26])/SUM([.E$2:.H$2])" office:value-type="float" office:value="17.95" calcext:value-type="float">
            <text:p>17,95</text:p>
          </table:table-cell>
          <table:table-cell table:formula="of:=IF([.I2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Chambon</text:p>
          </table:table-cell>
          <table:table-cell office:value-type="string" calcext:value-type="string">
            <text:p>Serge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4.5" calcext:value-type="float">
            <text:p>14,5</text:p>
          </table:table-cell>
          <table:table-cell office:value-type="float" office:value="15.8" calcext:value-type="float">
            <text:p>15,8</text:p>
          </table:table-cell>
          <table:table-cell office:value-type="float" office:value="7.5" calcext:value-type="float">
            <text:p>7,5</text:p>
          </table:table-cell>
          <table:table-cell table:formula="of:=([.E$2]*[.E27]+[.F$2]*[.F27]+[.G$2]*[.G27]+[.H$2]*[.H27])/SUM([.E$2:.H$2])" office:value-type="float" office:value="12.2375" calcext:value-type="float">
            <text:p>12,2375</text:p>
          </table:table-cell>
          <table:table-cell table:formula="of:=IF([.I2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Chapon</text:p>
          </table:table-cell>
          <table:table-cell office:value-type="string" calcext:value-type="string">
            <text:p>Corinne-Aldegonde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formula="of:=([.E$2]*[.E28]+[.F$2]*[.F28]+[.G$2]*[.G28]+[.H$2]*[.H28])/SUM([.E$2:.H$2])" office:value-type="float" office:value="13.9875" calcext:value-type="float">
            <text:p>13,9875</text:p>
          </table:table-cell>
          <table:table-cell table:formula="of:=IF([.I2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hardon</text:p>
          </table:table-cell>
          <table:table-cell office:value-type="string" calcext:value-type="string">
            <text:p>Ophélie-Daphné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,9</text:p>
          </table:table-cell>
          <table:table-cell office:value-type="float" office:value="14.5" calcext:value-type="float">
            <text:p>14,5</text:p>
          </table:table-cell>
          <table:table-cell table:formula="of:=([.E$2]*[.E29]+[.F$2]*[.F29]+[.G$2]*[.G29]+[.H$2]*[.H29])/SUM([.E$2:.H$2])" office:value-type="float" office:value="14.525" calcext:value-type="float">
            <text:p>14,525</text:p>
          </table:table-cell>
          <table:table-cell table:formula="of:=IF([.I2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Chauvin</text:p>
          </table:table-cell>
          <table:table-cell office:value-type="string" calcext:value-type="string">
            <text:p>Hector-Angilberte 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15" calcext:value-type="float">
            <text:p>15</text:p>
          </table:table-cell>
          <table:table-cell office:value-type="float" office:value="8.1" calcext:value-type="float">
            <text:p>8,1</text:p>
          </table:table-cell>
          <table:table-cell office:value-type="float" office:value="16.5" calcext:value-type="float">
            <text:p>16,5</text:p>
          </table:table-cell>
          <table:table-cell table:formula="of:=([.E$2]*[.E30]+[.F$2]*[.F30]+[.G$2]*[.G30]+[.H$2]*[.H30])/SUM([.E$2:.H$2])" office:value-type="float" office:value="12.0375" calcext:value-type="float">
            <text:p>12,0375</text:p>
          </table:table-cell>
          <table:table-cell table:formula="of:=IF([.I3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Archang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14.4" calcext:value-type="float">
            <text:p>14,4</text:p>
          </table:table-cell>
          <table:table-cell office:value-type="float" office:value="13.5" calcext:value-type="float">
            <text:p>13,5</text:p>
          </table:table-cell>
          <table:table-cell table:formula="of:=([.E$2]*[.E31]+[.F$2]*[.F31]+[.G$2]*[.G31]+[.H$2]*[.H31])/SUM([.E$2:.H$2])" office:value-type="float" office:value="11.4625" calcext:value-type="float">
            <text:p>11,4625</text:p>
          </table:table-cell>
          <table:table-cell table:formula="of:=IF([.I3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Éléonore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,7</text:p>
          </table:table-cell>
          <table:table-cell office:value-type="float" office:value="13" calcext:value-type="float">
            <text:p>13</text:p>
          </table:table-cell>
          <table:table-cell table:formula="of:=([.E$2]*[.E32]+[.F$2]*[.F32]+[.G$2]*[.G32]+[.H$2]*[.H32])/SUM([.E$2:.H$2])" office:value-type="float" office:value="10.6375" calcext:value-type="float">
            <text:p>10,6375</text:p>
          </table:table-cell>
          <table:table-cell table:formula="of:=IF([.I3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Patrick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,5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table:formula="of:=([.E$2]*[.E33]+[.F$2]*[.F33]+[.G$2]*[.G33]+[.H$2]*[.H33])/SUM([.E$2:.H$2])" office:value-type="float" office:value="13.3875" calcext:value-type="float">
            <text:p>13,3875</text:p>
          </table:table-cell>
          <table:table-cell table:formula="of:=IF([.I3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Laurent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3.7" calcext:value-type="float">
            <text:p>13,7</text:p>
          </table:table-cell>
          <table:table-cell office:value-type="float" office:value="17" calcext:value-type="float">
            <text:p>17</text:p>
          </table:table-cell>
          <table:table-cell table:formula="of:=([.E$2]*[.E34]+[.F$2]*[.F34]+[.G$2]*[.G34]+[.H$2]*[.H34])/SUM([.E$2:.H$2])" office:value-type="float" office:value="14.2" calcext:value-type="float">
            <text:p>14,2</text:p>
          </table:table-cell>
          <table:table-cell table:formula="of:=IF([.I3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Cosette-Cosett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.6" calcext:value-type="float">
            <text:p>16,6</text:p>
          </table:table-cell>
          <table:table-cell office:value-type="float" office:value="11.5" calcext:value-type="float">
            <text:p>11,5</text:p>
          </table:table-cell>
          <table:table-cell table:formula="of:=([.E$2]*[.E35]+[.F$2]*[.F35]+[.G$2]*[.G35]+[.H$2]*[.H35])/SUM([.E$2:.H$2])" office:value-type="float" office:value="13.7875" calcext:value-type="float">
            <text:p>13,7875</text:p>
          </table:table-cell>
          <table:table-cell table:formula="of:=IF([.I3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Eugénie-Foulques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,5</text:p>
          </table:table-cell>
          <table:table-cell office:value-type="float" office:value="12.3" calcext:value-type="float">
            <text:p>12,3</text:p>
          </table:table-cell>
          <table:table-cell office:value-type="float" office:value="17.5" calcext:value-type="float">
            <text:p>17,5</text:p>
          </table:table-cell>
          <table:table-cell table:formula="of:=([.E$2]*[.E36]+[.F$2]*[.F36]+[.G$2]*[.G36]+[.H$2]*[.H36])/SUM([.E$2:.H$2])" office:value-type="float" office:value="12.7375" calcext:value-type="float">
            <text:p>12,7375</text:p>
          </table:table-cell>
          <table:table-cell table:formula="of:=IF([.I3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Combe</text:p>
          </table:table-cell>
          <table:table-cell office:value-type="string" calcext:value-type="string">
            <text:p>Anaël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8.2" calcext:value-type="float">
            <text:p>18,2</text:p>
          </table:table-cell>
          <table:table-cell office:value-type="float" office:value="16.5" calcext:value-type="float">
            <text:p>16,5</text:p>
          </table:table-cell>
          <table:table-cell table:formula="of:=([.E$2]*[.E37]+[.F$2]*[.F37]+[.G$2]*[.G37]+[.H$2]*[.H37])/SUM([.E$2:.H$2])" office:value-type="float" office:value="14.6375" calcext:value-type="float">
            <text:p>14,6375</text:p>
          </table:table-cell>
          <table:table-cell table:formula="of:=IF([.I3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Corine</text:p>
          </table:table-cell>
          <table:table-cell office:value-type="string" calcext:value-type="string">
            <text:p>Adolphe 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15" calcext:value-type="float">
            <text:p>15</text:p>
          </table:table-cell>
          <table:table-cell office:value-type="float" office:value="18.1" calcext:value-type="float">
            <text:p>18,1</text:p>
          </table:table-cell>
          <table:table-cell office:value-type="float" office:value="11.5" calcext:value-type="float">
            <text:p>11,5</text:p>
          </table:table-cell>
          <table:table-cell table:formula="of:=([.E$2]*[.E38]+[.F$2]*[.F38]+[.G$2]*[.G38]+[.H$2]*[.H38])/SUM([.E$2:.H$2])" office:value-type="float" office:value="15.65" calcext:value-type="float">
            <text:p>15,65</text:p>
          </table:table-cell>
          <table:table-cell table:formula="of:=IF([.I3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Cottin</text:p>
          </table:table-cell>
          <table:table-cell office:value-type="string" calcext:value-type="string">
            <text:p>Dorian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table:formula="of:=([.E$2]*[.E39]+[.F$2]*[.F39]+[.G$2]*[.G39]+[.H$2]*[.H39])/SUM([.E$2:.H$2])" office:value-type="float" office:value="16.6875" calcext:value-type="float">
            <text:p>16,6875</text:p>
          </table:table-cell>
          <table:table-cell table:formula="of:=IF([.I3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Aurélien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.5" calcext:value-type="float">
            <text:p>14,5</text:p>
          </table:table-cell>
          <table:table-cell office:value-type="float" office:value="15.7" calcext:value-type="float">
            <text:p>15,7</text:p>
          </table:table-cell>
          <table:table-cell office:value-type="float" office:value="13" calcext:value-type="float">
            <text:p>13</text:p>
          </table:table-cell>
          <table:table-cell table:formula="of:=([.E$2]*[.E40]+[.F$2]*[.F40]+[.G$2]*[.G40]+[.H$2]*[.H40])/SUM([.E$2:.H$2])" office:value-type="float" office:value="15.7" calcext:value-type="float">
            <text:p>15,7</text:p>
          </table:table-cell>
          <table:table-cell table:formula="of:=IF([.I4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Darras</text:p>
          </table:table-cell>
          <table:table-cell office:value-type="string" calcext:value-type="string">
            <text:p>Séverin 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17.5" calcext:value-type="float">
            <text:p>17,5</text:p>
          </table:table-cell>
          <table:table-cell office:value-type="float" office:value="13.1" calcext:value-type="float">
            <text:p>13,1</text:p>
          </table:table-cell>
          <table:table-cell office:value-type="float" office:value="19" calcext:value-type="float">
            <text:p>19</text:p>
          </table:table-cell>
          <table:table-cell table:formula="of:=([.E$2]*[.E41]+[.F$2]*[.F41]+[.G$2]*[.G41]+[.H$2]*[.H41])/SUM([.E$2:.H$2])" office:value-type="float" office:value="14.9125" calcext:value-type="float">
            <text:p>14,9125</text:p>
          </table:table-cell>
          <table:table-cell table:formula="of:=IF([.I4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Delepine</text:p>
          </table:table-cell>
          <table:table-cell office:value-type="string" calcext:value-type="string">
            <text:p>Laurine 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,2</text:p>
          </table:table-cell>
          <table:table-cell office:value-type="float" office:value="9" calcext:value-type="float">
            <text:p>9</text:p>
          </table:table-cell>
          <table:table-cell table:formula="of:=([.E$2]*[.E42]+[.F$2]*[.F42]+[.G$2]*[.G42]+[.H$2]*[.H42])/SUM([.E$2:.H$2])" office:value-type="float" office:value="12.0125" calcext:value-type="float">
            <text:p>12,0125</text:p>
          </table:table-cell>
          <table:table-cell table:formula="of:=IF([.I4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elpech</text:p>
          </table:table-cell>
          <table:table-cell office:value-type="string" calcext:value-type="string">
            <text:p>Daniel-Adrast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,5</text:p>
          </table:table-cell>
          <table:table-cell office:value-type="float" office:value="17.6" calcext:value-type="float">
            <text:p>17,6</text:p>
          </table:table-cell>
          <table:table-cell office:value-type="float" office:value="12" calcext:value-type="float">
            <text:p>12</text:p>
          </table:table-cell>
          <table:table-cell table:formula="of:=([.E$2]*[.E43]+[.F$2]*[.F43]+[.G$2]*[.G43]+[.H$2]*[.H43])/SUM([.E$2:.H$2])" office:value-type="float" office:value="17.6625" calcext:value-type="float">
            <text:p>17,6625</text:p>
          </table:table-cell>
          <table:table-cell table:formula="of:=IF([.I4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Deparis</text:p>
          </table:table-cell>
          <table:table-cell office:value-type="string" calcext:value-type="string">
            <text:p>Quentin </text:p>
          </table:table-cell>
          <table:table-cell/>
          <table:table-cell table:number-columns-repeated="2" office:value-type="float" office:value="13.5" calcext:value-type="float">
            <text:p>13,5</text:p>
          </table:table-cell>
          <table:table-cell office:value-type="float" office:value="18.8" calcext:value-type="float">
            <text:p>18,8</text:p>
          </table:table-cell>
          <table:table-cell office:value-type="float" office:value="7.5" calcext:value-type="float">
            <text:p>7,5</text:p>
          </table:table-cell>
          <table:table-cell table:formula="of:=([.E$2]*[.E44]+[.F$2]*[.F44]+[.G$2]*[.G44]+[.H$2]*[.H44])/SUM([.E$2:.H$2])" office:value-type="float" office:value="14.7375" calcext:value-type="float">
            <text:p>14,7375</text:p>
          </table:table-cell>
          <table:table-cell table:formula="of:=IF([.I4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Gisèle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7" calcext:value-type="float">
            <text:p>17</text:p>
          </table:table-cell>
          <table:table-cell table:formula="of:=([.E$2]*[.E45]+[.F$2]*[.F45]+[.G$2]*[.G45]+[.H$2]*[.H45])/SUM([.E$2:.H$2])" office:value-type="float" office:value="15.15" calcext:value-type="float">
            <text:p>15,15</text:p>
          </table:table-cell>
          <table:table-cell table:formula="of:=IF([.I4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Mélissa 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14.5" calcext:value-type="float">
            <text:p>14,5</text:p>
          </table:table-cell>
          <table:table-cell office:value-type="float" office:value="8.7" calcext:value-type="float">
            <text:p>8,7</text:p>
          </table:table-cell>
          <table:table-cell office:value-type="float" office:value="19" calcext:value-type="float">
            <text:p>19</text:p>
          </table:table-cell>
          <table:table-cell table:formula="of:=([.E$2]*[.E46]+[.F$2]*[.F46]+[.G$2]*[.G46]+[.H$2]*[.H46])/SUM([.E$2:.H$2])" office:value-type="float" office:value="12.1375" calcext:value-type="float">
            <text:p>12,1375</text:p>
          </table:table-cell>
          <table:table-cell table:formula="of:=IF([.I4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Sophie 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,3</text:p>
          </table:table-cell>
          <table:table-cell office:value-type="float" office:value="8" calcext:value-type="float">
            <text:p>8</text:p>
          </table:table-cell>
          <table:table-cell table:formula="of:=([.E$2]*[.E47]+[.F$2]*[.F47]+[.G$2]*[.G47]+[.H$2]*[.H47])/SUM([.E$2:.H$2])" office:value-type="float" office:value="10.3" calcext:value-type="float">
            <text:p>10,3</text:p>
          </table:table-cell>
          <table:table-cell table:formula="of:=IF([.I4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Dubos</text:p>
          </table:table-cell>
          <table:table-cell office:value-type="string" calcext:value-type="string">
            <text:p>Chantal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,5</text:p>
          </table:table-cell>
          <table:table-cell office:value-type="float" office:value="14.9" calcext:value-type="float">
            <text:p>14,9</text:p>
          </table:table-cell>
          <table:table-cell office:value-type="float" office:value="16" calcext:value-type="float">
            <text:p>16</text:p>
          </table:table-cell>
          <table:table-cell table:formula="of:=([.E$2]*[.E48]+[.F$2]*[.F48]+[.G$2]*[.G48]+[.H$2]*[.H48])/SUM([.E$2:.H$2])" office:value-type="float" office:value="12.9" calcext:value-type="float">
            <text:p>12,9</text:p>
          </table:table-cell>
          <table:table-cell table:formula="of:=IF([.I4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Dubreuil</text:p>
          </table:table-cell>
          <table:table-cell office:value-type="string" calcext:value-type="string">
            <text:p>Jocelyn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office:value-type="float" office:value="13.5" calcext:value-type="float">
            <text:p>13,5</text:p>
          </table:table-cell>
          <table:table-cell table:formula="of:=([.E$2]*[.E49]+[.F$2]*[.F49]+[.G$2]*[.G49]+[.H$2]*[.H49])/SUM([.E$2:.H$2])" office:value-type="float" office:value="10.8125" calcext:value-type="float">
            <text:p>10,8125</text:p>
          </table:table-cell>
          <table:table-cell table:formula="of:=IF([.I4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Fanny 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17.5" calcext:value-type="float">
            <text:p>17,5</text:p>
          </table:table-cell>
          <table:table-cell office:value-type="float" office:value="8.4" calcext:value-type="float">
            <text:p>8,4</text:p>
          </table:table-cell>
          <table:table-cell office:value-type="float" office:value="10.5" calcext:value-type="float">
            <text:p>10,5</text:p>
          </table:table-cell>
          <table:table-cell table:formula="of:=([.E$2]*[.E50]+[.F$2]*[.F50]+[.G$2]*[.G50]+[.H$2]*[.H50])/SUM([.E$2:.H$2])" office:value-type="float" office:value="10.9625" calcext:value-type="float">
            <text:p>10,9625</text:p>
          </table:table-cell>
          <table:table-cell table:formula="of:=IF([.I5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umoulin</text:p>
          </table:table-cell>
          <table:table-cell office:value-type="string" calcext:value-type="string">
            <text:p>Auxence </text:p>
          </table:table-cell>
          <table:table-cell/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table:formula="of:=([.E$2]*[.E51]+[.F$2]*[.F51]+[.G$2]*[.G51]+[.H$2]*[.H51])/SUM([.E$2:.H$2])" office:value-type="float" office:value="18.175" calcext:value-type="float">
            <text:p>18,175</text:p>
          </table:table-cell>
          <table:table-cell table:formula="of:=IF([.I5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upond</text:p>
          </table:table-cell>
          <table:table-cell office:value-type="string" calcext:value-type="string">
            <text:p>Albéric 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,8</text:p>
          </table:table-cell>
          <table:table-cell office:value-type="float" office:value="17" calcext:value-type="float">
            <text:p>17</text:p>
          </table:table-cell>
          <table:table-cell table:formula="of:=([.E$2]*[.E52]+[.F$2]*[.F52]+[.G$2]*[.G52]+[.H$2]*[.H52])/SUM([.E$2:.H$2])" office:value-type="float" office:value="15.7375" calcext:value-type="float">
            <text:p>15,7375</text:p>
          </table:table-cell>
          <table:table-cell table:formula="of:=IF([.I5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Auxence </text:p>
          </table:table-cell>
          <table:table-cell/>
          <table:table-cell office:value-type="float" office:value="15.5" calcext:value-type="float">
            <text:p>15,5</text:p>
          </table:table-cell>
          <table:table-cell office:value-type="float" office:value="10.5" calcext:value-type="float">
            <text:p>10,5</text:p>
          </table:table-cell>
          <table:table-cell office:value-type="float" office:value="14.4" calcext:value-type="float">
            <text:p>14,4</text:p>
          </table:table-cell>
          <table:table-cell office:value-type="float" office:value="15" calcext:value-type="float">
            <text:p>15</text:p>
          </table:table-cell>
          <table:table-cell table:formula="of:=([.E$2]*[.E53]+[.F$2]*[.F53]+[.G$2]*[.G53]+[.H$2]*[.H53])/SUM([.E$2:.H$2])" office:value-type="float" office:value="14.4" calcext:value-type="float">
            <text:p>14,4</text:p>
          </table:table-cell>
          <table:table-cell table:formula="of:=IF([.I5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Gwenael-Elia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,5</text:p>
          </table:table-cell>
          <table:table-cell office:value-type="float" office:value="19.4" calcext:value-type="float">
            <text:p>19,4</text:p>
          </table:table-cell>
          <table:table-cell office:value-type="float" office:value="9" calcext:value-type="float">
            <text:p>9</text:p>
          </table:table-cell>
          <table:table-cell table:formula="of:=([.E$2]*[.E54]+[.F$2]*[.F54]+[.G$2]*[.G54]+[.H$2]*[.H54])/SUM([.E$2:.H$2])" office:value-type="float" office:value="15.4625" calcext:value-type="float">
            <text:p>15,4625</text:p>
          </table:table-cell>
          <table:table-cell table:formula="of:=IF([.I5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Audeber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table:formula="of:=([.E$2]*[.E55]+[.F$2]*[.F55]+[.G$2]*[.G55]+[.H$2]*[.H55])/SUM([.E$2:.H$2])" office:value-type="float" office:value="18.225" calcext:value-type="float">
            <text:p>18,225</text:p>
          </table:table-cell>
          <table:table-cell table:formula="of:=IF([.I5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Sigismond-Célestine 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float" office:value="7.8" calcext:value-type="float">
            <text:p>7,8</text:p>
          </table:table-cell>
          <table:table-cell office:value-type="float" office:value="18" calcext:value-type="float">
            <text:p>18</text:p>
          </table:table-cell>
          <table:table-cell table:formula="of:=([.E$2]*[.E56]+[.F$2]*[.F56]+[.G$2]*[.G56]+[.H$2]*[.H56])/SUM([.E$2:.H$2])" office:value-type="float" office:value="11.8" calcext:value-type="float">
            <text:p>11,8</text:p>
          </table:table-cell>
          <table:table-cell table:formula="of:=IF([.I5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Mauricet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float" office:value="11.3" calcext:value-type="float">
            <text:p>11,3</text:p>
          </table:table-cell>
          <table:table-cell office:value-type="float" office:value="16.5" calcext:value-type="float">
            <text:p>16,5</text:p>
          </table:table-cell>
          <table:table-cell table:formula="of:=([.E$2]*[.E57]+[.F$2]*[.F57]+[.G$2]*[.G57]+[.H$2]*[.H57])/SUM([.E$2:.H$2])" office:value-type="float" office:value="13.3625" calcext:value-type="float">
            <text:p>13,3625</text:p>
          </table:table-cell>
          <table:table-cell table:formula="of:=IF([.I5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Ferrero</text:p>
          </table:table-cell>
          <table:table-cell office:value-type="string" calcext:value-type="string">
            <text:p>Gertrude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8.5" calcext:value-type="float">
            <text:p>18,5</text:p>
          </table:table-cell>
          <table:table-cell office:value-type="float" office:value="13.4" calcext:value-type="float">
            <text:p>13,4</text:p>
          </table:table-cell>
          <table:table-cell office:value-type="float" office:value="12.5" calcext:value-type="float">
            <text:p>12,5</text:p>
          </table:table-cell>
          <table:table-cell table:formula="of:=([.E$2]*[.E58]+[.F$2]*[.F58]+[.G$2]*[.G58]+[.H$2]*[.H58])/SUM([.E$2:.H$2])" office:value-type="float" office:value="12.4625" calcext:value-type="float">
            <text:p>12,4625</text:p>
          </table:table-cell>
          <table:table-cell table:formula="of:=IF([.I5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Filippi</text:p>
          </table:table-cell>
          <table:table-cell office:value-type="string" calcext:value-type="string">
            <text:p>Coraline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,5</text:p>
          </table:table-cell>
          <table:table-cell office:value-type="float" office:value="16.1" calcext:value-type="float">
            <text:p>16,1</text:p>
          </table:table-cell>
          <table:table-cell office:value-type="float" office:value="13.5" calcext:value-type="float">
            <text:p>13,5</text:p>
          </table:table-cell>
          <table:table-cell table:formula="of:=([.E$2]*[.E59]+[.F$2]*[.F59]+[.G$2]*[.G59]+[.H$2]*[.H59])/SUM([.E$2:.H$2])" office:value-type="float" office:value="14.4125" calcext:value-type="float">
            <text:p>14,4125</text:p>
          </table:table-cell>
          <table:table-cell table:formula="of:=IF([.I5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Foulon</text:p>
          </table:table-cell>
          <table:table-cell office:value-type="string" calcext:value-type="string">
            <text:p>Albéric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,5</text:p>
          </table:table-cell>
          <table:table-cell office:value-type="float" office:value="16.7" calcext:value-type="float">
            <text:p>16,7</text:p>
          </table:table-cell>
          <table:table-cell office:value-type="float" office:value="19.5" calcext:value-type="float">
            <text:p>19,5</text:p>
          </table:table-cell>
          <table:table-cell table:formula="of:=([.E$2]*[.E60]+[.F$2]*[.F60]+[.G$2]*[.G60]+[.H$2]*[.H60])/SUM([.E$2:.H$2])" office:value-type="float" office:value="13.8875" calcext:value-type="float">
            <text:p>13,8875</text:p>
          </table:table-cell>
          <table:table-cell table:formula="of:=IF([.I6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Fourcade</text:p>
          </table:table-cell>
          <table:table-cell office:value-type="string" calcext:value-type="string">
            <text:p>Pamela 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11.5" calcext:value-type="float">
            <text:p>11,5</text:p>
          </table:table-cell>
          <table:table-cell office:value-type="float" office:value="10.8" calcext:value-type="float">
            <text:p>10,8</text:p>
          </table:table-cell>
          <table:table-cell office:value-type="float" office:value="11.5" calcext:value-type="float">
            <text:p>11,5</text:p>
          </table:table-cell>
          <table:table-cell table:formula="of:=([.E$2]*[.E61]+[.F$2]*[.F61]+[.G$2]*[.G61]+[.H$2]*[.H61])/SUM([.E$2:.H$2])" office:value-type="float" office:value="13.4875" calcext:value-type="float">
            <text:p>13,4875</text:p>
          </table:table-cell>
          <table:table-cell table:formula="of:=IF([.I6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Garrigues</text:p>
          </table:table-cell>
          <table:table-cell office:value-type="string" calcext:value-type="string">
            <text:p>Arsinoé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,9</text:p>
          </table:table-cell>
          <table:table-cell office:value-type="float" office:value="14.5" calcext:value-type="float">
            <text:p>14,5</text:p>
          </table:table-cell>
          <table:table-cell table:formula="of:=([.E$2]*[.E62]+[.F$2]*[.F62]+[.G$2]*[.G62]+[.H$2]*[.H62])/SUM([.E$2:.H$2])" office:value-type="float" office:value="17.4" calcext:value-type="float">
            <text:p>17,4</text:p>
          </table:table-cell>
          <table:table-cell table:formula="of:=IF([.I6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Gasnier</text:p>
          </table:table-cell>
          <table:table-cell office:value-type="string" calcext:value-type="string">
            <text:p>Lætitia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3.5" calcext:value-type="float">
            <text:p>13,5</text:p>
          </table:table-cell>
          <table:table-cell office:value-type="float" office:value="11.8" calcext:value-type="float">
            <text:p>11,8</text:p>
          </table:table-cell>
          <table:table-cell office:value-type="float" office:value="16.5" calcext:value-type="float">
            <text:p>16,5</text:p>
          </table:table-cell>
          <table:table-cell table:formula="of:=([.E$2]*[.E63]+[.F$2]*[.F63]+[.G$2]*[.G63]+[.H$2]*[.H63])/SUM([.E$2:.H$2])" office:value-type="float" office:value="11.3625" calcext:value-type="float">
            <text:p>11,3625</text:p>
          </table:table-cell>
          <table:table-cell table:formula="of:=IF([.I6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Gervais</text:p>
          </table:table-cell>
          <table:table-cell office:value-type="string" calcext:value-type="string">
            <text:p>Delphine 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office:value-type="float" office:value="14" calcext:value-type="float">
            <text:p>14</text:p>
          </table:table-cell>
          <table:table-cell table:formula="of:=([.E$2]*[.E64]+[.F$2]*[.F64]+[.G$2]*[.G64]+[.H$2]*[.H64])/SUM([.E$2:.H$2])" office:value-type="float" office:value="10.65" calcext:value-type="float">
            <text:p>10,65</text:p>
          </table:table-cell>
          <table:table-cell table:formula="of:=IF([.I6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Geslin</text:p>
          </table:table-cell>
          <table:table-cell office:value-type="string" calcext:value-type="string">
            <text:p>Ysaline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,5</text:p>
          </table:table-cell>
          <table:table-cell office:value-type="float" office:value="18.1" calcext:value-type="float">
            <text:p>18,1</text:p>
          </table:table-cell>
          <table:table-cell office:value-type="float" office:value="12.5" calcext:value-type="float">
            <text:p>12,5</text:p>
          </table:table-cell>
          <table:table-cell table:formula="of:=([.E$2]*[.E65]+[.F$2]*[.F65]+[.G$2]*[.G65]+[.H$2]*[.H65])/SUM([.E$2:.H$2])" office:value-type="float" office:value="15.0375" calcext:value-type="float">
            <text:p>15,0375</text:p>
          </table:table-cell>
          <table:table-cell table:formula="of:=IF([.I6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Gharbi</text:p>
          </table:table-cell>
          <table:table-cell office:value-type="string" calcext:value-type="string">
            <text:p>Aristide 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10.5" calcext:value-type="float">
            <text:p>10,5</text:p>
          </table:table-cell>
          <table:table-cell office:value-type="float" office:value="9.2" calcext:value-type="float">
            <text:p>9,2</text:p>
          </table:table-cell>
          <table:table-cell office:value-type="float" office:value="11" calcext:value-type="float">
            <text:p>11</text:p>
          </table:table-cell>
          <table:table-cell table:formula="of:=([.E$2]*[.E66]+[.F$2]*[.F66]+[.G$2]*[.G66]+[.H$2]*[.H66])/SUM([.E$2:.H$2])" office:value-type="float" office:value="13.45" calcext:value-type="float">
            <text:p>13,45</text:p>
          </table:table-cell>
          <table:table-cell table:formula="of:=IF([.I6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Gillet</text:p>
          </table:table-cell>
          <table:table-cell office:value-type="string" calcext:value-type="string">
            <text:p>Agilbert 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8.5" calcext:value-type="float">
            <text:p>8,5</text:p>
          </table:table-cell>
          <table:table-cell office:value-type="float" office:value="15.5" calcext:value-type="float">
            <text:p>15,5</text:p>
          </table:table-cell>
          <table:table-cell table:formula="of:=([.E$2]*[.E67]+[.F$2]*[.F67]+[.G$2]*[.G67]+[.H$2]*[.H67])/SUM([.E$2:.H$2])" office:value-type="float" office:value="12.625" calcext:value-type="float">
            <text:p>12,625</text:p>
          </table:table-cell>
          <table:table-cell table:formula="of:=IF([.I6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Jules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.3" calcext:value-type="float">
            <text:p>19,3</text:p>
          </table:table-cell>
          <table:table-cell office:value-type="float" office:value="20" calcext:value-type="float">
            <text:p>20</text:p>
          </table:table-cell>
          <table:table-cell table:formula="of:=([.E$2]*[.E68]+[.F$2]*[.F68]+[.G$2]*[.G68]+[.H$2]*[.H68])/SUM([.E$2:.H$2])" office:value-type="float" office:value="15.9875" calcext:value-type="float">
            <text:p>15,9875</text:p>
          </table:table-cell>
          <table:table-cell table:formula="of:=IF([.I6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ontran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,9</text:p>
          </table:table-cell>
          <table:table-cell office:value-type="float" office:value="16.5" calcext:value-type="float">
            <text:p>16,5</text:p>
          </table:table-cell>
          <table:table-cell table:formula="of:=([.E$2]*[.E69]+[.F$2]*[.F69]+[.G$2]*[.G69]+[.H$2]*[.H69])/SUM([.E$2:.H$2])" office:value-type="float" office:value="14.7125" calcext:value-type="float">
            <text:p>14,7125</text:p>
          </table:table-cell>
          <table:table-cell table:formula="of:=IF([.I6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Julie 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,5</text:p>
          </table:table-cell>
          <table:table-cell table:formula="of:=([.E$2]*[.E70]+[.F$2]*[.F70]+[.G$2]*[.G70]+[.H$2]*[.H70])/SUM([.E$2:.H$2])" office:value-type="float" office:value="13.875" calcext:value-type="float">
            <text:p>13,875</text:p>
          </table:table-cell>
          <table:table-cell table:formula="of:=IF([.I7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Hassani</text:p>
          </table:table-cell>
          <table:table-cell office:value-type="string" calcext:value-type="string">
            <text:p>Aud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3.5" calcext:value-type="float">
            <text:p>13,5</text:p>
          </table:table-cell>
          <table:table-cell table:formula="of:=([.E$2]*[.E71]+[.F$2]*[.F71]+[.G$2]*[.G71]+[.H$2]*[.H71])/SUM([.E$2:.H$2])" office:value-type="float" office:value="9.325" calcext:value-type="float">
            <text:p>9,325</text:p>
          </table:table-cell>
          <table:table-cell table:formula="of:=IF([.I71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gapet-Ysaline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9.5" calcext:value-type="float">
            <text:p>9,5</text:p>
          </table:table-cell>
          <table:table-cell table:formula="of:=([.E$2]*[.E72]+[.F$2]*[.F72]+[.G$2]*[.G72]+[.H$2]*[.H72])/SUM([.E$2:.H$2])" office:value-type="float" office:value="10.6125" calcext:value-type="float">
            <text:p>10,6125</text:p>
          </table:table-cell>
          <table:table-cell table:formula="of:=IF([.I7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Jacq</text:p>
          </table:table-cell>
          <table:table-cell office:value-type="string" calcext:value-type="string">
            <text:p>Aristion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5" calcext:value-type="float">
            <text:p>15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table:formula="of:=([.E$2]*[.E73]+[.F$2]*[.F73]+[.G$2]*[.G73]+[.H$2]*[.H73])/SUM([.E$2:.H$2])" office:value-type="float" office:value="17.2" calcext:value-type="float">
            <text:p>17,2</text:p>
          </table:table-cell>
          <table:table-cell table:formula="of:=IF([.I7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Antheaum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12.7" calcext:value-type="float">
            <text:p>12,7</text:p>
          </table:table-cell>
          <table:table-cell office:value-type="float" office:value="16.5" calcext:value-type="float">
            <text:p>16,5</text:p>
          </table:table-cell>
          <table:table-cell table:formula="of:=([.E$2]*[.E74]+[.F$2]*[.F74]+[.G$2]*[.G74]+[.H$2]*[.H74])/SUM([.E$2:.H$2])" office:value-type="float" office:value="11.8875" calcext:value-type="float">
            <text:p>11,8875</text:p>
          </table:table-cell>
          <table:table-cell table:formula="of:=IF([.I7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Jeannin</text:p>
          </table:table-cell>
          <table:table-cell office:value-type="string" calcext:value-type="string">
            <text:p>Serge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,5</text:p>
          </table:table-cell>
          <table:table-cell office:value-type="float" office:value="19.8" calcext:value-type="float">
            <text:p>19,8</text:p>
          </table:table-cell>
          <table:table-cell office:value-type="float" office:value="8.5" calcext:value-type="float">
            <text:p>8,5</text:p>
          </table:table-cell>
          <table:table-cell table:formula="of:=([.E$2]*[.E75]+[.F$2]*[.F75]+[.G$2]*[.G75]+[.H$2]*[.H75])/SUM([.E$2:.H$2])" office:value-type="float" office:value="12.925" calcext:value-type="float">
            <text:p>12,925</text:p>
          </table:table-cell>
          <table:table-cell table:formula="of:=IF([.I7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Kazatsky</text:p>
          </table:table-cell>
          <table:table-cell office:value-type="string" calcext:value-type="string">
            <text:p>Armandine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 office:value-type="float" office:value="16.9" calcext:value-type="float">
            <text:p>16,9</text:p>
          </table:table-cell>
          <table:table-cell office:value-type="float" office:value="14" calcext:value-type="float">
            <text:p>14</text:p>
          </table:table-cell>
          <table:table-cell table:formula="of:=([.E$2]*[.E76]+[.F$2]*[.F76]+[.G$2]*[.G76]+[.H$2]*[.H76])/SUM([.E$2:.H$2])" office:value-type="float" office:value="13.8375" calcext:value-type="float">
            <text:p>13,8375</text:p>
          </table:table-cell>
          <table:table-cell table:formula="of:=IF([.I7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Kuhn</text:p>
          </table:table-cell>
          <table:table-cell office:value-type="string" calcext:value-type="string">
            <text:p>Élise-Romain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float" office:value="15.4" calcext:value-type="float">
            <text:p>15,4</text:p>
          </table:table-cell>
          <table:table-cell office:value-type="float" office:value="11.5" calcext:value-type="float">
            <text:p>11,5</text:p>
          </table:table-cell>
          <table:table-cell table:formula="of:=([.E$2]*[.E77]+[.F$2]*[.F77]+[.G$2]*[.G77]+[.H$2]*[.H77])/SUM([.E$2:.H$2])" office:value-type="float" office:value="14.9" calcext:value-type="float">
            <text:p>14,9</text:p>
          </table:table-cell>
          <table:table-cell table:formula="of:=IF([.I7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Labarre</text:p>
          </table:table-cell>
          <table:table-cell office:value-type="string" calcext:value-type="string">
            <text:p>Althée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,7</text:p>
          </table:table-cell>
          <table:table-cell office:value-type="float" office:value="9" calcext:value-type="float">
            <text:p>9</text:p>
          </table:table-cell>
          <table:table-cell table:formula="of:=([.E$2]*[.E78]+[.F$2]*[.F78]+[.G$2]*[.G78]+[.H$2]*[.H78])/SUM([.E$2:.H$2])" office:value-type="float" office:value="13.3875" calcext:value-type="float">
            <text:p>13,3875</text:p>
          </table:table-cell>
          <table:table-cell table:formula="of:=IF([.I7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allement</text:p>
          </table:table-cell>
          <table:table-cell office:value-type="string" calcext:value-type="string">
            <text:p>Danièle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([.E$2]*[.E79]+[.F$2]*[.F79]+[.G$2]*[.G79]+[.H$2]*[.H79])/SUM([.E$2:.H$2])" office:value-type="float" office:value="14.4375" calcext:value-type="float">
            <text:p>14,4375</text:p>
          </table:table-cell>
          <table:table-cell table:formula="of:=IF([.I7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aroche</text:p>
          </table:table-cell>
          <table:table-cell office:value-type="string" calcext:value-type="string">
            <text:p>Gautier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.5" calcext:value-type="float">
            <text:p>16,5</text:p>
          </table:table-cell>
          <table:table-cell office:value-type="float" office:value="18.5" calcext:value-type="float">
            <text:p>18,5</text:p>
          </table:table-cell>
          <table:table-cell table:formula="of:=([.E$2]*[.E80]+[.F$2]*[.F80]+[.G$2]*[.G80]+[.H$2]*[.H80])/SUM([.E$2:.H$2])" office:value-type="float" office:value="14.625" calcext:value-type="float">
            <text:p>14,625</text:p>
          </table:table-cell>
          <table:table-cell table:formula="of:=IF([.I8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Jacinthe 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15.1" calcext:value-type="float">
            <text:p>15,1</text:p>
          </table:table-cell>
          <table:table-cell office:value-type="float" office:value="11.5" calcext:value-type="float">
            <text:p>11,5</text:p>
          </table:table-cell>
          <table:table-cell table:formula="of:=([.E$2]*[.E81]+[.F$2]*[.F81]+[.G$2]*[.G81]+[.H$2]*[.H81])/SUM([.E$2:.H$2])" office:value-type="float" office:value="13.0375" calcext:value-type="float">
            <text:p>13,0375</text:p>
          </table:table-cell>
          <table:table-cell table:formula="of:=IF([.I8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Clémence 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12.5" calcext:value-type="float">
            <text:p>12,5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formula="of:=([.E$2]*[.E82]+[.F$2]*[.F82]+[.G$2]*[.G82]+[.H$2]*[.H82])/SUM([.E$2:.H$2])" office:value-type="float" office:value="14.6" calcext:value-type="float">
            <text:p>14,6</text:p>
          </table:table-cell>
          <table:table-cell table:formula="of:=IF([.I8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efort</text:p>
          </table:table-cell>
          <table:table-cell office:value-type="string" calcext:value-type="string">
            <text:p>Hippolyte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float" office:value="15.2" calcext:value-type="float">
            <text:p>15,2</text:p>
          </table:table-cell>
          <table:table-cell office:value-type="float" office:value="18.5" calcext:value-type="float">
            <text:p>18,5</text:p>
          </table:table-cell>
          <table:table-cell table:formula="of:=([.E$2]*[.E83]+[.F$2]*[.F83]+[.G$2]*[.G83]+[.H$2]*[.H83])/SUM([.E$2:.H$2])" office:value-type="float" office:value="14.3875" calcext:value-type="float">
            <text:p>14,3875</text:p>
          </table:table-cell>
          <table:table-cell table:formula="of:=IF([.I8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Adriana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15.5" calcext:value-type="float">
            <text:p>15,5</text:p>
          </table:table-cell>
          <table:table-cell table:formula="of:=([.E$2]*[.E84]+[.F$2]*[.F84]+[.G$2]*[.G84]+[.H$2]*[.H84])/SUM([.E$2:.H$2])" office:value-type="float" office:value="12.7375" calcext:value-type="float">
            <text:p>12,7375</text:p>
          </table:table-cell>
          <table:table-cell table:formula="of:=IF([.I8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Eloi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,9</text:p>
          </table:table-cell>
          <table:table-cell office:value-type="float" office:value="18" calcext:value-type="float">
            <text:p>18</text:p>
          </table:table-cell>
          <table:table-cell table:formula="of:=([.E$2]*[.E85]+[.F$2]*[.F85]+[.G$2]*[.G85]+[.H$2]*[.H85])/SUM([.E$2:.H$2])" office:value-type="float" office:value="15.3375" calcext:value-type="float">
            <text:p>15,3375</text:p>
          </table:table-cell>
          <table:table-cell table:formula="of:=IF([.I8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Alcyone-Aurélia </text:p>
          </table:table-cell>
          <table:table-cell/>
          <table:table-cell office:value-type="float" office:value="15.5" calcext:value-type="float">
            <text:p>15,5</text:p>
          </table:table-cell>
          <table:table-cell office:value-type="float" office:value="11.5" calcext:value-type="float">
            <text:p>11,5</text:p>
          </table:table-cell>
          <table:table-cell office:value-type="float" office:value="11.6" calcext:value-type="float">
            <text:p>11,6</text:p>
          </table:table-cell>
          <table:table-cell office:value-type="float" office:value="11.5" calcext:value-type="float">
            <text:p>11,5</text:p>
          </table:table-cell>
          <table:table-cell table:formula="of:=([.E$2]*[.E86]+[.F$2]*[.F86]+[.G$2]*[.G86]+[.H$2]*[.H86])/SUM([.E$2:.H$2])" office:value-type="float" office:value="13.0375" calcext:value-type="float">
            <text:p>13,0375</text:p>
          </table:table-cell>
          <table:table-cell table:formula="of:=IF([.I8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Lelievre</text:p>
          </table:table-cell>
          <table:table-cell office:value-type="string" calcext:value-type="string">
            <text:p>Mireille </text:p>
          </table:table-cell>
          <table:table-cell/>
          <table:table-cell table:number-columns-repeated="2" office:value-type="float" office:value="14.5" calcext:value-type="float">
            <text:p>14,5</text:p>
          </table:table-cell>
          <table:table-cell office:value-type="float" office:value="15.6" calcext:value-type="float">
            <text:p>15,6</text:p>
          </table:table-cell>
          <table:table-cell office:value-type="float" office:value="13" calcext:value-type="float">
            <text:p>13</text:p>
          </table:table-cell>
          <table:table-cell table:formula="of:=([.E$2]*[.E87]+[.F$2]*[.F87]+[.G$2]*[.G87]+[.H$2]*[.H87])/SUM([.E$2:.H$2])" office:value-type="float" office:value="14.725" calcext:value-type="float">
            <text:p>14,725</text:p>
          </table:table-cell>
          <table:table-cell table:formula="of:=IF([.I8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Lelong</text:p>
          </table:table-cell>
          <table:table-cell office:value-type="string" calcext:value-type="string">
            <text:p>Cassandr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.5" calcext:value-type="float">
            <text:p>16,5</text:p>
          </table:table-cell>
          <table:table-cell office:value-type="float" office:value="16.8" calcext:value-type="float">
            <text:p>16,8</text:p>
          </table:table-cell>
          <table:table-cell office:value-type="float" office:value="11.5" calcext:value-type="float">
            <text:p>11,5</text:p>
          </table:table-cell>
          <table:table-cell table:formula="of:=([.E$2]*[.E88]+[.F$2]*[.F88]+[.G$2]*[.G88]+[.H$2]*[.H88])/SUM([.E$2:.H$2])" office:value-type="float" office:value="16.925" calcext:value-type="float">
            <text:p>16,925</text:p>
          </table:table-cell>
          <table:table-cell table:formula="of:=IF([.I8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emoine</text:p>
          </table:table-cell>
          <table:table-cell office:value-type="string" calcext:value-type="string">
            <text:p>Christian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5.7" calcext:value-type="float">
            <text:p>15,7</text:p>
          </table:table-cell>
          <table:table-cell office:value-type="float" office:value="17.5" calcext:value-type="float">
            <text:p>17,5</text:p>
          </table:table-cell>
          <table:table-cell table:formula="of:=([.E$2]*[.E89]+[.F$2]*[.F89]+[.G$2]*[.G89]+[.H$2]*[.H89])/SUM([.E$2:.H$2])" office:value-type="float" office:value="16.8875" calcext:value-type="float">
            <text:p>16,8875</text:p>
          </table:table-cell>
          <table:table-cell table:formula="of:=IF([.I8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Lenormand</text:p>
          </table:table-cell>
          <table:table-cell office:value-type="string" calcext:value-type="string">
            <text:p>Chloé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,5</text:p>
          </table:table-cell>
          <table:table-cell office:value-type="float" office:value="15.5" calcext:value-type="float">
            <text:p>15,5</text:p>
          </table:table-cell>
          <table:table-cell table:formula="of:=([.E$2]*[.E90]+[.F$2]*[.F90]+[.G$2]*[.G90]+[.H$2]*[.H90])/SUM([.E$2:.H$2])" office:value-type="float" office:value="11.125" calcext:value-type="float">
            <text:p>11,125</text:p>
          </table:table-cell>
          <table:table-cell table:formula="of:=IF([.I9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Lucille-Martine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,6</text:p>
          </table:table-cell>
          <table:table-cell office:value-type="float" office:value="13" calcext:value-type="float">
            <text:p>13</text:p>
          </table:table-cell>
          <table:table-cell table:formula="of:=([.E$2]*[.E91]+[.F$2]*[.F91]+[.G$2]*[.G91]+[.H$2]*[.H91])/SUM([.E$2:.H$2])" office:value-type="float" office:value="11.6" calcext:value-type="float">
            <text:p>11,6</text:p>
          </table:table-cell>
          <table:table-cell table:formula="of:=IF([.I9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sage</text:p>
          </table:table-cell>
          <table:table-cell office:value-type="string" calcext:value-type="string">
            <text:p>Martine-Yvette 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8.5" calcext:value-type="float">
            <text:p>8,5</text:p>
          </table:table-cell>
          <table:table-cell office:value-type="float" office:value="15.1" calcext:value-type="float">
            <text:p>15,1</text:p>
          </table:table-cell>
          <table:table-cell office:value-type="float" office:value="12" calcext:value-type="float">
            <text:p>12</text:p>
          </table:table-cell>
          <table:table-cell table:formula="of:=([.E$2]*[.E92]+[.F$2]*[.F92]+[.G$2]*[.G92]+[.H$2]*[.H92])/SUM([.E$2:.H$2])" office:value-type="float" office:value="12.9125" calcext:value-type="float">
            <text:p>12,9125</text:p>
          </table:table-cell>
          <table:table-cell table:formula="of:=IF([.I9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Lesage</text:p>
          </table:table-cell>
          <table:table-cell office:value-type="string" calcext:value-type="string">
            <text:p>Nicol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office:value-type="float" office:value="10.4" calcext:value-type="float">
            <text:p>10,4</text:p>
          </table:table-cell>
          <table:table-cell office:value-type="float" office:value="14.5" calcext:value-type="float">
            <text:p>14,5</text:p>
          </table:table-cell>
          <table:table-cell table:formula="of:=([.E$2]*[.E93]+[.F$2]*[.F93]+[.G$2]*[.G93]+[.H$2]*[.H93])/SUM([.E$2:.H$2])" office:value-type="float" office:value="11.15" calcext:value-type="float">
            <text:p>11,15</text:p>
          </table:table-cell>
          <table:table-cell table:formula="of:=IF([.I9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Loison</text:p>
          </table:table-cell>
          <table:table-cell office:value-type="string" calcext:value-type="string">
            <text:p>Naudet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2.5" calcext:value-type="float">
            <text:p>12,5</text:p>
          </table:table-cell>
          <table:table-cell office:value-type="float" office:value="12.8" calcext:value-type="float">
            <text:p>12,8</text:p>
          </table:table-cell>
          <table:table-cell office:value-type="float" office:value="8.5" calcext:value-type="float">
            <text:p>8,5</text:p>
          </table:table-cell>
          <table:table-cell table:formula="of:=([.E$2]*[.E94]+[.F$2]*[.F94]+[.G$2]*[.G94]+[.H$2]*[.H94])/SUM([.E$2:.H$2])" office:value-type="float" office:value="10.9875" calcext:value-type="float">
            <text:p>10,9875</text:p>
          </table:table-cell>
          <table:table-cell table:formula="of:=IF([.I9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Lombardo</text:p>
          </table:table-cell>
          <table:table-cell office:value-type="string" calcext:value-type="string">
            <text:p>Célestin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E$2]*[.E95]+[.F$2]*[.F95]+[.G$2]*[.G95]+[.H$2]*[.H95])/SUM([.E$2:.H$2])" office:value-type="float" office:value="16.4375" calcext:value-type="float">
            <text:p>16,4375</text:p>
          </table:table-cell>
          <table:table-cell table:formula="of:=IF([.I9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bsalon-Patrice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,8</text:p>
          </table:table-cell>
          <table:table-cell office:value-type="float" office:value="14" calcext:value-type="float">
            <text:p>14</text:p>
          </table:table-cell>
          <table:table-cell table:formula="of:=([.E$2]*[.E96]+[.F$2]*[.F96]+[.G$2]*[.G96]+[.H$2]*[.H96])/SUM([.E$2:.H$2])" office:value-type="float" office:value="12.8625" calcext:value-type="float">
            <text:p>12,8625</text:p>
          </table:table-cell>
          <table:table-cell table:formula="of:=IF([.I9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Nathan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,8</text:p>
          </table:table-cell>
          <table:table-cell office:value-type="float" office:value="18.5" calcext:value-type="float">
            <text:p>18,5</text:p>
          </table:table-cell>
          <table:table-cell table:formula="of:=([.E$2]*[.E97]+[.F$2]*[.F97]+[.G$2]*[.G97]+[.H$2]*[.H97])/SUM([.E$2:.H$2])" office:value-type="float" office:value="16.7375" calcext:value-type="float">
            <text:p>16,7375</text:p>
          </table:table-cell>
          <table:table-cell table:formula="of:=IF([.I9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Titien 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15" calcext:value-type="float">
            <text:p>15</text:p>
          </table:table-cell>
          <table:table-cell office:value-type="float" office:value="11.7" calcext:value-type="float">
            <text:p>11,7</text:p>
          </table:table-cell>
          <table:table-cell office:value-type="float" office:value="14.5" calcext:value-type="float">
            <text:p>14,5</text:p>
          </table:table-cell>
          <table:table-cell table:formula="of:=([.E$2]*[.E98]+[.F$2]*[.F98]+[.G$2]*[.G98]+[.H$2]*[.H98])/SUM([.E$2:.H$2])" office:value-type="float" office:value="13.5125" calcext:value-type="float">
            <text:p>13,5125</text:p>
          </table:table-cell>
          <table:table-cell table:formula="of:=IF([.I9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Honoré-Mathis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1.5" calcext:value-type="float">
            <text:p>11,5</text:p>
          </table:table-cell>
          <table:table-cell office:value-type="float" office:value="9.8" calcext:value-type="float">
            <text:p>9,8</text:p>
          </table:table-cell>
          <table:table-cell office:value-type="float" office:value="9.5" calcext:value-type="float">
            <text:p>9,5</text:p>
          </table:table-cell>
          <table:table-cell table:formula="of:=([.E$2]*[.E99]+[.F$2]*[.F99]+[.G$2]*[.G99]+[.H$2]*[.H99])/SUM([.E$2:.H$2])" office:value-type="float" office:value="10.2375" calcext:value-type="float">
            <text:p>10,2375</text:p>
          </table:table-cell>
          <table:table-cell table:formula="of:=IF([.I9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Mariani</text:p>
          </table:table-cell>
          <table:table-cell office:value-type="string" calcext:value-type="string">
            <text:p>Aurèle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,8</text:p>
          </table:table-cell>
          <table:table-cell office:value-type="float" office:value="7.5" calcext:value-type="float">
            <text:p>7,5</text:p>
          </table:table-cell>
          <table:table-cell table:formula="of:=([.E$2]*[.E100]+[.F$2]*[.F100]+[.G$2]*[.G100]+[.H$2]*[.H100])/SUM([.E$2:.H$2])" office:value-type="float" office:value="9.175" calcext:value-type="float">
            <text:p>9,175</text:p>
          </table:table-cell>
          <table:table-cell table:formula="of:=IF([.I100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Mathe</text:p>
          </table:table-cell>
          <table:table-cell office:value-type="string" calcext:value-type="string">
            <text:p>Quentin-Magali </text:p>
          </table:table-cell>
          <table:table-cell/>
          <table:table-cell office:value-type="float" office:value="16.5" calcext:value-type="float">
            <text:p>16,5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,5</text:p>
          </table:table-cell>
          <table:table-cell office:value-type="float" office:value="20" calcext:value-type="float">
            <text:p>20</text:p>
          </table:table-cell>
          <table:table-cell table:formula="of:=([.E$2]*[.E101]+[.F$2]*[.F101]+[.G$2]*[.G101]+[.H$2]*[.H101])/SUM([.E$2:.H$2])" office:value-type="float" office:value="16" calcext:value-type="float">
            <text:p>16</text:p>
          </table:table-cell>
          <table:table-cell table:formula="of:=IF([.I10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Agrippine </text:p>
          </table:table-cell>
          <table:table-cell/>
          <table:table-cell office:value-type="float" office:value="16.5" calcext:value-type="float">
            <text:p>16,5</text:p>
          </table:table-cell>
          <table:table-cell office:value-type="float" office:value="19.5" calcext:value-type="float">
            <text:p>19,5</text:p>
          </table:table-cell>
          <table:table-cell office:value-type="float" office:value="17.1" calcext:value-type="float">
            <text:p>17,1</text:p>
          </table:table-cell>
          <table:table-cell office:value-type="float" office:value="15.5" calcext:value-type="float">
            <text:p>15,5</text:p>
          </table:table-cell>
          <table:table-cell table:formula="of:=([.E$2]*[.E102]+[.F$2]*[.F102]+[.G$2]*[.G102]+[.H$2]*[.H102])/SUM([.E$2:.H$2])" office:value-type="float" office:value="16.975" calcext:value-type="float">
            <text:p>16,975</text:p>
          </table:table-cell>
          <table:table-cell table:formula="of:=IF([.I10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Michaux</text:p>
          </table:table-cell>
          <table:table-cell office:value-type="string" calcext:value-type="string">
            <text:p>Thomas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,5</text:p>
          </table:table-cell>
          <table:table-cell office:value-type="float" office:value="8.1" calcext:value-type="float">
            <text:p>8,1</text:p>
          </table:table-cell>
          <table:table-cell office:value-type="float" office:value="12.5" calcext:value-type="float">
            <text:p>12,5</text:p>
          </table:table-cell>
          <table:table-cell table:formula="of:=([.E$2]*[.E103]+[.F$2]*[.F103]+[.G$2]*[.G103]+[.H$2]*[.H103])/SUM([.E$2:.H$2])" office:value-type="float" office:value="10.9125" calcext:value-type="float">
            <text:p>10,9125</text:p>
          </table:table-cell>
          <table:table-cell table:formula="of:=IF([.I10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Simon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,5</text:p>
          </table:table-cell>
          <table:table-cell office:value-type="float" office:value="19.4" calcext:value-type="float">
            <text:p>19,4</text:p>
          </table:table-cell>
          <table:table-cell office:value-type="float" office:value="18.5" calcext:value-type="float">
            <text:p>18,5</text:p>
          </table:table-cell>
          <table:table-cell table:formula="of:=([.E$2]*[.E104]+[.F$2]*[.F104]+[.G$2]*[.G104]+[.H$2]*[.H104])/SUM([.E$2:.H$2])" office:value-type="float" office:value="15.525" calcext:value-type="float">
            <text:p>15,525</text:p>
          </table:table-cell>
          <table:table-cell table:formula="of:=IF([.I10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lémentine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8.5" calcext:value-type="float">
            <text:p>18,5</text:p>
          </table:table-cell>
          <table:table-cell office:value-type="float" office:value="16.3" calcext:value-type="float">
            <text:p>16,3</text:p>
          </table:table-cell>
          <table:table-cell office:value-type="float" office:value="12" calcext:value-type="float">
            <text:p>12</text:p>
          </table:table-cell>
          <table:table-cell table:formula="of:=([.E$2]*[.E105]+[.F$2]*[.F105]+[.G$2]*[.G105]+[.H$2]*[.H105])/SUM([.E$2:.H$2])" office:value-type="float" office:value="13.4875" calcext:value-type="float">
            <text:p>13,4875</text:p>
          </table:table-cell>
          <table:table-cell table:formula="of:=IF([.I10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Mortier</text:p>
          </table:table-cell>
          <table:table-cell office:value-type="string" calcext:value-type="string">
            <text:p>Cosette </text:p>
          </table:table-cell>
          <table:table-cell/>
          <table:table-cell table:number-columns-repeated="2"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18" calcext:value-type="float">
            <text:p>18</text:p>
          </table:table-cell>
          <table:table-cell table:formula="of:=([.E$2]*[.E106]+[.F$2]*[.F106]+[.G$2]*[.G106]+[.H$2]*[.H106])/SUM([.E$2:.H$2])" office:value-type="float" office:value="13.8375" calcext:value-type="float">
            <text:p>13,8375</text:p>
          </table:table-cell>
          <table:table-cell table:formula="of:=IF([.I10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Mouret</text:p>
          </table:table-cell>
          <table:table-cell office:value-type="string" calcext:value-type="string">
            <text:p>Christiane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table:formula="of:=([.E$2]*[.E107]+[.F$2]*[.F107]+[.G$2]*[.G107]+[.H$2]*[.H107])/SUM([.E$2:.H$2])" office:value-type="float" office:value="10.125" calcext:value-type="float">
            <text:p>10,125</text:p>
          </table:table-cell>
          <table:table-cell table:formula="of:=IF([.I10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ancrède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11" calcext:value-type="float">
            <text:p>11</text:p>
          </table:table-cell>
          <table:table-cell table:formula="of:=([.E$2]*[.E108]+[.F$2]*[.F108]+[.G$2]*[.G108]+[.H$2]*[.H108])/SUM([.E$2:.H$2])" office:value-type="float" office:value="13.325" calcext:value-type="float">
            <text:p>13,325</text:p>
          </table:table-cell>
          <table:table-cell table:formula="of:=IF([.I10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Mulot</text:p>
          </table:table-cell>
          <table:table-cell office:value-type="string" calcext:value-type="string">
            <text:p>Bernard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.5" calcext:value-type="float">
            <text:p>13,5</text:p>
          </table:table-cell>
          <table:table-cell table:formula="of:=([.E$2]*[.E109]+[.F$2]*[.F109]+[.G$2]*[.G109]+[.H$2]*[.H109])/SUM([.E$2:.H$2])" office:value-type="float" office:value="15.5" calcext:value-type="float">
            <text:p>15,5</text:p>
          </table:table-cell>
          <table:table-cell table:formula="of:=IF([.I10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Colin 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office:value-type="float" office:value="8.3" calcext:value-type="float">
            <text:p>8,3</text:p>
          </table:table-cell>
          <table:table-cell office:value-type="float" office:value="10.5" calcext:value-type="float">
            <text:p>10,5</text:p>
          </table:table-cell>
          <table:table-cell table:formula="of:=([.E$2]*[.E110]+[.F$2]*[.F110]+[.G$2]*[.G110]+[.H$2]*[.H110])/SUM([.E$2:.H$2])" office:value-type="float" office:value="8.3" calcext:value-type="float">
            <text:p>8,3</text:p>
          </table:table-cell>
          <table:table-cell table:formula="of:=IF([.I110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Iris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([.E$2]*[.E111]+[.F$2]*[.F111]+[.G$2]*[.G111]+[.H$2]*[.H111])/SUM([.E$2:.H$2])" office:value-type="float" office:value="9.875" calcext:value-type="float">
            <text:p>9,875</text:p>
          </table:table-cell>
          <table:table-cell table:formula="of:=IF([.I111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Amélie 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11.5" calcext:value-type="float">
            <text:p>11,5</text:p>
          </table:table-cell>
          <table:table-cell office:value-type="float" office:value="18.1" calcext:value-type="float">
            <text:p>18,1</text:p>
          </table:table-cell>
          <table:table-cell office:value-type="float" office:value="13" calcext:value-type="float">
            <text:p>13</text:p>
          </table:table-cell>
          <table:table-cell table:formula="of:=([.E$2]*[.E112]+[.F$2]*[.F112]+[.G$2]*[.G112]+[.H$2]*[.H112])/SUM([.E$2:.H$2])" office:value-type="float" office:value="15.2875" calcext:value-type="float">
            <text:p>15,2875</text:p>
          </table:table-cell>
          <table:table-cell table:formula="of:=IF([.I11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Pannetier</text:p>
          </table:table-cell>
          <table:table-cell office:value-type="string" calcext:value-type="string">
            <text:p>Geoffroy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.9" calcext:value-type="float">
            <text:p>16,9</text:p>
          </table:table-cell>
          <table:table-cell office:value-type="float" office:value="16.5" calcext:value-type="float">
            <text:p>16,5</text:p>
          </table:table-cell>
          <table:table-cell table:formula="of:=([.E$2]*[.E113]+[.F$2]*[.F113]+[.G$2]*[.G113]+[.H$2]*[.H113])/SUM([.E$2:.H$2])" office:value-type="float" office:value="15.4" calcext:value-type="float">
            <text:p>15,4</text:p>
          </table:table-cell>
          <table:table-cell table:formula="of:=IF([.I11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Mahaut 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table:formula="of:=([.E$2]*[.E114]+[.F$2]*[.F114]+[.G$2]*[.G114]+[.H$2]*[.H114])/SUM([.E$2:.H$2])" office:value-type="float" office:value="14.6375" calcext:value-type="float">
            <text:p>14,6375</text:p>
          </table:table-cell>
          <table:table-cell table:formula="of:=IF([.I11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Pamela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,6</text:p>
          </table:table-cell>
          <table:table-cell office:value-type="float" office:value="8.5" calcext:value-type="float">
            <text:p>8,5</text:p>
          </table:table-cell>
          <table:table-cell table:formula="of:=([.E$2]*[.E115]+[.F$2]*[.F115]+[.G$2]*[.G115]+[.H$2]*[.H115])/SUM([.E$2:.H$2])" office:value-type="float" office:value="10.6625" calcext:value-type="float">
            <text:p>10,6625</text:p>
          </table:table-cell>
          <table:table-cell table:formula="of:=IF([.I11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Pauly</text:p>
          </table:table-cell>
          <table:table-cell office:value-type="string" calcext:value-type="string">
            <text:p>Célia-Aurore 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7.5" calcext:value-type="float">
            <text:p>7,5</text:p>
          </table:table-cell>
          <table:table-cell office:value-type="float" office:value="10.1" calcext:value-type="float">
            <text:p>10,1</text:p>
          </table:table-cell>
          <table:table-cell office:value-type="float" office:value="14" calcext:value-type="float">
            <text:p>14</text:p>
          </table:table-cell>
          <table:table-cell table:formula="of:=([.E$2]*[.E116]+[.F$2]*[.F116]+[.G$2]*[.G116]+[.H$2]*[.H116])/SUM([.E$2:.H$2])" office:value-type="float" office:value="11.9125" calcext:value-type="float">
            <text:p>11,9125</text:p>
          </table:table-cell>
          <table:table-cell table:formula="of:=IF([.I11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Pernin</text:p>
          </table:table-cell>
          <table:table-cell office:value-type="string" calcext:value-type="string">
            <text:p>Guillaume-Georges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.2" calcext:value-type="float">
            <text:p>19,2</text:p>
          </table:table-cell>
          <table:table-cell office:value-type="float" office:value="17" calcext:value-type="float">
            <text:p>17</text:p>
          </table:table-cell>
          <table:table-cell table:formula="of:=([.E$2]*[.E117]+[.F$2]*[.F117]+[.G$2]*[.G117]+[.H$2]*[.H117])/SUM([.E$2:.H$2])" office:value-type="float" office:value="18.2" calcext:value-type="float">
            <text:p>18,2</text:p>
          </table:table-cell>
          <table:table-cell table:formula="of:=IF([.I11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ngeline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.5" calcext:value-type="float">
            <text:p>14,5</text:p>
          </table:table-cell>
          <table:table-cell office:value-type="float" office:value="19.5" calcext:value-type="float">
            <text:p>19,5</text:p>
          </table:table-cell>
          <table:table-cell office:value-type="float" office:value="16" calcext:value-type="float">
            <text:p>16</text:p>
          </table:table-cell>
          <table:table-cell table:formula="of:=([.E$2]*[.E118]+[.F$2]*[.F118]+[.G$2]*[.G118]+[.H$2]*[.H118])/SUM([.E$2:.H$2])" office:value-type="float" office:value="14.5" calcext:value-type="float">
            <text:p>14,5</text:p>
          </table:table-cell>
          <table:table-cell table:formula="of:=IF([.I11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Francia 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,8</text:p>
          </table:table-cell>
          <table:table-cell office:value-type="float" office:value="9.5" calcext:value-type="float">
            <text:p>9,5</text:p>
          </table:table-cell>
          <table:table-cell table:formula="of:=([.E$2]*[.E119]+[.F$2]*[.F119]+[.G$2]*[.G119]+[.H$2]*[.H119])/SUM([.E$2:.H$2])" office:value-type="float" office:value="11.675" calcext:value-type="float">
            <text:p>11,675</text:p>
          </table:table-cell>
          <table:table-cell table:formula="of:=IF([.I11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Piron</text:p>
          </table:table-cell>
          <table:table-cell office:value-type="string" calcext:value-type="string">
            <text:p>Léa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table:formula="of:=([.E$2]*[.E120]+[.F$2]*[.F120]+[.G$2]*[.G120]+[.H$2]*[.H120])/SUM([.E$2:.H$2])" office:value-type="float" office:value="11.75" calcext:value-type="float">
            <text:p>11,75</text:p>
          </table:table-cell>
          <table:table-cell table:formula="of:=IF([.I12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Pottier</text:p>
          </table:table-cell>
          <table:table-cell office:value-type="string" calcext:value-type="string">
            <text:p>Pulchérie 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9.5" calcext:value-type="float">
            <text:p>9,5</text:p>
          </table:table-cell>
          <table:table-cell office:value-type="float" office:value="12.4" calcext:value-type="float">
            <text:p>12,4</text:p>
          </table:table-cell>
          <table:table-cell office:value-type="float" office:value="18" calcext:value-type="float">
            <text:p>18</text:p>
          </table:table-cell>
          <table:table-cell table:formula="of:=([.E$2]*[.E121]+[.F$2]*[.F121]+[.G$2]*[.G121]+[.H$2]*[.H121])/SUM([.E$2:.H$2])" office:value-type="float" office:value="14.65" calcext:value-type="float">
            <text:p>14,65</text:p>
          </table:table-cell>
          <table:table-cell table:formula="of:=IF([.I12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Pottier</text:p>
          </table:table-cell>
          <table:table-cell office:value-type="string" calcext:value-type="string">
            <text:p>Ronan 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8.1" calcext:value-type="float">
            <text:p>8,1</text:p>
          </table:table-cell>
          <table:table-cell office:value-type="float" office:value="15" calcext:value-type="float">
            <text:p>15</text:p>
          </table:table-cell>
          <table:table-cell table:formula="of:=([.E$2]*[.E122]+[.F$2]*[.F122]+[.G$2]*[.G122]+[.H$2]*[.H122])/SUM([.E$2:.H$2])" office:value-type="float" office:value="12.9125" calcext:value-type="float">
            <text:p>12,9125</text:p>
          </table:table-cell>
          <table:table-cell table:formula="of:=IF([.I12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Proust</text:p>
          </table:table-cell>
          <table:table-cell office:value-type="string" calcext:value-type="string">
            <text:p>Alban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5.5" calcext:value-type="float">
            <text:p>15,5</text:p>
          </table:table-cell>
          <table:table-cell office:value-type="float" office:value="14.1" calcext:value-type="float">
            <text:p>14,1</text:p>
          </table:table-cell>
          <table:table-cell office:value-type="float" office:value="19" calcext:value-type="float">
            <text:p>19</text:p>
          </table:table-cell>
          <table:table-cell table:formula="of:=([.E$2]*[.E123]+[.F$2]*[.F123]+[.G$2]*[.G123]+[.H$2]*[.H123])/SUM([.E$2:.H$2])" office:value-type="float" office:value="12.7875" calcext:value-type="float">
            <text:p>12,7875</text:p>
          </table:table-cell>
          <table:table-cell table:formula="of:=IF([.I12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Yolande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,9</text:p>
          </table:table-cell>
          <table:table-cell office:value-type="float" office:value="14.5" calcext:value-type="float">
            <text:p>14,5</text:p>
          </table:table-cell>
          <table:table-cell table:formula="of:=([.E$2]*[.E124]+[.F$2]*[.F124]+[.G$2]*[.G124]+[.H$2]*[.H124])/SUM([.E$2:.H$2])" office:value-type="float" office:value="12.4" calcext:value-type="float">
            <text:p>12,4</text:p>
          </table:table-cell>
          <table:table-cell table:formula="of:=IF([.I12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Remoi</text:p>
          </table:table-cell>
          <table:table-cell office:value-type="string" calcext:value-type="string">
            <text:p>Mauricet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,9</text:p>
          </table:table-cell>
          <table:table-cell office:value-type="float" office:value="13.5" calcext:value-type="float">
            <text:p>13,5</text:p>
          </table:table-cell>
          <table:table-cell table:formula="of:=([.E$2]*[.E125]+[.F$2]*[.F125]+[.G$2]*[.G125]+[.H$2]*[.H125])/SUM([.E$2:.H$2])" office:value-type="float" office:value="11.65" calcext:value-type="float">
            <text:p>11,65</text:p>
          </table:table-cell>
          <table:table-cell table:formula="of:=IF([.I12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Adriana-Amant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table:formula="of:=([.E$2]*[.E126]+[.F$2]*[.F126]+[.G$2]*[.G126]+[.H$2]*[.H126])/SUM([.E$2:.H$2])" office:value-type="float" office:value="10.1375" calcext:value-type="float">
            <text:p>10,1375</text:p>
          </table:table-cell>
          <table:table-cell table:formula="of:=IF([.I12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Reynier</text:p>
          </table:table-cell>
          <table:table-cell office:value-type="string" calcext:value-type="string">
            <text:p>Ange 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,9</text:p>
          </table:table-cell>
          <table:table-cell office:value-type="float" office:value="7.5" calcext:value-type="float">
            <text:p>7,5</text:p>
          </table:table-cell>
          <table:table-cell table:formula="of:=([.E$2]*[.E127]+[.F$2]*[.F127]+[.G$2]*[.G127]+[.H$2]*[.H127])/SUM([.E$2:.H$2])" office:value-type="float" office:value="11.0875" calcext:value-type="float">
            <text:p>11,0875</text:p>
          </table:table-cell>
          <table:table-cell table:formula="of:=IF([.I12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Rivet</text:p>
          </table:table-cell>
          <table:table-cell office:value-type="string" calcext:value-type="string">
            <text:p>Laurine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1.5" calcext:value-type="float">
            <text:p>11,5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table:formula="of:=([.E$2]*[.E128]+[.F$2]*[.F128]+[.G$2]*[.G128]+[.H$2]*[.H128])/SUM([.E$2:.H$2])" office:value-type="float" office:value="12.875" calcext:value-type="float">
            <text:p>12,875</text:p>
          </table:table-cell>
          <table:table-cell table:formula="of:=IF([.I12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Jean-Philippine 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18.5" calcext:value-type="float">
            <text:p>18,5</text:p>
          </table:table-cell>
          <table:table-cell office:value-type="float" office:value="19.3" calcext:value-type="float">
            <text:p>19,3</text:p>
          </table:table-cell>
          <table:table-cell office:value-type="float" office:value="11.5" calcext:value-type="float">
            <text:p>11,5</text:p>
          </table:table-cell>
          <table:table-cell table:formula="of:=([.E$2]*[.E129]+[.F$2]*[.F129]+[.G$2]*[.G129]+[.H$2]*[.H129])/SUM([.E$2:.H$2])" office:value-type="float" office:value="18.3" calcext:value-type="float">
            <text:p>18,3</text:p>
          </table:table-cell>
          <table:table-cell table:formula="of:=IF([.I12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Rollet</text:p>
          </table:table-cell>
          <table:table-cell office:value-type="string" calcext:value-type="string">
            <text:p>Jacques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,5</text:p>
          </table:table-cell>
          <table:table-cell table:formula="of:=([.E$2]*[.E130]+[.F$2]*[.F130]+[.G$2]*[.G130]+[.H$2]*[.H130])/SUM([.E$2:.H$2])" office:value-type="float" office:value="17.9375" calcext:value-type="float">
            <text:p>17,9375</text:p>
          </table:table-cell>
          <table:table-cell table:formula="of:=IF([.I13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Daniel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,8</text:p>
          </table:table-cell>
          <table:table-cell office:value-type="float" office:value="10.5" calcext:value-type="float">
            <text:p>10,5</text:p>
          </table:table-cell>
          <table:table-cell table:formula="of:=([.E$2]*[.E131]+[.F$2]*[.F131]+[.G$2]*[.G131]+[.H$2]*[.H131])/SUM([.E$2:.H$2])" office:value-type="float" office:value="13.9875" calcext:value-type="float">
            <text:p>13,9875</text:p>
          </table:table-cell>
          <table:table-cell table:formula="of:=IF([.I13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Anne-Automne 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16.5" calcext:value-type="float">
            <text:p>16,5</text:p>
          </table:table-cell>
          <table:table-cell office:value-type="float" office:value="8.8" calcext:value-type="float">
            <text:p>8,8</text:p>
          </table:table-cell>
          <table:table-cell office:value-type="float" office:value="15.5" calcext:value-type="float">
            <text:p>15,5</text:p>
          </table:table-cell>
          <table:table-cell table:formula="of:=([.E$2]*[.E132]+[.F$2]*[.F132]+[.G$2]*[.G132]+[.H$2]*[.H132])/SUM([.E$2:.H$2])" office:value-type="float" office:value="11.9875" calcext:value-type="float">
            <text:p>11,9875</text:p>
          </table:table-cell>
          <table:table-cell table:formula="of:=IF([.I13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Judith 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.5" calcext:value-type="float">
            <text:p>19,5</text:p>
          </table:table-cell>
          <table:table-cell office:value-type="float" office:value="15.4" calcext:value-type="float">
            <text:p>15,4</text:p>
          </table:table-cell>
          <table:table-cell office:value-type="float" office:value="8" calcext:value-type="float">
            <text:p>8</text:p>
          </table:table-cell>
          <table:table-cell table:formula="of:=([.E$2]*[.E133]+[.F$2]*[.F133]+[.G$2]*[.G133]+[.H$2]*[.H133])/SUM([.E$2:.H$2])" office:value-type="float" office:value="12.025" calcext:value-type="float">
            <text:p>12,025</text:p>
          </table:table-cell>
          <table:table-cell table:formula="of:=IF([.I13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Routier</text:p>
          </table:table-cell>
          <table:table-cell office:value-type="string" calcext:value-type="string">
            <text:p>Faustine 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office:value-type="float" office:value="9.5" calcext:value-type="float">
            <text:p>9,5</text:p>
          </table:table-cell>
          <table:table-cell table:formula="of:=([.E$2]*[.E134]+[.F$2]*[.F134]+[.G$2]*[.G134]+[.H$2]*[.H134])/SUM([.E$2:.H$2])" office:value-type="float" office:value="12.3375" calcext:value-type="float">
            <text:p>12,3375</text:p>
          </table:table-cell>
          <table:table-cell table:formula="of:=IF([.I13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Vaness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office:value-type="float" office:value="8.2" calcext:value-type="float">
            <text:p>8,2</text:p>
          </table:table-cell>
          <table:table-cell office:value-type="float" office:value="12" calcext:value-type="float">
            <text:p>12</text:p>
          </table:table-cell>
          <table:table-cell table:formula="of:=([.E$2]*[.E135]+[.F$2]*[.F135]+[.G$2]*[.G135]+[.H$2]*[.H135])/SUM([.E$2:.H$2])" office:value-type="float" office:value="10.6375" calcext:value-type="float">
            <text:p>10,6375</text:p>
          </table:table-cell>
          <table:table-cell table:formula="of:=IF([.I13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Simonneau</text:p>
          </table:table-cell>
          <table:table-cell office:value-type="string" calcext:value-type="string">
            <text:p>Augustine-Aimé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,5</text:p>
          </table:table-cell>
          <table:table-cell office:value-type="float" office:value="18.5" calcext:value-type="float">
            <text:p>18,5</text:p>
          </table:table-cell>
          <table:table-cell table:formula="of:=([.E$2]*[.E136]+[.F$2]*[.F136]+[.G$2]*[.G136]+[.H$2]*[.H136])/SUM([.E$2:.H$2])" office:value-type="float" office:value="14.8125" calcext:value-type="float">
            <text:p>14,8125</text:p>
          </table:table-cell>
          <table:table-cell table:formula="of:=IF([.I13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Adalric 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9.5" calcext:value-type="float">
            <text:p>19,5</text:p>
          </table:table-cell>
          <table:table-cell office:value-type="float" office:value="9.6" calcext:value-type="float">
            <text:p>9,6</text:p>
          </table:table-cell>
          <table:table-cell office:value-type="float" office:value="19" calcext:value-type="float">
            <text:p>19</text:p>
          </table:table-cell>
          <table:table-cell table:formula="of:=([.E$2]*[.E137]+[.F$2]*[.F137]+[.G$2]*[.G137]+[.H$2]*[.H137])/SUM([.E$2:.H$2])" office:value-type="float" office:value="11.975" calcext:value-type="float">
            <text:p>11,975</text:p>
          </table:table-cell>
          <table:table-cell table:formula="of:=IF([.I13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Stef</text:p>
          </table:table-cell>
          <table:table-cell office:value-type="string" calcext:value-type="string">
            <text:p>Rachel-Gwendoline 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3.5" calcext:value-type="float">
            <text:p>13,5</text:p>
          </table:table-cell>
          <table:table-cell office:value-type="float" office:value="14.6" calcext:value-type="float">
            <text:p>14,6</text:p>
          </table:table-cell>
          <table:table-cell office:value-type="float" office:value="16.5" calcext:value-type="float">
            <text:p>16,5</text:p>
          </table:table-cell>
          <table:table-cell table:formula="of:=([.E$2]*[.E138]+[.F$2]*[.F138]+[.G$2]*[.G138]+[.H$2]*[.H138])/SUM([.E$2:.H$2])" office:value-type="float" office:value="12.4125" calcext:value-type="float">
            <text:p>12,4125</text:p>
          </table:table-cell>
          <table:table-cell table:formula="of:=IF([.I13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Antoinette </text:p>
          </table:table-cell>
          <table:table-cell/>
          <table:table-cell office:value-type="float" office:value="17.5" calcext:value-type="float">
            <text:p>17,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table:formula="of:=([.E$2]*[.E139]+[.F$2]*[.F139]+[.G$2]*[.G139]+[.H$2]*[.H139])/SUM([.E$2:.H$2])" office:value-type="float" office:value="15.625" calcext:value-type="float">
            <text:p>15,625</text:p>
          </table:table-cell>
          <table:table-cell table:formula="of:=IF([.I13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Teissier</text:p>
          </table:table-cell>
          <table:table-cell office:value-type="string" calcext:value-type="string">
            <text:p>Aaro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,5</text:p>
          </table:table-cell>
          <table:table-cell office:value-type="float" office:value="8.9" calcext:value-type="float">
            <text:p>8,9</text:p>
          </table:table-cell>
          <table:table-cell office:value-type="float" office:value="17" calcext:value-type="float">
            <text:p>17</text:p>
          </table:table-cell>
          <table:table-cell table:formula="of:=([.E$2]*[.E140]+[.F$2]*[.F140]+[.G$2]*[.G140]+[.H$2]*[.H140])/SUM([.E$2:.H$2])" office:value-type="float" office:value="11.9" calcext:value-type="float">
            <text:p>11,9</text:p>
          </table:table-cell>
          <table:table-cell table:formula="of:=IF([.I14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Thomassin</text:p>
          </table:table-cell>
          <table:table-cell office:value-type="string" calcext:value-type="string">
            <text:p>Néhémie 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</text:p>
          </table:table-cell>
          <table:table-cell table:formula="of:=([.E$2]*[.E141]+[.F$2]*[.F141]+[.G$2]*[.G141]+[.H$2]*[.H141])/SUM([.E$2:.H$2])" office:value-type="float" office:value="13.4625" calcext:value-type="float">
            <text:p>13,4625</text:p>
          </table:table-cell>
          <table:table-cell table:formula="of:=IF([.I14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fried-Eloi 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table:formula="of:=([.E$2]*[.E142]+[.F$2]*[.F142]+[.G$2]*[.G142]+[.H$2]*[.H142])/SUM([.E$2:.H$2])" office:value-type="float" office:value="15.0125" calcext:value-type="float">
            <text:p>15,0125</text:p>
          </table:table-cell>
          <table:table-cell table:formula="of:=IF([.I14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 table:number-rows-repeated="10484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Donné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8" table:default-cell-style-name="ce6"/>
        <table:table-column table:style-name="co4" table:default-cell-style-name="ce6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ce5" office:value-type="string" calcext:value-type="string">
            <text:p>Moyenne</text:p>
            <text:p>Semestre 1</text:p>
          </table:table-cell>
          <table:table-cell table:style-name="ce5" office:value-type="string" calcext:value-type="string">
            <text:p>Note Épreuve</text:p>
            <text:p>Commune 1</text:p>
          </table:table-cell>
          <table:table-cell table:style-name="ce5" office:value-type="string" calcext:value-type="string">
            <text:p>Moyenne</text:p>
            <text:p>Semestre 2</text:p>
          </table:table-cell>
          <table:table-cell table:style-name="ce5" office:value-type="string" calcext:value-type="string">
            <text:p>Note Épreuve</text:p>
            <text:p>Commune 2</text:p>
          </table:table-cell>
          <table:table-cell office:value-type="string" calcext:value-type="string">
            <text:p>Moyenne annuell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Coefficient :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lasse F ou B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Prénom&amp;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Nom</text:p>
          </table:table-cell>
          <table:table-cell table:number-columns-repeated="8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Adolphe Corine</text:p>
          </table:table-cell>
          <table:table-cell table:formula="of:=LEFT([.C4];SEARCH(&quot; &quot;;[.C4];1))" office:value-type="string" office:string-value="Adolphe " calcext:value-type="string">
            <text:p>Adolphe </text:p>
          </table:table-cell>
          <table:table-cell table:formula="of:=RIGHT([.C4];LEN([.C4])-SEARCH(&quot; &quot;;[.C4];1))" office:value-type="string" office:string-value="Corine" calcext:value-type="string">
            <text:p>Corine</text:p>
          </table:table-cell>
          <table:table-cell table:formula="of:=MROUND(RANDBETWEEN(75;200)/10;0.1)" office:value-type="float" office:value="14.8" calcext:value-type="float">
            <text:p>14,8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8.1" calcext:value-type="float">
            <text:p>18,1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4]+[.G$2]*[.G4]+[.H$2]*[.H4]+[.I$2]*[.I4])/SUM([.F$2:.I$2])" office:value-type="float" office:value="15.65" calcext:value-type="float">
            <text:p>15,65</text:p>
          </table:table-cell>
          <table:table-cell table:formula="of:=IF([.J4]&gt;=10;&quot;promu(e)&quot;;&quot;Redoublement&quot;)" office:value-type="string" office:string-value="promu(e)" calcext:value-type="string">
            <text:p>promu(e)</text:p>
          </table:table-cell>
          <table:table-cell/>
          <table:table-cell table:formula="of:=COUNTIF([.J$4:.J$143];&quot;&gt;=10&quot;)" office:value-type="float" office:value="136" calcext:value-type="float">
            <text:p>136</text:p>
          </table:table-cell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Vanessa Saidi</text:p>
          </table:table-cell>
          <table:table-cell table:formula="of:=LEFT([.C5];SEARCH(&quot; &quot;;[.C5];1))" office:value-type="string" office:string-value="Vanessa " calcext:value-type="string">
            <text:p>Vanessa </text:p>
          </table:table-cell>
          <table:table-cell table:formula="of:=RIGHT([.C5];LEN([.C5])-SEARCH(&quot; &quot;;[.C5];1))" office:value-type="string" office:string-value="Saidi" calcext:value-type="string">
            <text:p>Saidi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1)" office:value-type="float" office:value="8.2" calcext:value-type="float">
            <text:p>8,2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5]+[.G$2]*[.G5]+[.H$2]*[.H5]+[.I$2]*[.I5])/SUM([.F$2:.I$2])" office:value-type="float" office:value="10.6375" calcext:value-type="float">
            <text:p>10,6375</text:p>
          </table:table-cell>
          <table:table-cell table:formula="of:=IF([.J5]&gt;=10;&quot;promu(e)&quot;;&quot;Redoublement&quot;)" office:value-type="string" office:string-value="promu(e)" calcext:value-type="string">
            <text:p>promu(e)</text:p>
          </table:table-cell>
          <table:table-cell/>
          <table:table-cell table:formula="of:=COUNTIF([.J$4:.J$143];&quot;&lt;10&quot;)" office:value-type="float" office:value="4" calcext:value-type="float">
            <text:p>4</text:p>
          </table:table-cell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Jacques Rollet</text:p>
          </table:table-cell>
          <table:table-cell table:formula="of:=LEFT([.C6];SEARCH(&quot; &quot;;[.C6];1))" office:value-type="string" office:string-value="Jacques " calcext:value-type="string">
            <text:p>Jacques </text:p>
          </table:table-cell>
          <table:table-cell table:formula="of:=RIGHT([.C6];LEN([.C6])-SEARCH(&quot; &quot;;[.C6];1))" office:value-type="string" office:string-value="Rollet" calcext:value-type="string">
            <text:p>Rollet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20" calcext:value-type="float">
            <text:p>20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([.F$2]*[.F6]+[.G$2]*[.G6]+[.H$2]*[.H6]+[.I$2]*[.I6])/SUM([.F$2:.I$2])" office:value-type="float" office:value="17.9375" calcext:value-type="float">
            <text:p>17,9375</text:p>
          </table:table-cell>
          <table:table-cell table:formula="of:=IF([.J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Inès Alba</text:p>
          </table:table-cell>
          <table:table-cell table:formula="of:=LEFT([.C7];SEARCH(&quot; &quot;;[.C7];1))" office:value-type="string" office:string-value="Inès " calcext:value-type="string">
            <text:p>Inès </text:p>
          </table:table-cell>
          <table:table-cell table:formula="of:=RIGHT([.C7];LEN([.C7])-SEARCH(&quot; &quot;;[.C7];1))" office:value-type="string" office:string-value="Alba" calcext:value-type="string">
            <text:p>Alba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2.7" calcext:value-type="float">
            <text:p>12,7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7]+[.G$2]*[.G7]+[.H$2]*[.H7]+[.I$2]*[.I7])/SUM([.F$2:.I$2])" office:value-type="float" office:value="11.075" calcext:value-type="float">
            <text:p>11,075</text:p>
          </table:table-cell>
          <table:table-cell table:formula="of:=IF([.J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Flavien Amour</text:p>
          </table:table-cell>
          <table:table-cell table:formula="of:=LEFT([.C8];SEARCH(&quot; &quot;;[.C8];1))" office:value-type="string" office:string-value="Flavien " calcext:value-type="string">
            <text:p>Flavien </text:p>
          </table:table-cell>
          <table:table-cell table:formula="of:=RIGHT([.C8];LEN([.C8])-SEARCH(&quot; &quot;;[.C8];1))" office:value-type="string" office:string-value="Amour" calcext:value-type="string">
            <text:p>Amour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1)" office:value-type="float" office:value="17.1" calcext:value-type="float">
            <text:p>17,1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8]+[.G$2]*[.G8]+[.H$2]*[.H8]+[.I$2]*[.I8])/SUM([.F$2:.I$2])" office:value-type="float" office:value="12.35" calcext:value-type="float">
            <text:p>12,35</text:p>
          </table:table-cell>
          <table:table-cell table:formula="of:=IF([.J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Augustine-Aimée Simonneau</text:p>
          </table:table-cell>
          <table:table-cell table:formula="of:=LEFT([.C9];SEARCH(&quot; &quot;;[.C9];1))" office:value-type="string" office:string-value="Augustine-Aimée " calcext:value-type="string">
            <text:p>Augustine-Aimée </text:p>
          </table:table-cell>
          <table:table-cell table:formula="of:=RIGHT([.C9];LEN([.C9])-SEARCH(&quot; &quot;;[.C9];1))" office:value-type="string" office:string-value="Simonneau" calcext:value-type="string">
            <text:p>Simonneau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9.5" calcext:value-type="float">
            <text:p>19,5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([.F$2]*[.F9]+[.G$2]*[.G9]+[.H$2]*[.H9]+[.I$2]*[.I9])/SUM([.F$2:.I$2])" office:value-type="float" office:value="14.8125" calcext:value-type="float">
            <text:p>14,8125</text:p>
          </table:table-cell>
          <table:table-cell table:formula="of:=IF([.J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Gonzague Bonnet</text:p>
          </table:table-cell>
          <table:table-cell table:formula="of:=LEFT([.C10];SEARCH(&quot; &quot;;[.C10];1))" office:value-type="string" office:string-value="Gonzague " calcext:value-type="string">
            <text:p>Gonzague </text:p>
          </table:table-cell>
          <table:table-cell table:formula="of:=RIGHT([.C10];LEN([.C10])-SEARCH(&quot; &quot;;[.C10];1))" office:value-type="string" office:string-value="Bonnet" calcext:value-type="string">
            <text:p>Bonnet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2.7" calcext:value-type="float">
            <text:p>12,7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([.F$2]*[.F10]+[.G$2]*[.G10]+[.H$2]*[.H10]+[.I$2]*[.I10])/SUM([.F$2:.I$2])" office:value-type="float" office:value="10.95" calcext:value-type="float">
            <text:p>10,95</text:p>
          </table:table-cell>
          <table:table-cell table:formula="of:=IF([.J1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uxence Dupont</text:p>
          </table:table-cell>
          <table:table-cell table:formula="of:=LEFT([.C11];SEARCH(&quot; &quot;;[.C11];1))" office:value-type="string" office:string-value="Auxence " calcext:value-type="string">
            <text:p>Auxence </text:p>
          </table:table-cell>
          <table:table-cell table:formula="of:=RIGHT([.C11];LEN([.C11])-SEARCH(&quot; &quot;;[.C11];1))" office:value-type="string" office:string-value="Dupont" calcext:value-type="string">
            <text:p>Dupont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1)" office:value-type="float" office:value="14.4" calcext:value-type="float">
            <text:p>14,4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11]+[.G$2]*[.G11]+[.H$2]*[.H11]+[.I$2]*[.I11])/SUM([.F$2:.I$2])" office:value-type="float" office:value="14.4" calcext:value-type="float">
            <text:p>14,4</text:p>
          </table:table-cell>
          <table:table-cell table:formula="of:=IF([.J1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Mathias Beau</text:p>
          </table:table-cell>
          <table:table-cell table:formula="of:=LEFT([.C12];SEARCH(&quot; &quot;;[.C12];1))" office:value-type="string" office:string-value="Mathias " calcext:value-type="string">
            <text:p>Mathias </text:p>
          </table:table-cell>
          <table:table-cell table:formula="of:=RIGHT([.C12];LEN([.C12])-SEARCH(&quot; &quot;;[.C12];1))" office:value-type="string" office:string-value="Beau" calcext:value-type="string">
            <text:p>Beau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4.1" calcext:value-type="float">
            <text:p>14,1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12]+[.G$2]*[.G12]+[.H$2]*[.H12]+[.I$2]*[.I12])/SUM([.F$2:.I$2])" office:value-type="float" office:value="12.7875" calcext:value-type="float">
            <text:p>12,7875</text:p>
          </table:table-cell>
          <table:table-cell table:formula="of:=IF([.J1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Laurine Rivet</text:p>
          </table:table-cell>
          <table:table-cell table:formula="of:=LEFT([.C13];SEARCH(&quot; &quot;;[.C13];1))" office:value-type="string" office:string-value="Laurine " calcext:value-type="string">
            <text:p>Laurine </text:p>
          </table:table-cell>
          <table:table-cell table:formula="of:=RIGHT([.C13];LEN([.C13])-SEARCH(&quot; &quot;;[.C13];1))" office:value-type="string" office:string-value="Rivet" calcext:value-type="string">
            <text:p>Rivet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7.5" calcext:value-type="float">
            <text:p>7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13]+[.G$2]*[.G13]+[.H$2]*[.H13]+[.I$2]*[.I13])/SUM([.F$2:.I$2])" office:value-type="float" office:value="12.875" calcext:value-type="float">
            <text:p>12,875</text:p>
          </table:table-cell>
          <table:table-cell table:formula="of:=IF([.J1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4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Laure Abadie</text:p>
          </table:table-cell>
          <table:table-cell table:formula="of:=LEFT([.C14];SEARCH(&quot; &quot;;[.C14];1))" office:value-type="string" office:string-value="Laure " calcext:value-type="string">
            <text:p>Laure </text:p>
          </table:table-cell>
          <table:table-cell table:formula="of:=RIGHT([.C14];LEN([.C14])-SEARCH(&quot; &quot;;[.C14];1))" office:value-type="string" office:string-value="Abadie" calcext:value-type="string">
            <text:p>Abadie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7.9" calcext:value-type="float">
            <text:p>17,9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([.F$2]*[.F14]+[.G$2]*[.G14]+[.H$2]*[.H14]+[.I$2]*[.I14])/SUM([.F$2:.I$2])" office:value-type="float" office:value="15.4625" calcext:value-type="float">
            <text:p>15,4625</text:p>
          </table:table-cell>
          <table:table-cell table:formula="of:=IF([.J1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5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Séverin Darras</text:p>
          </table:table-cell>
          <table:table-cell table:formula="of:=LEFT([.C15];SEARCH(&quot; &quot;;[.C15];1))" office:value-type="string" office:string-value="Séverin " calcext:value-type="string">
            <text:p>Séverin </text:p>
          </table:table-cell>
          <table:table-cell table:formula="of:=RIGHT([.C15];LEN([.C15])-SEARCH(&quot; &quot;;[.C15];1))" office:value-type="string" office:string-value="Darras" calcext:value-type="string">
            <text:p>Darras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1)" office:value-type="float" office:value="13.1" calcext:value-type="float">
            <text:p>13,1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15]+[.G$2]*[.G15]+[.H$2]*[.H15]+[.I$2]*[.I15])/SUM([.F$2:.I$2])" office:value-type="float" office:value="14.9125" calcext:value-type="float">
            <text:p>14,9125</text:p>
          </table:table-cell>
          <table:table-cell table:formula="of:=IF([.J1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6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Quentin-Magali Mathe</text:p>
          </table:table-cell>
          <table:table-cell table:formula="of:=LEFT([.C16];SEARCH(&quot; &quot;;[.C16];1))" office:value-type="string" office:string-value="Quentin-Magali " calcext:value-type="string">
            <text:p>Quentin-Magali </text:p>
          </table:table-cell>
          <table:table-cell table:formula="of:=RIGHT([.C16];LEN([.C16])-SEARCH(&quot; &quot;;[.C16];1))" office:value-type="string" office:string-value="Mathe" calcext:value-type="string">
            <text:p>Mathe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3.5" calcext:value-type="float">
            <text:p>13,5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16]+[.G$2]*[.G16]+[.H$2]*[.H16]+[.I$2]*[.I16])/SUM([.F$2:.I$2])" office:value-type="float" office:value="16" calcext:value-type="float">
            <text:p>16</text:p>
          </table:table-cell>
          <table:table-cell table:formula="of:=IF([.J1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7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aron Teissier</text:p>
          </table:table-cell>
          <table:table-cell table:formula="of:=LEFT([.C17];SEARCH(&quot; &quot;;[.C17];1))" office:value-type="string" office:string-value="Aaron " calcext:value-type="string">
            <text:p>Aaron </text:p>
          </table:table-cell>
          <table:table-cell table:formula="of:=RIGHT([.C17];LEN([.C17])-SEARCH(&quot; &quot;;[.C17];1))" office:value-type="string" office:string-value="Teissier" calcext:value-type="string">
            <text:p>Teissier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8.9" calcext:value-type="float">
            <text:p>8,9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17]+[.G$2]*[.G17]+[.H$2]*[.H17]+[.I$2]*[.I17])/SUM([.F$2:.I$2])" office:value-type="float" office:value="11.9" calcext:value-type="float">
            <text:p>11,9</text:p>
          </table:table-cell>
          <table:table-cell table:formula="of:=IF([.J1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8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ngeline Petit</text:p>
          </table:table-cell>
          <table:table-cell table:formula="of:=LEFT([.C18];SEARCH(&quot; &quot;;[.C18];1))" office:value-type="string" office:string-value="Angeline " calcext:value-type="string">
            <text:p>Angeline </text:p>
          </table:table-cell>
          <table:table-cell table:formula="of:=RIGHT([.C18];LEN([.C18])-SEARCH(&quot; &quot;;[.C18];1))" office:value-type="string" office:string-value="Petit" calcext:value-type="string">
            <text:p>Petit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9.5" calcext:value-type="float">
            <text:p>19,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18]+[.G$2]*[.G18]+[.H$2]*[.H18]+[.I$2]*[.I18])/SUM([.F$2:.I$2])" office:value-type="float" office:value="14.5" calcext:value-type="float">
            <text:p>14,5</text:p>
          </table:table-cell>
          <table:table-cell table:formula="of:=IF([.J1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9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Siméon Blais</text:p>
          </table:table-cell>
          <table:table-cell table:formula="of:=LEFT([.C19];SEARCH(&quot; &quot;;[.C19];1))" office:value-type="string" office:string-value="Siméon " calcext:value-type="string">
            <text:p>Siméon </text:p>
          </table:table-cell>
          <table:table-cell table:formula="of:=RIGHT([.C19];LEN([.C19])-SEARCH(&quot; &quot;;[.C19];1))" office:value-type="string" office:string-value="Blais" calcext:value-type="string">
            <text:p>Blais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8.9" calcext:value-type="float">
            <text:p>18,9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9]+[.G$2]*[.G19]+[.H$2]*[.H19]+[.I$2]*[.I19])/SUM([.F$2:.I$2])" office:value-type="float" office:value="15.4625" calcext:value-type="float">
            <text:p>15,4625</text:p>
          </table:table-cell>
          <table:table-cell table:formula="of:=IF([.J1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0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Adalric Sofia</text:p>
          </table:table-cell>
          <table:table-cell table:formula="of:=LEFT([.C20];SEARCH(&quot; &quot;;[.C20];1))" office:value-type="string" office:string-value="Adalric " calcext:value-type="string">
            <text:p>Adalric </text:p>
          </table:table-cell>
          <table:table-cell table:formula="of:=RIGHT([.C20];LEN([.C20])-SEARCH(&quot; &quot;;[.C20];1))" office:value-type="string" office:string-value="Sofia" calcext:value-type="string">
            <text:p>Sofia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9.6" calcext:value-type="float">
            <text:p>9,6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20]+[.G$2]*[.G20]+[.H$2]*[.H20]+[.I$2]*[.I20])/SUM([.F$2:.I$2])" office:value-type="float" office:value="11.975" calcext:value-type="float">
            <text:p>11,975</text:p>
          </table:table-cell>
          <table:table-cell table:formula="of:=IF([.J2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1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Adon-Isidore Auger</text:p>
          </table:table-cell>
          <table:table-cell table:formula="of:=LEFT([.C21];SEARCH(&quot; &quot;;[.C21];1))" office:value-type="string" office:string-value="Adon-Isidore " calcext:value-type="string">
            <text:p>Adon-Isidore </text:p>
          </table:table-cell>
          <table:table-cell table:formula="of:=RIGHT([.C21];LEN([.C21])-SEARCH(&quot; &quot;;[.C21];1))" office:value-type="string" office:string-value="Auger" calcext:value-type="string">
            <text:p>Auger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4" calcext:value-type="float">
            <text:p>14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21]+[.G$2]*[.G21]+[.H$2]*[.H21]+[.I$2]*[.I21])/SUM([.F$2:.I$2])" office:value-type="float" office:value="14.875" calcext:value-type="float">
            <text:p>14,875</text:p>
          </table:table-cell>
          <table:table-cell table:formula="of:=IF([.J2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2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Sigismond-Célestine Durand</text:p>
          </table:table-cell>
          <table:table-cell table:formula="of:=LEFT([.C22];SEARCH(&quot; &quot;;[.C22];1))" office:value-type="string" office:string-value="Sigismond-Célestine " calcext:value-type="string">
            <text:p>Sigismond-Célestine </text:p>
          </table:table-cell>
          <table:table-cell table:formula="of:=RIGHT([.C22];LEN([.C22])-SEARCH(&quot; &quot;;[.C22];1))" office:value-type="string" office:string-value="Durand" calcext:value-type="string">
            <text:p>Durand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7.8" calcext:value-type="float">
            <text:p>7,8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22]+[.G$2]*[.G22]+[.H$2]*[.H22]+[.I$2]*[.I22])/SUM([.F$2:.I$2])" office:value-type="float" office:value="11.8" calcext:value-type="float">
            <text:p>11,8</text:p>
          </table:table-cell>
          <table:table-cell table:formula="of:=IF([.J2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3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Delphine Gervais</text:p>
          </table:table-cell>
          <table:table-cell table:formula="of:=LEFT([.C23];SEARCH(&quot; &quot;;[.C23];1))" office:value-type="string" office:string-value="Delphine " calcext:value-type="string">
            <text:p>Delphine </text:p>
          </table:table-cell>
          <table:table-cell table:formula="of:=RIGHT([.C23];LEN([.C23])-SEARCH(&quot; &quot;;[.C23];1))" office:value-type="string" office:string-value="Gervais" calcext:value-type="string">
            <text:p>Gervais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8.9" calcext:value-type="float">
            <text:p>8,9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23]+[.G$2]*[.G23]+[.H$2]*[.H23]+[.I$2]*[.I23])/SUM([.F$2:.I$2])" office:value-type="float" office:value="10.65" calcext:value-type="float">
            <text:p>10,65</text:p>
          </table:table-cell>
          <table:table-cell table:formula="of:=IF([.J2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4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deline-Ozanne Bailly</text:p>
          </table:table-cell>
          <table:table-cell table:formula="of:=LEFT([.C24];SEARCH(&quot; &quot;;[.C24];1))" office:value-type="string" office:string-value="Adeline-Ozanne " calcext:value-type="string">
            <text:p>Adeline-Ozanne </text:p>
          </table:table-cell>
          <table:table-cell table:formula="of:=RIGHT([.C24];LEN([.C24])-SEARCH(&quot; &quot;;[.C24];1))" office:value-type="string" office:string-value="Bailly" calcext:value-type="string">
            <text:p>Bailly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3.8" calcext:value-type="float">
            <text:p>13,8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24]+[.G$2]*[.G24]+[.H$2]*[.H24]+[.I$2]*[.I24])/SUM([.F$2:.I$2])" office:value-type="float" office:value="13.9875" calcext:value-type="float">
            <text:p>13,9875</text:p>
          </table:table-cell>
          <table:table-cell table:formula="of:=IF([.J2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5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osette-Cosette Chiron</text:p>
          </table:table-cell>
          <table:table-cell table:formula="of:=LEFT([.C25];SEARCH(&quot; &quot;;[.C25];1))" office:value-type="string" office:string-value="Cosette-Cosette " calcext:value-type="string">
            <text:p>Cosette-Cosette </text:p>
          </table:table-cell>
          <table:table-cell table:formula="of:=RIGHT([.C25];LEN([.C25])-SEARCH(&quot; &quot;;[.C25];1))" office:value-type="string" office:string-value="Chiron" calcext:value-type="string">
            <text:p>Chiron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6.6" calcext:value-type="float">
            <text:p>16,6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25]+[.G$2]*[.G25]+[.H$2]*[.H25]+[.I$2]*[.I25])/SUM([.F$2:.I$2])" office:value-type="float" office:value="13.7875" calcext:value-type="float">
            <text:p>13,7875</text:p>
          </table:table-cell>
          <table:table-cell table:formula="of:=IF([.J2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6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Mireille Lelievre</text:p>
          </table:table-cell>
          <table:table-cell table:formula="of:=LEFT([.C26];SEARCH(&quot; &quot;;[.C26];1))" office:value-type="string" office:string-value="Mireille " calcext:value-type="string">
            <text:p>Mireille </text:p>
          </table:table-cell>
          <table:table-cell table:formula="of:=RIGHT([.C26];LEN([.C26])-SEARCH(&quot; &quot;;[.C26];1))" office:value-type="string" office:string-value="Lelievre" calcext:value-type="string">
            <text:p>Lelievre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5.6" calcext:value-type="float">
            <text:p>15,6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26]+[.G$2]*[.G26]+[.H$2]*[.H26]+[.I$2]*[.I26])/SUM([.F$2:.I$2])" office:value-type="float" office:value="14.725" calcext:value-type="float">
            <text:p>14,725</text:p>
          </table:table-cell>
          <table:table-cell table:formula="of:=IF([.J2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7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gilbert Gillet</text:p>
          </table:table-cell>
          <table:table-cell table:formula="of:=LEFT([.C27];SEARCH(&quot; &quot;;[.C27];1))" office:value-type="string" office:string-value="Agilbert " calcext:value-type="string">
            <text:p>Agilbert </text:p>
          </table:table-cell>
          <table:table-cell table:formula="of:=RIGHT([.C27];LEN([.C27])-SEARCH(&quot; &quot;;[.C27];1))" office:value-type="string" office:string-value="Gillet" calcext:value-type="string">
            <text:p>Gillet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8.5" calcext:value-type="float">
            <text:p>8,5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([.F$2]*[.F27]+[.G$2]*[.G27]+[.H$2]*[.H27]+[.I$2]*[.I27])/SUM([.F$2:.I$2])" office:value-type="float" office:value="12.625" calcext:value-type="float">
            <text:p>12,625</text:p>
          </table:table-cell>
          <table:table-cell table:formula="of:=IF([.J2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8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Mauricet Duret</text:p>
          </table:table-cell>
          <table:table-cell table:formula="of:=LEFT([.C28];SEARCH(&quot; &quot;;[.C28];1))" office:value-type="string" office:string-value="Mauricet " calcext:value-type="string">
            <text:p>Mauricet </text:p>
          </table:table-cell>
          <table:table-cell table:formula="of:=RIGHT([.C28];LEN([.C28])-SEARCH(&quot; &quot;;[.C28];1))" office:value-type="string" office:string-value="Duret" calcext:value-type="string">
            <text:p>Duret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1)" office:value-type="float" office:value="11.3" calcext:value-type="float">
            <text:p>11,3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28]+[.G$2]*[.G28]+[.H$2]*[.H28]+[.I$2]*[.I28])/SUM([.F$2:.I$2])" office:value-type="float" office:value="13.3625" calcext:value-type="float">
            <text:p>13,3625</text:p>
          </table:table-cell>
          <table:table-cell table:formula="of:=IF([.J2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9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Gwenael-Elia Dupont</text:p>
          </table:table-cell>
          <table:table-cell table:formula="of:=LEFT([.C29];SEARCH(&quot; &quot;;[.C29];1))" office:value-type="string" office:string-value="Gwenael-Elia " calcext:value-type="string">
            <text:p>Gwenael-Elia </text:p>
          </table:table-cell>
          <table:table-cell table:formula="of:=RIGHT([.C29];LEN([.C29])-SEARCH(&quot; &quot;;[.C29];1))" office:value-type="string" office:string-value="Dupont" calcext:value-type="string">
            <text:p>Dupont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1)" office:value-type="float" office:value="19.4" calcext:value-type="float">
            <text:p>19,4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29]+[.G$2]*[.G29]+[.H$2]*[.H29]+[.I$2]*[.I29])/SUM([.F$2:.I$2])" office:value-type="float" office:value="15.4625" calcext:value-type="float">
            <text:p>15,4625</text:p>
          </table:table-cell>
          <table:table-cell table:formula="of:=IF([.J2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0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Thomas Michaux</text:p>
          </table:table-cell>
          <table:table-cell table:formula="of:=LEFT([.C30];SEARCH(&quot; &quot;;[.C30];1))" office:value-type="string" office:string-value="Thomas " calcext:value-type="string">
            <text:p>Thomas </text:p>
          </table:table-cell>
          <table:table-cell table:formula="of:=RIGHT([.C30];LEN([.C30])-SEARCH(&quot; &quot;;[.C30];1))" office:value-type="string" office:string-value="Michaux" calcext:value-type="string">
            <text:p>Michaux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8.1" calcext:value-type="float">
            <text:p>8,1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([.F$2]*[.F30]+[.G$2]*[.G30]+[.H$2]*[.H30]+[.I$2]*[.I30])/SUM([.F$2:.I$2])" office:value-type="float" office:value="10.9125" calcext:value-type="float">
            <text:p>10,9125</text:p>
          </table:table-cell>
          <table:table-cell table:formula="of:=IF([.J3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1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Eugénie-Foulques Cohen</text:p>
          </table:table-cell>
          <table:table-cell table:formula="of:=LEFT([.C31];SEARCH(&quot; &quot;;[.C31];1))" office:value-type="string" office:string-value="Eugénie-Foulques " calcext:value-type="string">
            <text:p>Eugénie-Foulques </text:p>
          </table:table-cell>
          <table:table-cell table:formula="of:=RIGHT([.C31];LEN([.C31])-SEARCH(&quot; &quot;;[.C31];1))" office:value-type="string" office:string-value="Cohen" calcext:value-type="string">
            <text:p>Cohen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1)" office:value-type="float" office:value="12.3" calcext:value-type="float">
            <text:p>12,3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([.F$2]*[.F31]+[.G$2]*[.G31]+[.H$2]*[.H31]+[.I$2]*[.I31])/SUM([.F$2:.I$2])" office:value-type="float" office:value="12.7375" calcext:value-type="float">
            <text:p>12,7375</text:p>
          </table:table-cell>
          <table:table-cell table:formula="of:=IF([.J3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2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Chantal Dubos</text:p>
          </table:table-cell>
          <table:table-cell table:formula="of:=LEFT([.C32];SEARCH(&quot; &quot;;[.C32];1))" office:value-type="string" office:string-value="Chantal " calcext:value-type="string">
            <text:p>Chantal </text:p>
          </table:table-cell>
          <table:table-cell table:formula="of:=RIGHT([.C32];LEN([.C32])-SEARCH(&quot; &quot;;[.C32];1))" office:value-type="string" office:string-value="Dubos" calcext:value-type="string">
            <text:p>Dubos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1)" office:value-type="float" office:value="14.9" calcext:value-type="float">
            <text:p>14,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32]+[.G$2]*[.G32]+[.H$2]*[.H32]+[.I$2]*[.I32])/SUM([.F$2:.I$2])" office:value-type="float" office:value="12.9" calcext:value-type="float">
            <text:p>12,9</text:p>
          </table:table-cell>
          <table:table-cell table:formula="of:=IF([.J3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3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Hermione Ber</text:p>
          </table:table-cell>
          <table:table-cell table:formula="of:=LEFT([.C33];SEARCH(&quot; &quot;;[.C33];1))" office:value-type="string" office:string-value="Hermione " calcext:value-type="string">
            <text:p>Hermione </text:p>
          </table:table-cell>
          <table:table-cell table:formula="of:=RIGHT([.C33];LEN([.C33])-SEARCH(&quot; &quot;;[.C33];1))" office:value-type="string" office:string-value="Ber" calcext:value-type="string">
            <text:p>Ber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1)" office:value-type="float" office:value="11.9" calcext:value-type="float">
            <text:p>11,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33]+[.G$2]*[.G33]+[.H$2]*[.H33]+[.I$2]*[.I33])/SUM([.F$2:.I$2])" office:value-type="float" office:value="12.9625" calcext:value-type="float">
            <text:p>12,9625</text:p>
          </table:table-cell>
          <table:table-cell table:formula="of:=IF([.J3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4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Danièle Lallement</text:p>
          </table:table-cell>
          <table:table-cell table:formula="of:=LEFT([.C34];SEARCH(&quot; &quot;;[.C34];1))" office:value-type="string" office:string-value="Danièle " calcext:value-type="string">
            <text:p>Danièle </text:p>
          </table:table-cell>
          <table:table-cell table:formula="of:=RIGHT([.C34];LEN([.C34])-SEARCH(&quot; &quot;;[.C34];1))" office:value-type="string" office:string-value="Lallement" calcext:value-type="string">
            <text:p>Lallement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9" calcext:value-type="float">
            <text:p>9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34]+[.G$2]*[.G34]+[.H$2]*[.H34]+[.I$2]*[.I34])/SUM([.F$2:.I$2])" office:value-type="float" office:value="14.4375" calcext:value-type="float">
            <text:p>14,4375</text:p>
          </table:table-cell>
          <table:table-cell table:formula="of:=IF([.J3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5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Célestin Lombardo</text:p>
          </table:table-cell>
          <table:table-cell table:formula="of:=LEFT([.C35];SEARCH(&quot; &quot;;[.C35];1))" office:value-type="string" office:string-value="Célestin " calcext:value-type="string">
            <text:p>Célestin </text:p>
          </table:table-cell>
          <table:table-cell table:formula="of:=RIGHT([.C35];LEN([.C35])-SEARCH(&quot; &quot;;[.C35];1))" office:value-type="string" office:string-value="Lombardo" calcext:value-type="string">
            <text:p>Lombardo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3" calcext:value-type="float">
            <text:p>13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35]+[.G$2]*[.G35]+[.H$2]*[.H35]+[.I$2]*[.I35])/SUM([.F$2:.I$2])" office:value-type="float" office:value="16.4375" calcext:value-type="float">
            <text:p>16,4375</text:p>
          </table:table-cell>
          <table:table-cell table:formula="of:=IF([.J3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6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driana-Amant Renard</text:p>
          </table:table-cell>
          <table:table-cell table:formula="of:=LEFT([.C36];SEARCH(&quot; &quot;;[.C36];1))" office:value-type="string" office:string-value="Adriana-Amant " calcext:value-type="string">
            <text:p>Adriana-Amant </text:p>
          </table:table-cell>
          <table:table-cell table:formula="of:=RIGHT([.C36];LEN([.C36])-SEARCH(&quot; &quot;;[.C36];1))" office:value-type="string" office:string-value="Renard" calcext:value-type="string">
            <text:p>Renard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2.7" calcext:value-type="float">
            <text:p>12,7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36]+[.G$2]*[.G36]+[.H$2]*[.H36]+[.I$2]*[.I36])/SUM([.F$2:.I$2])" office:value-type="float" office:value="10.1375" calcext:value-type="float">
            <text:p>10,1375</text:p>
          </table:table-cell>
          <table:table-cell table:formula="of:=IF([.J3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7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Faustine Routier</text:p>
          </table:table-cell>
          <table:table-cell table:formula="of:=LEFT([.C37];SEARCH(&quot; &quot;;[.C37];1))" office:value-type="string" office:string-value="Faustine " calcext:value-type="string">
            <text:p>Faustine </text:p>
          </table:table-cell>
          <table:table-cell table:formula="of:=RIGHT([.C37];LEN([.C37])-SEARCH(&quot; &quot;;[.C37];1))" office:value-type="string" office:string-value="Routier" calcext:value-type="string">
            <text:p>Routier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8.9" calcext:value-type="float">
            <text:p>8,9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([.F$2]*[.F37]+[.G$2]*[.G37]+[.H$2]*[.H37]+[.I$2]*[.I37])/SUM([.F$2:.I$2])" office:value-type="float" office:value="12.3375" calcext:value-type="float">
            <text:p>12,3375</text:p>
          </table:table-cell>
          <table:table-cell table:formula="of:=IF([.J3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8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Octave Audibert</text:p>
          </table:table-cell>
          <table:table-cell table:formula="of:=LEFT([.C38];SEARCH(&quot; &quot;;[.C38];1))" office:value-type="string" office:string-value="Octave " calcext:value-type="string">
            <text:p>Octave </text:p>
          </table:table-cell>
          <table:table-cell table:formula="of:=RIGHT([.C38];LEN([.C38])-SEARCH(&quot; &quot;;[.C38];1))" office:value-type="string" office:string-value="Audibert" calcext:value-type="string">
            <text:p>Audibert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8.2" calcext:value-type="float">
            <text:p>18,2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38]+[.G$2]*[.G38]+[.H$2]*[.H38]+[.I$2]*[.I38])/SUM([.F$2:.I$2])" office:value-type="float" office:value="16.8875" calcext:value-type="float">
            <text:p>16,8875</text:p>
          </table:table-cell>
          <table:table-cell table:formula="of:=IF([.J3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Honoré-Mathis Maire</text:p>
          </table:table-cell>
          <table:table-cell table:formula="of:=LEFT([.C39];SEARCH(&quot; &quot;;[.C39];1))" office:value-type="string" office:string-value="Honoré-Mathis " calcext:value-type="string">
            <text:p>Honoré-Mathis </text:p>
          </table:table-cell>
          <table:table-cell table:formula="of:=RIGHT([.C39];LEN([.C39])-SEARCH(&quot; &quot;;[.C39];1))" office:value-type="string" office:string-value="Maire" calcext:value-type="string">
            <text:p>Maire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9.8" calcext:value-type="float">
            <text:p>9,8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([.F$2]*[.F39]+[.G$2]*[.G39]+[.H$2]*[.H39]+[.I$2]*[.I39])/SUM([.F$2:.I$2])" office:value-type="float" office:value="10.2375" calcext:value-type="float">
            <text:p>10,2375</text:p>
          </table:table-cell>
          <table:table-cell table:formula="of:=IF([.J3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0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Néhémie Thomassin</text:p>
          </table:table-cell>
          <table:table-cell table:formula="of:=LEFT([.C40];SEARCH(&quot; &quot;;[.C40];1))" office:value-type="string" office:string-value="Néhémie " calcext:value-type="string">
            <text:p>Néhémie </text:p>
          </table:table-cell>
          <table:table-cell table:formula="of:=RIGHT([.C40];LEN([.C40])-SEARCH(&quot; &quot;;[.C40];1))" office:value-type="string" office:string-value="Thomassin" calcext:value-type="string">
            <text:p>Thomassin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8.4" calcext:value-type="float">
            <text:p>8,4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40]+[.G$2]*[.G40]+[.H$2]*[.H40]+[.I$2]*[.I40])/SUM([.F$2:.I$2])" office:value-type="float" office:value="13.4625" calcext:value-type="float">
            <text:p>13,4625</text:p>
          </table:table-cell>
          <table:table-cell table:formula="of:=IF([.J4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1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Daniel Romero</text:p>
          </table:table-cell>
          <table:table-cell table:formula="of:=LEFT([.C41];SEARCH(&quot; &quot;;[.C41];1))" office:value-type="string" office:string-value="Daniel " calcext:value-type="string">
            <text:p>Daniel </text:p>
          </table:table-cell>
          <table:table-cell table:formula="of:=RIGHT([.C41];LEN([.C41])-SEARCH(&quot; &quot;;[.C41];1))" office:value-type="string" office:string-value="Romero" calcext:value-type="string">
            <text:p>Romero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10.8" calcext:value-type="float">
            <text:p>10,8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([.F$2]*[.F41]+[.G$2]*[.G41]+[.H$2]*[.H41]+[.I$2]*[.I41])/SUM([.F$2:.I$2])" office:value-type="float" office:value="13.9875" calcext:value-type="float">
            <text:p>13,9875</text:p>
          </table:table-cell>
          <table:table-cell table:formula="of:=IF([.J4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2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ristion Jacq</text:p>
          </table:table-cell>
          <table:table-cell table:formula="of:=LEFT([.C42];SEARCH(&quot; &quot;;[.C42];1))" office:value-type="string" office:string-value="Aristion " calcext:value-type="string">
            <text:p>Aristion </text:p>
          </table:table-cell>
          <table:table-cell table:formula="of:=RIGHT([.C42];LEN([.C42])-SEARCH(&quot; &quot;;[.C42];1))" office:value-type="string" office:string-value="Jacq" calcext:value-type="string">
            <text:p>Jacq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6.7" calcext:value-type="float">
            <text:p>16,7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42]+[.G$2]*[.G42]+[.H$2]*[.H42]+[.I$2]*[.I42])/SUM([.F$2:.I$2])" office:value-type="float" office:value="17.2" calcext:value-type="float">
            <text:p>17,2</text:p>
          </table:table-cell>
          <table:table-cell table:formula="of:=IF([.J4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3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gnès Blanc</text:p>
          </table:table-cell>
          <table:table-cell table:formula="of:=LEFT([.C43];SEARCH(&quot; &quot;;[.C43];1))" office:value-type="string" office:string-value="Agnès " calcext:value-type="string">
            <text:p>Agnès </text:p>
          </table:table-cell>
          <table:table-cell table:formula="of:=RIGHT([.C43];LEN([.C43])-SEARCH(&quot; &quot;;[.C43];1))" office:value-type="string" office:string-value="Blanc" calcext:value-type="string">
            <text:p>Blanc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5.1" calcext:value-type="float">
            <text:p>15,1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([.F$2]*[.F43]+[.G$2]*[.G43]+[.H$2]*[.H43]+[.I$2]*[.I43])/SUM([.F$2:.I$2])" office:value-type="float" office:value="17.225" calcext:value-type="float">
            <text:p>17,225</text:p>
          </table:table-cell>
          <table:table-cell table:formula="of:=IF([.J4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4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Gontran Gonzalez</text:p>
          </table:table-cell>
          <table:table-cell table:formula="of:=LEFT([.C44];SEARCH(&quot; &quot;;[.C44];1))" office:value-type="string" office:string-value="Gontran " calcext:value-type="string">
            <text:p>Gontran </text:p>
          </table:table-cell>
          <table:table-cell table:formula="of:=RIGHT([.C44];LEN([.C44])-SEARCH(&quot; &quot;;[.C44];1))" office:value-type="string" office:string-value="Gonzalez" calcext:value-type="string">
            <text:p>Gonzalez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0.9" calcext:value-type="float">
            <text:p>10,9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44]+[.G$2]*[.G44]+[.H$2]*[.H44]+[.I$2]*[.I44])/SUM([.F$2:.I$2])" office:value-type="float" office:value="14.7125" calcext:value-type="float">
            <text:p>14,7125</text:p>
          </table:table-cell>
          <table:table-cell table:formula="of:=IF([.J4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5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Rachel-Gwendoline Stef</text:p>
          </table:table-cell>
          <table:table-cell table:formula="of:=LEFT([.C45];SEARCH(&quot; &quot;;[.C45];1))" office:value-type="string" office:string-value="Rachel-Gwendoline " calcext:value-type="string">
            <text:p>Rachel-Gwendoline </text:p>
          </table:table-cell>
          <table:table-cell table:formula="of:=RIGHT([.C45];LEN([.C45])-SEARCH(&quot; &quot;;[.C45];1))" office:value-type="string" office:string-value="Stef" calcext:value-type="string">
            <text:p>Stef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4.6" calcext:value-type="float">
            <text:p>14,6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45]+[.G$2]*[.G45]+[.H$2]*[.H45]+[.I$2]*[.I45])/SUM([.F$2:.I$2])" office:value-type="float" office:value="12.4125" calcext:value-type="float">
            <text:p>12,4125</text:p>
          </table:table-cell>
          <table:table-cell table:formula="of:=IF([.J4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6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Hector-Angilberte Chauvin</text:p>
          </table:table-cell>
          <table:table-cell table:formula="of:=LEFT([.C46];SEARCH(&quot; &quot;;[.C46];1))" office:value-type="string" office:string-value="Hector-Angilberte " calcext:value-type="string">
            <text:p>Hector-Angilberte </text:p>
          </table:table-cell>
          <table:table-cell table:formula="of:=RIGHT([.C46];LEN([.C46])-SEARCH(&quot; &quot;;[.C46];1))" office:value-type="string" office:string-value="Chauvin" calcext:value-type="string">
            <text:p>Chauvin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8.1" calcext:value-type="float">
            <text:p>8,1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46]+[.G$2]*[.G46]+[.H$2]*[.H46]+[.I$2]*[.I46])/SUM([.F$2:.I$2])" office:value-type="float" office:value="12.0375" calcext:value-type="float">
            <text:p>12,0375</text:p>
          </table:table-cell>
          <table:table-cell table:formula="of:=IF([.J4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7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Geoffroy Pannetier</text:p>
          </table:table-cell>
          <table:table-cell table:formula="of:=LEFT([.C47];SEARCH(&quot; &quot;;[.C47];1))" office:value-type="string" office:string-value="Geoffroy " calcext:value-type="string">
            <text:p>Geoffroy </text:p>
          </table:table-cell>
          <table:table-cell table:formula="of:=RIGHT([.C47];LEN([.C47])-SEARCH(&quot; &quot;;[.C47];1))" office:value-type="string" office:string-value="Pannetier" calcext:value-type="string">
            <text:p>Pannetier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6.9" calcext:value-type="float">
            <text:p>16,9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47]+[.G$2]*[.G47]+[.H$2]*[.H47]+[.I$2]*[.I47])/SUM([.F$2:.I$2])" office:value-type="float" office:value="15.4" calcext:value-type="float">
            <text:p>15,4</text:p>
          </table:table-cell>
          <table:table-cell table:formula="of:=IF([.J4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8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Julie Guillet</text:p>
          </table:table-cell>
          <table:table-cell table:formula="of:=LEFT([.C48];SEARCH(&quot; &quot;;[.C48];1))" office:value-type="string" office:string-value="Julie " calcext:value-type="string">
            <text:p>Julie </text:p>
          </table:table-cell>
          <table:table-cell table:formula="of:=RIGHT([.C48];LEN([.C48])-SEARCH(&quot; &quot;;[.C48];1))" office:value-type="string" office:string-value="Guillet" calcext:value-type="string">
            <text:p>Guillet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6" calcext:value-type="float">
            <text:p>16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48]+[.G$2]*[.G48]+[.H$2]*[.H48]+[.I$2]*[.I48])/SUM([.F$2:.I$2])" office:value-type="float" office:value="13.875" calcext:value-type="float">
            <text:p>13,875</text:p>
          </table:table-cell>
          <table:table-cell table:formula="of:=IF([.J4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Roméo Bertin</text:p>
          </table:table-cell>
          <table:table-cell table:formula="of:=LEFT([.C49];SEARCH(&quot; &quot;;[.C49];1))" office:value-type="string" office:string-value="Roméo " calcext:value-type="string">
            <text:p>Roméo </text:p>
          </table:table-cell>
          <table:table-cell table:formula="of:=RIGHT([.C49];LEN([.C49])-SEARCH(&quot; &quot;;[.C49];1))" office:value-type="string" office:string-value="Bertin" calcext:value-type="string">
            <text:p>Bertin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1)" office:value-type="float" office:value="7.5" calcext:value-type="float">
            <text:p>7,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49]+[.G$2]*[.G49]+[.H$2]*[.H49]+[.I$2]*[.I49])/SUM([.F$2:.I$2])" office:value-type="float" office:value="11.125" calcext:value-type="float">
            <text:p>11,125</text:p>
          </table:table-cell>
          <table:table-cell table:formula="of:=IF([.J4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0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Serge Chambon</text:p>
          </table:table-cell>
          <table:table-cell table:formula="of:=LEFT([.C50];SEARCH(&quot; &quot;;[.C50];1))" office:value-type="string" office:string-value="Serge " calcext:value-type="string">
            <text:p>Serge </text:p>
          </table:table-cell>
          <table:table-cell table:formula="of:=RIGHT([.C50];LEN([.C50])-SEARCH(&quot; &quot;;[.C50];1))" office:value-type="string" office:string-value="Chambon" calcext:value-type="string">
            <text:p>Chambon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5.8" calcext:value-type="float">
            <text:p>15,8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50]+[.G$2]*[.G50]+[.H$2]*[.H50]+[.I$2]*[.I50])/SUM([.F$2:.I$2])" office:value-type="float" office:value="12.2375" calcext:value-type="float">
            <text:p>12,2375</text:p>
          </table:table-cell>
          <table:table-cell table:formula="of:=IF([.J5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1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Ysaline Geslin</text:p>
          </table:table-cell>
          <table:table-cell table:formula="of:=LEFT([.C51];SEARCH(&quot; &quot;;[.C51];1))" office:value-type="string" office:string-value="Ysaline " calcext:value-type="string">
            <text:p>Ysaline </text:p>
          </table:table-cell>
          <table:table-cell table:formula="of:=RIGHT([.C51];LEN([.C51])-SEARCH(&quot; &quot;;[.C51];1))" office:value-type="string" office:string-value="Geslin" calcext:value-type="string">
            <text:p>Geslin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8.1" calcext:value-type="float">
            <text:p>18,1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([.F$2]*[.F51]+[.G$2]*[.G51]+[.H$2]*[.H51]+[.I$2]*[.I51])/SUM([.F$2:.I$2])" office:value-type="float" office:value="15.0375" calcext:value-type="float">
            <text:p>15,0375</text:p>
          </table:table-cell>
          <table:table-cell table:formula="of:=IF([.J5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Fernand Alexandre</text:p>
          </table:table-cell>
          <table:table-cell table:formula="of:=LEFT([.C52];SEARCH(&quot; &quot;;[.C52];1))" office:value-type="string" office:string-value="Fernand " calcext:value-type="string">
            <text:p>Fernand </text:p>
          </table:table-cell>
          <table:table-cell table:formula="of:=RIGHT([.C52];LEN([.C52])-SEARCH(&quot; &quot;;[.C52];1))" office:value-type="string" office:string-value="Alexandre" calcext:value-type="string">
            <text:p>Alexandre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4.1" calcext:value-type="float">
            <text:p>14,1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52]+[.G$2]*[.G52]+[.H$2]*[.H52]+[.I$2]*[.I52])/SUM([.F$2:.I$2])" office:value-type="float" office:value="13.725" calcext:value-type="float">
            <text:p>13,725</text:p>
          </table:table-cell>
          <table:table-cell table:formula="of:=IF([.J5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3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Wilfried-Eloi William</text:p>
          </table:table-cell>
          <table:table-cell table:formula="of:=LEFT([.C53];SEARCH(&quot; &quot;;[.C53];1))" office:value-type="string" office:string-value="Wilfried-Eloi " calcext:value-type="string">
            <text:p>Wilfried-Eloi </text:p>
          </table:table-cell>
          <table:table-cell table:formula="of:=RIGHT([.C53];LEN([.C53])-SEARCH(&quot; &quot;;[.C53];1))" office:value-type="string" office:string-value="William" calcext:value-type="string">
            <text:p>William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6.2" calcext:value-type="float">
            <text:p>16,2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53]+[.G$2]*[.G53]+[.H$2]*[.H53]+[.I$2]*[.I53])/SUM([.F$2:.I$2])" office:value-type="float" office:value="15.0125" calcext:value-type="float">
            <text:p>15,0125</text:p>
          </table:table-cell>
          <table:table-cell table:formula="of:=IF([.J5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4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udebert Dupuis</text:p>
          </table:table-cell>
          <table:table-cell table:formula="of:=LEFT([.C54];SEARCH(&quot; &quot;;[.C54];1))" office:value-type="string" office:string-value="Audebert " calcext:value-type="string">
            <text:p>Audebert </text:p>
          </table:table-cell>
          <table:table-cell table:formula="of:=RIGHT([.C54];LEN([.C54])-SEARCH(&quot; &quot;;[.C54];1))" office:value-type="string" office:string-value="Dupuis" calcext:value-type="string">
            <text:p>Dupuis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9.6" calcext:value-type="float">
            <text:p>19,6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54]+[.G$2]*[.G54]+[.H$2]*[.H54]+[.I$2]*[.I54])/SUM([.F$2:.I$2])" office:value-type="float" office:value="18.225" calcext:value-type="float">
            <text:p>18,225</text:p>
          </table:table-cell>
          <table:table-cell table:formula="of:=IF([.J5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5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urèle Mariani</text:p>
          </table:table-cell>
          <table:table-cell table:formula="of:=LEFT([.C55];SEARCH(&quot; &quot;;[.C55];1))" office:value-type="string" office:string-value="Aurèle " calcext:value-type="string">
            <text:p>Aurèle </text:p>
          </table:table-cell>
          <table:table-cell table:formula="of:=RIGHT([.C55];LEN([.C55])-SEARCH(&quot; &quot;;[.C55];1))" office:value-type="string" office:string-value="Mariani" calcext:value-type="string">
            <text:p>Mariani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7.8" calcext:value-type="float">
            <text:p>7,8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55]+[.G$2]*[.G55]+[.H$2]*[.H55]+[.I$2]*[.I55])/SUM([.F$2:.I$2])" office:value-type="float" office:value="9.175" calcext:value-type="float">
            <text:p>9,175</text:p>
          </table:table-cell>
          <table:table-cell table:formula="of:=IF([.J55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6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lthée Labarre</text:p>
          </table:table-cell>
          <table:table-cell table:formula="of:=LEFT([.C56];SEARCH(&quot; &quot;;[.C56];1))" office:value-type="string" office:string-value="Althée " calcext:value-type="string">
            <text:p>Althée </text:p>
          </table:table-cell>
          <table:table-cell table:formula="of:=RIGHT([.C56];LEN([.C56])-SEARCH(&quot; &quot;;[.C56];1))" office:value-type="string" office:string-value="Labarre" calcext:value-type="string">
            <text:p>Labarre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12.7" calcext:value-type="float">
            <text:p>12,7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56]+[.G$2]*[.G56]+[.H$2]*[.H56]+[.I$2]*[.I56])/SUM([.F$2:.I$2])" office:value-type="float" office:value="13.3875" calcext:value-type="float">
            <text:p>13,3875</text:p>
          </table:table-cell>
          <table:table-cell table:formula="of:=IF([.J5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7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Martine-Yvette Lesage</text:p>
          </table:table-cell>
          <table:table-cell table:formula="of:=LEFT([.C57];SEARCH(&quot; &quot;;[.C57];1))" office:value-type="string" office:string-value="Martine-Yvette " calcext:value-type="string">
            <text:p>Martine-Yvette </text:p>
          </table:table-cell>
          <table:table-cell table:formula="of:=RIGHT([.C57];LEN([.C57])-SEARCH(&quot; &quot;;[.C57];1))" office:value-type="string" office:string-value="Lesage" calcext:value-type="string">
            <text:p>Lesage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1)" office:value-type="float" office:value="15.1" calcext:value-type="float">
            <text:p>15,1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57]+[.G$2]*[.G57]+[.H$2]*[.H57]+[.I$2]*[.I57])/SUM([.F$2:.I$2])" office:value-type="float" office:value="12.9125" calcext:value-type="float">
            <text:p>12,9125</text:p>
          </table:table-cell>
          <table:table-cell table:formula="of:=IF([.J5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8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driana Leger</text:p>
          </table:table-cell>
          <table:table-cell table:formula="of:=LEFT([.C58];SEARCH(&quot; &quot;;[.C58];1))" office:value-type="string" office:string-value="Adriana " calcext:value-type="string">
            <text:p>Adriana </text:p>
          </table:table-cell>
          <table:table-cell table:formula="of:=RIGHT([.C58];LEN([.C58])-SEARCH(&quot; &quot;;[.C58];1))" office:value-type="string" office:string-value="Leger" calcext:value-type="string">
            <text:p>Leger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8.8" calcext:value-type="float">
            <text:p>8,8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([.F$2]*[.F58]+[.G$2]*[.G58]+[.H$2]*[.H58]+[.I$2]*[.I58])/SUM([.F$2:.I$2])" office:value-type="float" office:value="12.7375" calcext:value-type="float">
            <text:p>12,7375</text:p>
          </table:table-cell>
          <table:table-cell table:formula="of:=IF([.J5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9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Gautier Laroche</text:p>
          </table:table-cell>
          <table:table-cell table:formula="of:=LEFT([.C59];SEARCH(&quot; &quot;;[.C59];1))" office:value-type="string" office:string-value="Gautier " calcext:value-type="string">
            <text:p>Gautier </text:p>
          </table:table-cell>
          <table:table-cell table:formula="of:=RIGHT([.C59];LEN([.C59])-SEARCH(&quot; &quot;;[.C59];1))" office:value-type="string" office:string-value="Laroche" calcext:value-type="string">
            <text:p>Laroche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6.5" calcext:value-type="float">
            <text:p>16,5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([.F$2]*[.F59]+[.G$2]*[.G59]+[.H$2]*[.H59]+[.I$2]*[.I59])/SUM([.F$2:.I$2])" office:value-type="float" office:value="14.625" calcext:value-type="float">
            <text:p>14,625</text:p>
          </table:table-cell>
          <table:table-cell table:formula="of:=IF([.J5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0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rchange Chirac</text:p>
          </table:table-cell>
          <table:table-cell table:formula="of:=LEFT([.C60];SEARCH(&quot; &quot;;[.C60];1))" office:value-type="string" office:string-value="Archange " calcext:value-type="string">
            <text:p>Archange </text:p>
          </table:table-cell>
          <table:table-cell table:formula="of:=RIGHT([.C60];LEN([.C60])-SEARCH(&quot; &quot;;[.C60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1)" office:value-type="float" office:value="14.4" calcext:value-type="float">
            <text:p>14,4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60]+[.G$2]*[.G60]+[.H$2]*[.H60]+[.I$2]*[.I60])/SUM([.F$2:.I$2])" office:value-type="float" office:value="11.4625" calcext:value-type="float">
            <text:p>11,4625</text:p>
          </table:table-cell>
          <table:table-cell table:formula="of:=IF([.J6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1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Christiane Mouret</text:p>
          </table:table-cell>
          <table:table-cell table:formula="of:=LEFT([.C61];SEARCH(&quot; &quot;;[.C61];1))" office:value-type="string" office:string-value="Christiane " calcext:value-type="string">
            <text:p>Christiane </text:p>
          </table:table-cell>
          <table:table-cell table:formula="of:=RIGHT([.C61];LEN([.C61])-SEARCH(&quot; &quot;;[.C61];1))" office:value-type="string" office:string-value="Mouret" calcext:value-type="string">
            <text:p>Mouret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9.5" calcext:value-type="float">
            <text:p>9,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61]+[.G$2]*[.G61]+[.H$2]*[.H61]+[.I$2]*[.I61])/SUM([.F$2:.I$2])" office:value-type="float" office:value="10.125" calcext:value-type="float">
            <text:p>10,125</text:p>
          </table:table-cell>
          <table:table-cell table:formula="of:=IF([.J6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2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nne-Automne Roussel</text:p>
          </table:table-cell>
          <table:table-cell table:formula="of:=LEFT([.C62];SEARCH(&quot; &quot;;[.C62];1))" office:value-type="string" office:string-value="Anne-Automne " calcext:value-type="string">
            <text:p>Anne-Automne </text:p>
          </table:table-cell>
          <table:table-cell table:formula="of:=RIGHT([.C62];LEN([.C62])-SEARCH(&quot; &quot;;[.C62];1))" office:value-type="string" office:string-value="Roussel" calcext:value-type="string">
            <text:p>Roussel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1)" office:value-type="float" office:value="8.8" calcext:value-type="float">
            <text:p>8,8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([.F$2]*[.F62]+[.G$2]*[.G62]+[.H$2]*[.H62]+[.I$2]*[.I62])/SUM([.F$2:.I$2])" office:value-type="float" office:value="11.9875" calcext:value-type="float">
            <text:p>11,9875</text:p>
          </table:table-cell>
          <table:table-cell table:formula="of:=IF([.J6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3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gapet-Ysaline Henry</text:p>
          </table:table-cell>
          <table:table-cell table:formula="of:=LEFT([.C63];SEARCH(&quot; &quot;;[.C63];1))" office:value-type="string" office:string-value="Agapet-Ysaline " calcext:value-type="string">
            <text:p>Agapet-Ysaline </text:p>
          </table:table-cell>
          <table:table-cell table:formula="of:=RIGHT([.C63];LEN([.C63])-SEARCH(&quot; &quot;;[.C63];1))" office:value-type="string" office:string-value="Henry" calcext:value-type="string">
            <text:p>Henry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9.3" calcext:value-type="float">
            <text:p>9,3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([.F$2]*[.F63]+[.G$2]*[.G63]+[.H$2]*[.H63]+[.I$2]*[.I63])/SUM([.F$2:.I$2])" office:value-type="float" office:value="10.6125" calcext:value-type="float">
            <text:p>10,6125</text:p>
          </table:table-cell>
          <table:table-cell table:formula="of:=IF([.J6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4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ntoinette Tang</text:p>
          </table:table-cell>
          <table:table-cell table:formula="of:=LEFT([.C64];SEARCH(&quot; &quot;;[.C64];1))" office:value-type="string" office:string-value="Antoinette " calcext:value-type="string">
            <text:p>Antoinette </text:p>
          </table:table-cell>
          <table:table-cell table:formula="of:=RIGHT([.C64];LEN([.C64])-SEARCH(&quot; &quot;;[.C64];1))" office:value-type="string" office:string-value="Tang" calcext:value-type="string">
            <text:p>Tang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4" calcext:value-type="float">
            <text:p>14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64]+[.G$2]*[.G64]+[.H$2]*[.H64]+[.I$2]*[.I64])/SUM([.F$2:.I$2])" office:value-type="float" office:value="15.625" calcext:value-type="float">
            <text:p>15,625</text:p>
          </table:table-cell>
          <table:table-cell table:formula="of:=IF([.J6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5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Nicole Lesage</text:p>
          </table:table-cell>
          <table:table-cell table:formula="of:=LEFT([.C65];SEARCH(&quot; &quot;;[.C65];1))" office:value-type="string" office:string-value="Nicole " calcext:value-type="string">
            <text:p>Nicole </text:p>
          </table:table-cell>
          <table:table-cell table:formula="of:=RIGHT([.C65];LEN([.C65])-SEARCH(&quot; &quot;;[.C65];1))" office:value-type="string" office:string-value="Lesage" calcext:value-type="string">
            <text:p>Lesage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1)" office:value-type="float" office:value="10.4" calcext:value-type="float">
            <text:p>10,4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([.F$2]*[.F65]+[.G$2]*[.G65]+[.H$2]*[.H65]+[.I$2]*[.I65])/SUM([.F$2:.I$2])" office:value-type="float" office:value="11.15" calcext:value-type="float">
            <text:p>11,15</text:p>
          </table:table-cell>
          <table:table-cell table:formula="of:=IF([.J6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6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Francia Phan</text:p>
          </table:table-cell>
          <table:table-cell table:formula="of:=LEFT([.C66];SEARCH(&quot; &quot;;[.C66];1))" office:value-type="string" office:string-value="Francia " calcext:value-type="string">
            <text:p>Francia </text:p>
          </table:table-cell>
          <table:table-cell table:formula="of:=RIGHT([.C66];LEN([.C66])-SEARCH(&quot; &quot;;[.C66];1))" office:value-type="string" office:string-value="Phan" calcext:value-type="string">
            <text:p>Phan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4.8" calcext:value-type="float">
            <text:p>14,8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([.F$2]*[.F66]+[.G$2]*[.G66]+[.H$2]*[.H66]+[.I$2]*[.I66])/SUM([.F$2:.I$2])" office:value-type="float" office:value="11.675" calcext:value-type="float">
            <text:p>11,675</text:p>
          </table:table-cell>
          <table:table-cell table:formula="of:=IF([.J6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7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Guillaume-Georges Pernin</text:p>
          </table:table-cell>
          <table:table-cell table:formula="of:=LEFT([.C67];SEARCH(&quot; &quot;;[.C67];1))" office:value-type="string" office:string-value="Guillaume-Georges " calcext:value-type="string">
            <text:p>Guillaume-Georges </text:p>
          </table:table-cell>
          <table:table-cell table:formula="of:=RIGHT([.C67];LEN([.C67])-SEARCH(&quot; &quot;;[.C67];1))" office:value-type="string" office:string-value="Pernin" calcext:value-type="string">
            <text:p>Pernin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9.2" calcext:value-type="float">
            <text:p>19,2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67]+[.G$2]*[.G67]+[.H$2]*[.H67]+[.I$2]*[.I67])/SUM([.F$2:.I$2])" office:value-type="float" office:value="18.2" calcext:value-type="float">
            <text:p>18,2</text:p>
          </table:table-cell>
          <table:table-cell table:formula="of:=IF([.J6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8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Lætitia Gasnier</text:p>
          </table:table-cell>
          <table:table-cell table:formula="of:=LEFT([.C68];SEARCH(&quot; &quot;;[.C68];1))" office:value-type="string" office:string-value="Lætitia " calcext:value-type="string">
            <text:p>Lætitia </text:p>
          </table:table-cell>
          <table:table-cell table:formula="of:=RIGHT([.C68];LEN([.C68])-SEARCH(&quot; &quot;;[.C68];1))" office:value-type="string" office:string-value="Gasnier" calcext:value-type="string">
            <text:p>Gasnier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1.8" calcext:value-type="float">
            <text:p>11,8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68]+[.G$2]*[.G68]+[.H$2]*[.H68]+[.I$2]*[.I68])/SUM([.F$2:.I$2])" office:value-type="float" office:value="11.3625" calcext:value-type="float">
            <text:p>11,3625</text:p>
          </table:table-cell>
          <table:table-cell table:formula="of:=IF([.J6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Léa Piron</text:p>
          </table:table-cell>
          <table:table-cell table:formula="of:=LEFT([.C69];SEARCH(&quot; &quot;;[.C69];1))" office:value-type="string" office:string-value="Léa " calcext:value-type="string">
            <text:p>Léa </text:p>
          </table:table-cell>
          <table:table-cell table:formula="of:=RIGHT([.C69];LEN([.C69])-SEARCH(&quot; &quot;;[.C69];1))" office:value-type="string" office:string-value="Piron" calcext:value-type="string">
            <text:p>Piron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3" calcext:value-type="float">
            <text:p>13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([.F$2]*[.F69]+[.G$2]*[.G69]+[.H$2]*[.H69]+[.I$2]*[.I69])/SUM([.F$2:.I$2])" office:value-type="float" office:value="11.75" calcext:value-type="float">
            <text:p>11,75</text:p>
          </table:table-cell>
          <table:table-cell table:formula="of:=IF([.J6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0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Iris Nicolas</text:p>
          </table:table-cell>
          <table:table-cell table:formula="of:=LEFT([.C70];SEARCH(&quot; &quot;;[.C70];1))" office:value-type="string" office:string-value="Iris " calcext:value-type="string">
            <text:p>Iris </text:p>
          </table:table-cell>
          <table:table-cell table:formula="of:=RIGHT([.C70];LEN([.C70])-SEARCH(&quot; &quot;;[.C70];1))" office:value-type="string" office:string-value="Nicolas" calcext:value-type="string">
            <text:p>Nicolas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9" calcext:value-type="float">
            <text:p>9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70]+[.G$2]*[.G70]+[.H$2]*[.H70]+[.I$2]*[.I70])/SUM([.F$2:.I$2])" office:value-type="float" office:value="9.875" calcext:value-type="float">
            <text:p>9,875</text:p>
          </table:table-cell>
          <table:table-cell table:formula="of:=IF([.J70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1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lbéric Dupond</text:p>
          </table:table-cell>
          <table:table-cell table:formula="of:=LEFT([.C71];SEARCH(&quot; &quot;;[.C71];1))" office:value-type="string" office:string-value="Albéric " calcext:value-type="string">
            <text:p>Albéric </text:p>
          </table:table-cell>
          <table:table-cell table:formula="of:=RIGHT([.C71];LEN([.C71])-SEARCH(&quot; &quot;;[.C71];1))" office:value-type="string" office:string-value="Dupond" calcext:value-type="string">
            <text:p>Dupond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2.8" calcext:value-type="float">
            <text:p>12,8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71]+[.G$2]*[.G71]+[.H$2]*[.H71]+[.I$2]*[.I71])/SUM([.F$2:.I$2])" office:value-type="float" office:value="15.7375" calcext:value-type="float">
            <text:p>15,7375</text:p>
          </table:table-cell>
          <table:table-cell table:formula="of:=IF([.J7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Clémentine Moreno</text:p>
          </table:table-cell>
          <table:table-cell table:formula="of:=LEFT([.C72];SEARCH(&quot; &quot;;[.C72];1))" office:value-type="string" office:string-value="Clémentine " calcext:value-type="string">
            <text:p>Clémentine </text:p>
          </table:table-cell>
          <table:table-cell table:formula="of:=RIGHT([.C72];LEN([.C72])-SEARCH(&quot; &quot;;[.C72];1))" office:value-type="string" office:string-value="Moreno" calcext:value-type="string">
            <text:p>Moreno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16.3" calcext:value-type="float">
            <text:p>16,3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72]+[.G$2]*[.G72]+[.H$2]*[.H72]+[.I$2]*[.I72])/SUM([.F$2:.I$2])" office:value-type="float" office:value="13.4875" calcext:value-type="float">
            <text:p>13,4875</text:p>
          </table:table-cell>
          <table:table-cell table:formula="of:=IF([.J7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3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ngèle Cabrol</text:p>
          </table:table-cell>
          <table:table-cell table:formula="of:=LEFT([.C73];SEARCH(&quot; &quot;;[.C73];1))" office:value-type="string" office:string-value="Angèle " calcext:value-type="string">
            <text:p>Angèle </text:p>
          </table:table-cell>
          <table:table-cell table:formula="of:=RIGHT([.C73];LEN([.C73])-SEARCH(&quot; &quot;;[.C73];1))" office:value-type="string" office:string-value="Cabrol" calcext:value-type="string">
            <text:p>Cabrol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8.2" calcext:value-type="float">
            <text:p>18,2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73]+[.G$2]*[.G73]+[.H$2]*[.H73]+[.I$2]*[.I73])/SUM([.F$2:.I$2])" office:value-type="float" office:value="17.95" calcext:value-type="float">
            <text:p>17,95</text:p>
          </table:table-cell>
          <table:table-cell table:formula="of:=IF([.J7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4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bsalon-Patrice Louis</text:p>
          </table:table-cell>
          <table:table-cell table:formula="of:=LEFT([.C74];SEARCH(&quot; &quot;;[.C74];1))" office:value-type="string" office:string-value="Absalon-Patrice " calcext:value-type="string">
            <text:p>Absalon-Patrice </text:p>
          </table:table-cell>
          <table:table-cell table:formula="of:=RIGHT([.C74];LEN([.C74])-SEARCH(&quot; &quot;;[.C74];1))" office:value-type="string" office:string-value="Louis" calcext:value-type="string">
            <text:p>Louis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7.8" calcext:value-type="float">
            <text:p>7,8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74]+[.G$2]*[.G74]+[.H$2]*[.H74]+[.I$2]*[.I74])/SUM([.F$2:.I$2])" office:value-type="float" office:value="12.8625" calcext:value-type="float">
            <text:p>12,8625</text:p>
          </table:table-cell>
          <table:table-cell table:formula="of:=IF([.J7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5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Serge Jeannin</text:p>
          </table:table-cell>
          <table:table-cell table:formula="of:=LEFT([.C75];SEARCH(&quot; &quot;;[.C75];1))" office:value-type="string" office:string-value="Serge " calcext:value-type="string">
            <text:p>Serge </text:p>
          </table:table-cell>
          <table:table-cell table:formula="of:=RIGHT([.C75];LEN([.C75])-SEARCH(&quot; &quot;;[.C75];1))" office:value-type="string" office:string-value="Jeannin" calcext:value-type="string">
            <text:p>Jeannin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9.8" calcext:value-type="float">
            <text:p>19,8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([.F$2]*[.F75]+[.G$2]*[.G75]+[.H$2]*[.H75]+[.I$2]*[.I75])/SUM([.F$2:.I$2])" office:value-type="float" office:value="12.925" calcext:value-type="float">
            <text:p>12,925</text:p>
          </table:table-cell>
          <table:table-cell table:formula="of:=IF([.J7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6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Éléonore Chirac</text:p>
          </table:table-cell>
          <table:table-cell table:formula="of:=LEFT([.C76];SEARCH(&quot; &quot;;[.C76];1))" office:value-type="string" office:string-value="Éléonore " calcext:value-type="string">
            <text:p>Éléonore </text:p>
          </table:table-cell>
          <table:table-cell table:formula="of:=RIGHT([.C76];LEN([.C76])-SEARCH(&quot; &quot;;[.C76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12.7" calcext:value-type="float">
            <text:p>12,7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76]+[.G$2]*[.G76]+[.H$2]*[.H76]+[.I$2]*[.I76])/SUM([.F$2:.I$2])" office:value-type="float" office:value="10.6375" calcext:value-type="float">
            <text:p>10,6375</text:p>
          </table:table-cell>
          <table:table-cell table:formula="of:=IF([.J7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7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Fanny Dufour</text:p>
          </table:table-cell>
          <table:table-cell table:formula="of:=LEFT([.C77];SEARCH(&quot; &quot;;[.C77];1))" office:value-type="string" office:string-value="Fanny " calcext:value-type="string">
            <text:p>Fanny </text:p>
          </table:table-cell>
          <table:table-cell table:formula="of:=RIGHT([.C77];LEN([.C77])-SEARCH(&quot; &quot;;[.C77];1))" office:value-type="string" office:string-value="Dufour" calcext:value-type="string">
            <text:p>Dufour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1)" office:value-type="float" office:value="8.4" calcext:value-type="float">
            <text:p>8,4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([.F$2]*[.F77]+[.G$2]*[.G77]+[.H$2]*[.H77]+[.I$2]*[.I77])/SUM([.F$2:.I$2])" office:value-type="float" office:value="10.9625" calcext:value-type="float">
            <text:p>10,9625</text:p>
          </table:table-cell>
          <table:table-cell table:formula="of:=IF([.J7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8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lphée Alicia</text:p>
          </table:table-cell>
          <table:table-cell table:formula="of:=LEFT([.C78];SEARCH(&quot; &quot;;[.C78];1))" office:value-type="string" office:string-value="Alphée " calcext:value-type="string">
            <text:p>Alphée </text:p>
          </table:table-cell>
          <table:table-cell table:formula="of:=RIGHT([.C78];LEN([.C78])-SEARCH(&quot; &quot;;[.C78];1))" office:value-type="string" office:string-value="Alicia" calcext:value-type="string">
            <text:p>Alicia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6.7" calcext:value-type="float">
            <text:p>16,7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([.F$2]*[.F78]+[.G$2]*[.G78]+[.H$2]*[.H78]+[.I$2]*[.I78])/SUM([.F$2:.I$2])" office:value-type="float" office:value="15.95" calcext:value-type="float">
            <text:p>15,95</text:p>
          </table:table-cell>
          <table:table-cell table:formula="of:=IF([.J7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9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Mélissa Diaz</text:p>
          </table:table-cell>
          <table:table-cell table:formula="of:=LEFT([.C79];SEARCH(&quot; &quot;;[.C79];1))" office:value-type="string" office:string-value="Mélissa " calcext:value-type="string">
            <text:p>Mélissa </text:p>
          </table:table-cell>
          <table:table-cell table:formula="of:=RIGHT([.C79];LEN([.C79])-SEARCH(&quot; &quot;;[.C79];1))" office:value-type="string" office:string-value="Diaz" calcext:value-type="string">
            <text:p>Diaz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8.7" calcext:value-type="float">
            <text:p>8,7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79]+[.G$2]*[.G79]+[.H$2]*[.H79]+[.I$2]*[.I79])/SUM([.F$2:.I$2])" office:value-type="float" office:value="12.1375" calcext:value-type="float">
            <text:p>12,1375</text:p>
          </table:table-cell>
          <table:table-cell table:formula="of:=IF([.J7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0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Régis Antonio</text:p>
          </table:table-cell>
          <table:table-cell table:formula="of:=LEFT([.C80];SEARCH(&quot; &quot;;[.C80];1))" office:value-type="string" office:string-value="Régis " calcext:value-type="string">
            <text:p>Régis </text:p>
          </table:table-cell>
          <table:table-cell table:formula="of:=RIGHT([.C80];LEN([.C80])-SEARCH(&quot; &quot;;[.C80];1))" office:value-type="string" office:string-value="Antonio" calcext:value-type="string">
            <text:p>Antonio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8.5" calcext:value-type="float">
            <text:p>8,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80]+[.G$2]*[.G80]+[.H$2]*[.H80]+[.I$2]*[.I80])/SUM([.F$2:.I$2])" office:value-type="float" office:value="14.625" calcext:value-type="float">
            <text:p>14,625</text:p>
          </table:table-cell>
          <table:table-cell table:formula="of:=IF([.J8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1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Pulchérie Pottier</text:p>
          </table:table-cell>
          <table:table-cell table:formula="of:=LEFT([.C81];SEARCH(&quot; &quot;;[.C81];1))" office:value-type="string" office:string-value="Pulchérie " calcext:value-type="string">
            <text:p>Pulchérie </text:p>
          </table:table-cell>
          <table:table-cell table:formula="of:=RIGHT([.C81];LEN([.C81])-SEARCH(&quot; &quot;;[.C81];1))" office:value-type="string" office:string-value="Pottier" calcext:value-type="string">
            <text:p>Pottier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1)" office:value-type="float" office:value="12.4" calcext:value-type="float">
            <text:p>12,4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81]+[.G$2]*[.G81]+[.H$2]*[.H81]+[.I$2]*[.I81])/SUM([.F$2:.I$2])" office:value-type="float" office:value="14.65" calcext:value-type="float">
            <text:p>14,65</text:p>
          </table:table-cell>
          <table:table-cell table:formula="of:=IF([.J8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2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Jean-Philippine Robinet</text:p>
          </table:table-cell>
          <table:table-cell table:formula="of:=LEFT([.C82];SEARCH(&quot; &quot;;[.C82];1))" office:value-type="string" office:string-value="Jean-Philippine " calcext:value-type="string">
            <text:p>Jean-Philippine </text:p>
          </table:table-cell>
          <table:table-cell table:formula="of:=RIGHT([.C82];LEN([.C82])-SEARCH(&quot; &quot;;[.C82];1))" office:value-type="string" office:string-value="Robinet" calcext:value-type="string">
            <text:p>Robinet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19.3" calcext:value-type="float">
            <text:p>19,3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82]+[.G$2]*[.G82]+[.H$2]*[.H82]+[.I$2]*[.I82])/SUM([.F$2:.I$2])" office:value-type="float" office:value="18.3" calcext:value-type="float">
            <text:p>18,3</text:p>
          </table:table-cell>
          <table:table-cell table:formula="of:=IF([.J8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3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Jacinthe Lebrun</text:p>
          </table:table-cell>
          <table:table-cell table:formula="of:=LEFT([.C83];SEARCH(&quot; &quot;;[.C83];1))" office:value-type="string" office:string-value="Jacinthe " calcext:value-type="string">
            <text:p>Jacinthe </text:p>
          </table:table-cell>
          <table:table-cell table:formula="of:=RIGHT([.C83];LEN([.C83])-SEARCH(&quot; &quot;;[.C83];1))" office:value-type="string" office:string-value="Lebrun" calcext:value-type="string">
            <text:p>Lebrun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5.1" calcext:value-type="float">
            <text:p>15,1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83]+[.G$2]*[.G83]+[.H$2]*[.H83]+[.I$2]*[.I83])/SUM([.F$2:.I$2])" office:value-type="float" office:value="13.0375" calcext:value-type="float">
            <text:p>13,0375</text:p>
          </table:table-cell>
          <table:table-cell table:formula="of:=IF([.J8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4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hloé Lenormand</text:p>
          </table:table-cell>
          <table:table-cell table:formula="of:=LEFT([.C84];SEARCH(&quot; &quot;;[.C84];1))" office:value-type="string" office:string-value="Chloé " calcext:value-type="string">
            <text:p>Chloé </text:p>
          </table:table-cell>
          <table:table-cell table:formula="of:=RIGHT([.C84];LEN([.C84])-SEARCH(&quot; &quot;;[.C84];1))" office:value-type="string" office:string-value="Lenormand" calcext:value-type="string">
            <text:p>Lenormand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8.5" calcext:value-type="float">
            <text:p>8,5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([.F$2]*[.F84]+[.G$2]*[.G84]+[.H$2]*[.H84]+[.I$2]*[.I84])/SUM([.F$2:.I$2])" office:value-type="float" office:value="11.125" calcext:value-type="float">
            <text:p>11,125</text:p>
          </table:table-cell>
          <table:table-cell table:formula="of:=IF([.J8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5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Brice Blue</text:p>
          </table:table-cell>
          <table:table-cell table:formula="of:=LEFT([.C85];SEARCH(&quot; &quot;;[.C85];1))" office:value-type="string" office:string-value="Brice " calcext:value-type="string">
            <text:p>Brice </text:p>
          </table:table-cell>
          <table:table-cell table:formula="of:=RIGHT([.C85];LEN([.C85])-SEARCH(&quot; &quot;;[.C85];1))" office:value-type="string" office:string-value="Blue" calcext:value-type="string">
            <text:p>Blue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8.9" calcext:value-type="float">
            <text:p>18,9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85]+[.G$2]*[.G85]+[.H$2]*[.H85]+[.I$2]*[.I85])/SUM([.F$2:.I$2])" office:value-type="float" office:value="16.4" calcext:value-type="float">
            <text:p>16,4</text:p>
          </table:table-cell>
          <table:table-cell table:formula="of:=IF([.J8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6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Élise-Romain Kuhn</text:p>
          </table:table-cell>
          <table:table-cell table:formula="of:=LEFT([.C86];SEARCH(&quot; &quot;;[.C86];1))" office:value-type="string" office:string-value="Élise-Romain " calcext:value-type="string">
            <text:p>Élise-Romain </text:p>
          </table:table-cell>
          <table:table-cell table:formula="of:=RIGHT([.C86];LEN([.C86])-SEARCH(&quot; &quot;;[.C86];1))" office:value-type="string" office:string-value="Kuhn" calcext:value-type="string">
            <text:p>Kuhn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15.4" calcext:value-type="float">
            <text:p>15,4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86]+[.G$2]*[.G86]+[.H$2]*[.H86]+[.I$2]*[.I86])/SUM([.F$2:.I$2])" office:value-type="float" office:value="14.9" calcext:value-type="float">
            <text:p>14,9</text:p>
          </table:table-cell>
          <table:table-cell table:formula="of:=IF([.J8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7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David Bah</text:p>
          </table:table-cell>
          <table:table-cell table:formula="of:=LEFT([.C87];SEARCH(&quot; &quot;;[.C87];1))" office:value-type="string" office:string-value="David " calcext:value-type="string">
            <text:p>David </text:p>
          </table:table-cell>
          <table:table-cell table:formula="of:=RIGHT([.C87];LEN([.C87])-SEARCH(&quot; &quot;;[.C87];1))" office:value-type="string" office:string-value="Bah" calcext:value-type="string">
            <text:p>Bah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1)" office:value-type="float" office:value="13.7" calcext:value-type="float">
            <text:p>13,7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([.F$2]*[.F87]+[.G$2]*[.G87]+[.H$2]*[.H87]+[.I$2]*[.I87])/SUM([.F$2:.I$2])" office:value-type="float" office:value="12.3875" calcext:value-type="float">
            <text:p>12,3875</text:p>
          </table:table-cell>
          <table:table-cell table:formula="of:=IF([.J8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8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Yolande Ramos</text:p>
          </table:table-cell>
          <table:table-cell table:formula="of:=LEFT([.C88];SEARCH(&quot; &quot;;[.C88];1))" office:value-type="string" office:string-value="Yolande " calcext:value-type="string">
            <text:p>Yolande </text:p>
          </table:table-cell>
          <table:table-cell table:formula="of:=RIGHT([.C88];LEN([.C88])-SEARCH(&quot; &quot;;[.C88];1))" office:value-type="string" office:string-value="Ramos" calcext:value-type="string">
            <text:p>Ramos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3.9" calcext:value-type="float">
            <text:p>13,9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([.F$2]*[.F88]+[.G$2]*[.G88]+[.H$2]*[.H88]+[.I$2]*[.I88])/SUM([.F$2:.I$2])" office:value-type="float" office:value="12.4" calcext:value-type="float">
            <text:p>12,4</text:p>
          </table:table-cell>
          <table:table-cell table:formula="of:=IF([.J8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9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lbéric Foulon</text:p>
          </table:table-cell>
          <table:table-cell table:formula="of:=LEFT([.C89];SEARCH(&quot; &quot;;[.C89];1))" office:value-type="string" office:string-value="Albéric " calcext:value-type="string">
            <text:p>Albéric </text:p>
          </table:table-cell>
          <table:table-cell table:formula="of:=RIGHT([.C89];LEN([.C89])-SEARCH(&quot; &quot;;[.C89];1))" office:value-type="string" office:string-value="Foulon" calcext:value-type="string">
            <text:p>Foulon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1)" office:value-type="float" office:value="16.7" calcext:value-type="float">
            <text:p>16,7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([.F$2]*[.F89]+[.G$2]*[.G89]+[.H$2]*[.H89]+[.I$2]*[.I89])/SUM([.F$2:.I$2])" office:value-type="float" office:value="13.8875" calcext:value-type="float">
            <text:p>13,8875</text:p>
          </table:table-cell>
          <table:table-cell table:formula="of:=IF([.J8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0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Ève Beranger</text:p>
          </table:table-cell>
          <table:table-cell table:formula="of:=LEFT([.C90];SEARCH(&quot; &quot;;[.C90];1))" office:value-type="string" office:string-value="Ève " calcext:value-type="string">
            <text:p>Ève </text:p>
          </table:table-cell>
          <table:table-cell table:formula="of:=RIGHT([.C90];LEN([.C90])-SEARCH(&quot; &quot;;[.C90];1))" office:value-type="string" office:string-value="Beranger" calcext:value-type="string">
            <text:p>Beranger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0.2" calcext:value-type="float">
            <text:p>10,2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([.F$2]*[.F90]+[.G$2]*[.G90]+[.H$2]*[.H90]+[.I$2]*[.I90])/SUM([.F$2:.I$2])" office:value-type="float" office:value="11.575" calcext:value-type="float">
            <text:p>11,575</text:p>
          </table:table-cell>
          <table:table-cell table:formula="of:=IF([.J9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1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Sophie Dietrich</text:p>
          </table:table-cell>
          <table:table-cell table:formula="of:=LEFT([.C91];SEARCH(&quot; &quot;;[.C91];1))" office:value-type="string" office:string-value="Sophie " calcext:value-type="string">
            <text:p>Sophie </text:p>
          </table:table-cell>
          <table:table-cell table:formula="of:=RIGHT([.C91];LEN([.C91])-SEARCH(&quot; &quot;;[.C91];1))" office:value-type="string" office:string-value="Dietrich" calcext:value-type="string">
            <text:p>Dietrich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8.3" calcext:value-type="float">
            <text:p>8,3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91]+[.G$2]*[.G91]+[.H$2]*[.H91]+[.I$2]*[.I91])/SUM([.F$2:.I$2])" office:value-type="float" office:value="10.3" calcext:value-type="float">
            <text:p>10,3</text:p>
          </table:table-cell>
          <table:table-cell table:formula="of:=IF([.J9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2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Quentin Deparis</text:p>
          </table:table-cell>
          <table:table-cell table:formula="of:=LEFT([.C92];SEARCH(&quot; &quot;;[.C92];1))" office:value-type="string" office:string-value="Quentin " calcext:value-type="string">
            <text:p>Quentin </text:p>
          </table:table-cell>
          <table:table-cell table:formula="of:=RIGHT([.C92];LEN([.C92])-SEARCH(&quot; &quot;;[.C92];1))" office:value-type="string" office:string-value="Deparis" calcext:value-type="string">
            <text:p>Deparis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8.8" calcext:value-type="float">
            <text:p>18,8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92]+[.G$2]*[.G92]+[.H$2]*[.H92]+[.I$2]*[.I92])/SUM([.F$2:.I$2])" office:value-type="float" office:value="14.7375" calcext:value-type="float">
            <text:p>14,7375</text:p>
          </table:table-cell>
          <table:table-cell table:formula="of:=IF([.J9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3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Alcyone-Aurélia Lejeune</text:p>
          </table:table-cell>
          <table:table-cell table:formula="of:=LEFT([.C93];SEARCH(&quot; &quot;;[.C93];1))" office:value-type="string" office:string-value="Alcyone-Aurélia " calcext:value-type="string">
            <text:p>Alcyone-Aurélia </text:p>
          </table:table-cell>
          <table:table-cell table:formula="of:=RIGHT([.C93];LEN([.C93])-SEARCH(&quot; &quot;;[.C93];1))" office:value-type="string" office:string-value="Lejeune" calcext:value-type="string">
            <text:p>Lejeune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1.6" calcext:value-type="float">
            <text:p>11,6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93]+[.G$2]*[.G93]+[.H$2]*[.H93]+[.I$2]*[.I93])/SUM([.F$2:.I$2])" office:value-type="float" office:value="13.0375" calcext:value-type="float">
            <text:p>13,0375</text:p>
          </table:table-cell>
          <table:table-cell table:formula="of:=IF([.J9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4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Patrick Chirac</text:p>
          </table:table-cell>
          <table:table-cell table:formula="of:=LEFT([.C94];SEARCH(&quot; &quot;;[.C94];1))" office:value-type="string" office:string-value="Patrick " calcext:value-type="string">
            <text:p>Patrick </text:p>
          </table:table-cell>
          <table:table-cell table:formula="of:=RIGHT([.C94];LEN([.C94])-SEARCH(&quot; &quot;;[.C94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10.2" calcext:value-type="float">
            <text:p>10,2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94]+[.G$2]*[.G94]+[.H$2]*[.H94]+[.I$2]*[.I94])/SUM([.F$2:.I$2])" office:value-type="float" office:value="13.3875" calcext:value-type="float">
            <text:p>13,3875</text:p>
          </table:table-cell>
          <table:table-cell table:formula="of:=IF([.J9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5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ntheaume Janvier</text:p>
          </table:table-cell>
          <table:table-cell table:formula="of:=LEFT([.C95];SEARCH(&quot; &quot;;[.C95];1))" office:value-type="string" office:string-value="Antheaume " calcext:value-type="string">
            <text:p>Antheaume </text:p>
          </table:table-cell>
          <table:table-cell table:formula="of:=RIGHT([.C95];LEN([.C95])-SEARCH(&quot; &quot;;[.C95];1))" office:value-type="string" office:string-value="Janvier" calcext:value-type="string">
            <text:p>Janvier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MROUND(RANDBETWEEN(75;200)/10;0.1)" office:value-type="float" office:value="12.7" calcext:value-type="float">
            <text:p>12,7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95]+[.G$2]*[.G95]+[.H$2]*[.H95]+[.I$2]*[.I95])/SUM([.F$2:.I$2])" office:value-type="float" office:value="11.8875" calcext:value-type="float">
            <text:p>11,8875</text:p>
          </table:table-cell>
          <table:table-cell table:formula="of:=IF([.J9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6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Doriane Cottin</text:p>
          </table:table-cell>
          <table:table-cell table:formula="of:=LEFT([.C96];SEARCH(&quot; &quot;;[.C96];1))" office:value-type="string" office:string-value="Doriane " calcext:value-type="string">
            <text:p>Doriane </text:p>
          </table:table-cell>
          <table:table-cell table:formula="of:=RIGHT([.C96];LEN([.C96])-SEARCH(&quot; &quot;;[.C96];1))" office:value-type="string" office:string-value="Cottin" calcext:value-type="string">
            <text:p>Cottin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4.5" calcext:value-type="float">
            <text:p>14,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96]+[.G$2]*[.G96]+[.H$2]*[.H96]+[.I$2]*[.I96])/SUM([.F$2:.I$2])" office:value-type="float" office:value="16.6875" calcext:value-type="float">
            <text:p>16,6875</text:p>
          </table:table-cell>
          <table:table-cell table:formula="of:=IF([.J9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7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Daniel-Adraste Delpech</text:p>
          </table:table-cell>
          <table:table-cell table:formula="of:=LEFT([.C97];SEARCH(&quot; &quot;;[.C97];1))" office:value-type="string" office:string-value="Daniel-Adraste " calcext:value-type="string">
            <text:p>Daniel-Adraste </text:p>
          </table:table-cell>
          <table:table-cell table:formula="of:=RIGHT([.C97];LEN([.C97])-SEARCH(&quot; &quot;;[.C97];1))" office:value-type="string" office:string-value="Delpech" calcext:value-type="string">
            <text:p>Delpech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17.6" calcext:value-type="float">
            <text:p>17,6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97]+[.G$2]*[.G97]+[.H$2]*[.H97]+[.I$2]*[.I97])/SUM([.F$2:.I$2])" office:value-type="float" office:value="17.6625" calcext:value-type="float">
            <text:p>17,6625</text:p>
          </table:table-cell>
          <table:table-cell table:formula="of:=IF([.J9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8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Mauricet Remoi</text:p>
          </table:table-cell>
          <table:table-cell table:formula="of:=LEFT([.C98];SEARCH(&quot; &quot;;[.C98];1))" office:value-type="string" office:string-value="Mauricet " calcext:value-type="string">
            <text:p>Mauricet </text:p>
          </table:table-cell>
          <table:table-cell table:formula="of:=RIGHT([.C98];LEN([.C98])-SEARCH(&quot; &quot;;[.C98];1))" office:value-type="string" office:string-value="Remoi" calcext:value-type="string">
            <text:p>Remoi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1.9" calcext:value-type="float">
            <text:p>11,9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98]+[.G$2]*[.G98]+[.H$2]*[.H98]+[.I$2]*[.I98])/SUM([.F$2:.I$2])" office:value-type="float" office:value="11.65" calcext:value-type="float">
            <text:p>11,65</text:p>
          </table:table-cell>
          <table:table-cell table:formula="of:=IF([.J9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9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rsinoé Garrigues</text:p>
          </table:table-cell>
          <table:table-cell table:formula="of:=LEFT([.C99];SEARCH(&quot; &quot;;[.C99];1))" office:value-type="string" office:string-value="Arsinoé " calcext:value-type="string">
            <text:p>Arsinoé </text:p>
          </table:table-cell>
          <table:table-cell table:formula="of:=RIGHT([.C99];LEN([.C99])-SEARCH(&quot; &quot;;[.C99];1))" office:value-type="string" office:string-value="Garrigues" calcext:value-type="string">
            <text:p>Garrigues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8.9" calcext:value-type="float">
            <text:p>18,9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([.F$2]*[.F99]+[.G$2]*[.G99]+[.H$2]*[.H99]+[.I$2]*[.I99])/SUM([.F$2:.I$2])" office:value-type="float" office:value="17.4" calcext:value-type="float">
            <text:p>17,4</text:p>
          </table:table-cell>
          <table:table-cell table:formula="of:=IF([.J9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0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Jocelyn Dubreuil</text:p>
          </table:table-cell>
          <table:table-cell table:formula="of:=LEFT([.C100];SEARCH(&quot; &quot;;[.C100];1))" office:value-type="string" office:string-value="Jocelyn " calcext:value-type="string">
            <text:p>Jocelyn </text:p>
          </table:table-cell>
          <table:table-cell table:formula="of:=RIGHT([.C100];LEN([.C100])-SEARCH(&quot; &quot;;[.C100];1))" office:value-type="string" office:string-value="Dubreuil" calcext:value-type="string">
            <text:p>Dubreuil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0.5" calcext:value-type="float">
            <text:p>10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100]+[.G$2]*[.G100]+[.H$2]*[.H100]+[.I$2]*[.I100])/SUM([.F$2:.I$2])" office:value-type="float" office:value="10.8125" calcext:value-type="float">
            <text:p>10,8125</text:p>
          </table:table-cell>
          <table:table-cell table:formula="of:=IF([.J10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1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Gertrude Ferrero</text:p>
          </table:table-cell>
          <table:table-cell table:formula="of:=LEFT([.C101];SEARCH(&quot; &quot;;[.C101];1))" office:value-type="string" office:string-value="Gertrude " calcext:value-type="string">
            <text:p>Gertrude </text:p>
          </table:table-cell>
          <table:table-cell table:formula="of:=RIGHT([.C101];LEN([.C101])-SEARCH(&quot; &quot;;[.C101];1))" office:value-type="string" office:string-value="Ferrero" calcext:value-type="string">
            <text:p>Ferrero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13.4" calcext:value-type="float">
            <text:p>13,4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([.F$2]*[.F101]+[.G$2]*[.G101]+[.H$2]*[.H101]+[.I$2]*[.I101])/SUM([.F$2:.I$2])" office:value-type="float" office:value="12.4625" calcext:value-type="float">
            <text:p>12,4625</text:p>
          </table:table-cell>
          <table:table-cell table:formula="of:=IF([.J10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2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Clémence Leclercq</text:p>
          </table:table-cell>
          <table:table-cell table:formula="of:=LEFT([.C102];SEARCH(&quot; &quot;;[.C102];1))" office:value-type="string" office:string-value="Clémence " calcext:value-type="string">
            <text:p>Clémence </text:p>
          </table:table-cell>
          <table:table-cell table:formula="of:=RIGHT([.C102];LEN([.C102])-SEARCH(&quot; &quot;;[.C102];1))" office:value-type="string" office:string-value="Leclercq" calcext:value-type="string">
            <text:p>Leclercq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1)" office:value-type="float" office:value="11.6" calcext:value-type="float">
            <text:p>11,6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02]+[.G$2]*[.G102]+[.H$2]*[.H102]+[.I$2]*[.I102])/SUM([.F$2:.I$2])" office:value-type="float" office:value="14.6" calcext:value-type="float">
            <text:p>14,6</text:p>
          </table:table-cell>
          <table:table-cell table:formula="of:=IF([.J10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3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Simone Miquel</text:p>
          </table:table-cell>
          <table:table-cell table:formula="of:=LEFT([.C103];SEARCH(&quot; &quot;;[.C103];1))" office:value-type="string" office:string-value="Simone " calcext:value-type="string">
            <text:p>Simone </text:p>
          </table:table-cell>
          <table:table-cell table:formula="of:=RIGHT([.C103];LEN([.C103])-SEARCH(&quot; &quot;;[.C103];1))" office:value-type="string" office:string-value="Miquel" calcext:value-type="string">
            <text:p>Miquel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9.4" calcext:value-type="float">
            <text:p>19,4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([.F$2]*[.F103]+[.G$2]*[.G103]+[.H$2]*[.H103]+[.I$2]*[.I103])/SUM([.F$2:.I$2])" office:value-type="float" office:value="15.525" calcext:value-type="float">
            <text:p>15,525</text:p>
          </table:table-cell>
          <table:table-cell table:formula="of:=IF([.J10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4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Pamela Parra</text:p>
          </table:table-cell>
          <table:table-cell table:formula="of:=LEFT([.C104];SEARCH(&quot; &quot;;[.C104];1))" office:value-type="string" office:string-value="Pamela " calcext:value-type="string">
            <text:p>Pamela </text:p>
          </table:table-cell>
          <table:table-cell table:formula="of:=RIGHT([.C104];LEN([.C104])-SEARCH(&quot; &quot;;[.C104];1))" office:value-type="string" office:string-value="Parra" calcext:value-type="string">
            <text:p>Parra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1.6" calcext:value-type="float">
            <text:p>11,6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([.F$2]*[.F104]+[.G$2]*[.G104]+[.H$2]*[.H104]+[.I$2]*[.I104])/SUM([.F$2:.I$2])" office:value-type="float" office:value="10.6625" calcext:value-type="float">
            <text:p>10,6625</text:p>
          </table:table-cell>
          <table:table-cell table:formula="of:=IF([.J10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5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Eloi Legros</text:p>
          </table:table-cell>
          <table:table-cell table:formula="of:=LEFT([.C105];SEARCH(&quot; &quot;;[.C105];1))" office:value-type="string" office:string-value="Eloi " calcext:value-type="string">
            <text:p>Eloi </text:p>
          </table:table-cell>
          <table:table-cell table:formula="of:=RIGHT([.C105];LEN([.C105])-SEARCH(&quot; &quot;;[.C105];1))" office:value-type="string" office:string-value="Legros" calcext:value-type="string">
            <text:p>Legros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1.9" calcext:value-type="float">
            <text:p>11,9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105]+[.G$2]*[.G105]+[.H$2]*[.H105]+[.I$2]*[.I105])/SUM([.F$2:.I$2])" office:value-type="float" office:value="15.3375" calcext:value-type="float">
            <text:p>15,3375</text:p>
          </table:table-cell>
          <table:table-cell table:formula="of:=IF([.J10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6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Nathalie Bianco</text:p>
          </table:table-cell>
          <table:table-cell table:formula="of:=LEFT([.C106];SEARCH(&quot; &quot;;[.C106];1))" office:value-type="string" office:string-value="Nathalie " calcext:value-type="string">
            <text:p>Nathalie </text:p>
          </table:table-cell>
          <table:table-cell table:formula="of:=RIGHT([.C106];LEN([.C106])-SEARCH(&quot; &quot;;[.C106];1))" office:value-type="string" office:string-value="Bianco" calcext:value-type="string">
            <text:p>Bianco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1)" office:value-type="float" office:value="19.1" calcext:value-type="float">
            <text:p>19,1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([.F$2]*[.F106]+[.G$2]*[.G106]+[.H$2]*[.H106]+[.I$2]*[.I106])/SUM([.F$2:.I$2])" office:value-type="float" office:value="16.0375" calcext:value-type="float">
            <text:p>16,0375</text:p>
          </table:table-cell>
          <table:table-cell table:formula="of:=IF([.J10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7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rmandine Kazatsky</text:p>
          </table:table-cell>
          <table:table-cell table:formula="of:=LEFT([.C107];SEARCH(&quot; &quot;;[.C107];1))" office:value-type="string" office:string-value="Armandine " calcext:value-type="string">
            <text:p>Armandine </text:p>
          </table:table-cell>
          <table:table-cell table:formula="of:=RIGHT([.C107];LEN([.C107])-SEARCH(&quot; &quot;;[.C107];1))" office:value-type="string" office:string-value="Kazatsky" calcext:value-type="string">
            <text:p>Kazatsky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1)" office:value-type="float" office:value="16.9" calcext:value-type="float">
            <text:p>16,9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07]+[.G$2]*[.G107]+[.H$2]*[.H107]+[.I$2]*[.I107])/SUM([.F$2:.I$2])" office:value-type="float" office:value="13.8375" calcext:value-type="float">
            <text:p>13,8375</text:p>
          </table:table-cell>
          <table:table-cell table:formula="of:=IF([.J10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8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Naudet Loison</text:p>
          </table:table-cell>
          <table:table-cell table:formula="of:=LEFT([.C108];SEARCH(&quot; &quot;;[.C108];1))" office:value-type="string" office:string-value="Naudet " calcext:value-type="string">
            <text:p>Naudet </text:p>
          </table:table-cell>
          <table:table-cell table:formula="of:=RIGHT([.C108];LEN([.C108])-SEARCH(&quot; &quot;;[.C108];1))" office:value-type="string" office:string-value="Loison" calcext:value-type="string">
            <text:p>Loison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1)" office:value-type="float" office:value="12.8" calcext:value-type="float">
            <text:p>12,8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([.F$2]*[.F108]+[.G$2]*[.G108]+[.H$2]*[.H108]+[.I$2]*[.I108])/SUM([.F$2:.I$2])" office:value-type="float" office:value="10.9875" calcext:value-type="float">
            <text:p>10,9875</text:p>
          </table:table-cell>
          <table:table-cell table:formula="of:=IF([.J10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9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Christiane Lemoine</text:p>
          </table:table-cell>
          <table:table-cell table:formula="of:=LEFT([.C109];SEARCH(&quot; &quot;;[.C109];1))" office:value-type="string" office:string-value="Christiane " calcext:value-type="string">
            <text:p>Christiane </text:p>
          </table:table-cell>
          <table:table-cell table:formula="of:=RIGHT([.C109];LEN([.C109])-SEARCH(&quot; &quot;;[.C109];1))" office:value-type="string" office:string-value="Lemoine" calcext:value-type="string">
            <text:p>Lemoine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5.7" calcext:value-type="float">
            <text:p>15,7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([.F$2]*[.F109]+[.G$2]*[.G109]+[.H$2]*[.H109]+[.I$2]*[.I109])/SUM([.F$2:.I$2])" office:value-type="float" office:value="16.8875" calcext:value-type="float">
            <text:p>16,8875</text:p>
          </table:table-cell>
          <table:table-cell table:formula="of:=IF([.J10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0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mélie Ory</text:p>
          </table:table-cell>
          <table:table-cell table:formula="of:=LEFT([.C110];SEARCH(&quot; &quot;;[.C110];1))" office:value-type="string" office:string-value="Amélie " calcext:value-type="string">
            <text:p>Amélie </text:p>
          </table:table-cell>
          <table:table-cell table:formula="of:=RIGHT([.C110];LEN([.C110])-SEARCH(&quot; &quot;;[.C110];1))" office:value-type="string" office:string-value="Ory" calcext:value-type="string">
            <text:p>Ory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8.1" calcext:value-type="float">
            <text:p>18,1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110]+[.G$2]*[.G110]+[.H$2]*[.H110]+[.I$2]*[.I110])/SUM([.F$2:.I$2])" office:value-type="float" office:value="15.2875" calcext:value-type="float">
            <text:p>15,2875</text:p>
          </table:table-cell>
          <table:table-cell table:formula="of:=IF([.J11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1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Sylvestre Brachet</text:p>
          </table:table-cell>
          <table:table-cell table:formula="of:=LEFT([.C111];SEARCH(&quot; &quot;;[.C111];1))" office:value-type="string" office:string-value="Sylvestre " calcext:value-type="string">
            <text:p>Sylvestre </text:p>
          </table:table-cell>
          <table:table-cell table:formula="of:=RIGHT([.C111];LEN([.C111])-SEARCH(&quot; &quot;;[.C111];1))" office:value-type="string" office:string-value="Brachet" calcext:value-type="string">
            <text:p>Brachet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3.8" calcext:value-type="float">
            <text:p>13,8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111]+[.G$2]*[.G111]+[.H$2]*[.H111]+[.I$2]*[.I111])/SUM([.F$2:.I$2])" office:value-type="float" office:value="11.8" calcext:value-type="float">
            <text:p>11,8</text:p>
          </table:table-cell>
          <table:table-cell table:formula="of:=IF([.J11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Ronan Pottier</text:p>
          </table:table-cell>
          <table:table-cell table:formula="of:=LEFT([.C112];SEARCH(&quot; &quot;;[.C112];1))" office:value-type="string" office:string-value="Ronan " calcext:value-type="string">
            <text:p>Ronan </text:p>
          </table:table-cell>
          <table:table-cell table:formula="of:=RIGHT([.C112];LEN([.C112])-SEARCH(&quot; &quot;;[.C112];1))" office:value-type="string" office:string-value="Pottier" calcext:value-type="string">
            <text:p>Pottier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8.1" calcext:value-type="float">
            <text:p>8,1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112]+[.G$2]*[.G112]+[.H$2]*[.H112]+[.I$2]*[.I112])/SUM([.F$2:.I$2])" office:value-type="float" office:value="12.9125" calcext:value-type="float">
            <text:p>12,9125</text:p>
          </table:table-cell>
          <table:table-cell table:formula="of:=IF([.J11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3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Gisèle Deschamps</text:p>
          </table:table-cell>
          <table:table-cell table:formula="of:=LEFT([.C113];SEARCH(&quot; &quot;;[.C113];1))" office:value-type="string" office:string-value="Gisèle " calcext:value-type="string">
            <text:p>Gisèle </text:p>
          </table:table-cell>
          <table:table-cell table:formula="of:=RIGHT([.C113];LEN([.C113])-SEARCH(&quot; &quot;;[.C113];1))" office:value-type="string" office:string-value="Deschamps" calcext:value-type="string">
            <text:p>Deschamps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17.4" calcext:value-type="float">
            <text:p>17,4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113]+[.G$2]*[.G113]+[.H$2]*[.H113]+[.I$2]*[.I113])/SUM([.F$2:.I$2])" office:value-type="float" office:value="15.15" calcext:value-type="float">
            <text:p>15,15</text:p>
          </table:table-cell>
          <table:table-cell table:formula="of:=IF([.J11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4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nge Reynier</text:p>
          </table:table-cell>
          <table:table-cell table:formula="of:=LEFT([.C114];SEARCH(&quot; &quot;;[.C114];1))" office:value-type="string" office:string-value="Ange " calcext:value-type="string">
            <text:p>Ange </text:p>
          </table:table-cell>
          <table:table-cell table:formula="of:=RIGHT([.C114];LEN([.C114])-SEARCH(&quot; &quot;;[.C114];1))" office:value-type="string" office:string-value="Reynier" calcext:value-type="string">
            <text:p>Reynier</text:p>
          </table:table-cell>
          <table:table-cell table:formula="of:=MROUND(RANDBETWEEN(75;200)/10;0.5)" office:value-type="float" office:value="12.5" calcext:value-type="float">
            <text:p>12,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8.9" calcext:value-type="float">
            <text:p>8,9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114]+[.G$2]*[.G114]+[.H$2]*[.H114]+[.I$2]*[.I114])/SUM([.F$2:.I$2])" office:value-type="float" office:value="11.0875" calcext:value-type="float">
            <text:p>11,0875</text:p>
          </table:table-cell>
          <table:table-cell table:formula="of:=IF([.J11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5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ristide Gharbi</text:p>
          </table:table-cell>
          <table:table-cell table:formula="of:=LEFT([.C115];SEARCH(&quot; &quot;;[.C115];1))" office:value-type="string" office:string-value="Aristide " calcext:value-type="string">
            <text:p>Aristide </text:p>
          </table:table-cell>
          <table:table-cell table:formula="of:=RIGHT([.C115];LEN([.C115])-SEARCH(&quot; &quot;;[.C115];1))" office:value-type="string" office:string-value="Gharbi" calcext:value-type="string">
            <text:p>Gharbi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1)" office:value-type="float" office:value="9.2" calcext:value-type="float">
            <text:p>9,2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15]+[.G$2]*[.G115]+[.H$2]*[.H115]+[.I$2]*[.I115])/SUM([.F$2:.I$2])" office:value-type="float" office:value="13.45" calcext:value-type="float">
            <text:p>13,45</text:p>
          </table:table-cell>
          <table:table-cell table:formula="of:=IF([.J11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6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Mahaut Parent</text:p>
          </table:table-cell>
          <table:table-cell table:formula="of:=LEFT([.C116];SEARCH(&quot; &quot;;[.C116];1))" office:value-type="string" office:string-value="Mahaut " calcext:value-type="string">
            <text:p>Mahaut </text:p>
          </table:table-cell>
          <table:table-cell table:formula="of:=RIGHT([.C116];LEN([.C116])-SEARCH(&quot; &quot;;[.C116];1))" office:value-type="string" office:string-value="Parent" calcext:value-type="string">
            <text:p>Parent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6.2" calcext:value-type="float">
            <text:p>16,2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([.F$2]*[.F116]+[.G$2]*[.G116]+[.H$2]*[.H116]+[.I$2]*[.I116])/SUM([.F$2:.I$2])" office:value-type="float" office:value="14.6375" calcext:value-type="float">
            <text:p>14,6375</text:p>
          </table:table-cell>
          <table:table-cell table:formula="of:=IF([.J11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7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Cassandre Lelong</text:p>
          </table:table-cell>
          <table:table-cell table:formula="of:=LEFT([.C117];SEARCH(&quot; &quot;;[.C117];1))" office:value-type="string" office:string-value="Cassandre " calcext:value-type="string">
            <text:p>Cassandre </text:p>
          </table:table-cell>
          <table:table-cell table:formula="of:=RIGHT([.C117];LEN([.C117])-SEARCH(&quot; &quot;;[.C117];1))" office:value-type="string" office:string-value="Lelong" calcext:value-type="string">
            <text:p>Lelong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1)" office:value-type="float" office:value="16.8" calcext:value-type="float">
            <text:p>16,8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117]+[.G$2]*[.G117]+[.H$2]*[.H117]+[.I$2]*[.I117])/SUM([.F$2:.I$2])" office:value-type="float" office:value="16.925" calcext:value-type="float">
            <text:p>16,925</text:p>
          </table:table-cell>
          <table:table-cell table:formula="of:=IF([.J11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8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Judith Rousselle</text:p>
          </table:table-cell>
          <table:table-cell table:formula="of:=LEFT([.C118];SEARCH(&quot; &quot;;[.C118];1))" office:value-type="string" office:string-value="Judith " calcext:value-type="string">
            <text:p>Judith </text:p>
          </table:table-cell>
          <table:table-cell table:formula="of:=RIGHT([.C118];LEN([.C118])-SEARCH(&quot; &quot;;[.C118];1))" office:value-type="string" office:string-value="Rousselle" calcext:value-type="string">
            <text:p>Rousselle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15.4" calcext:value-type="float">
            <text:p>15,4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118]+[.G$2]*[.G118]+[.H$2]*[.H118]+[.I$2]*[.I118])/SUM([.F$2:.I$2])" office:value-type="float" office:value="12.025" calcext:value-type="float">
            <text:p>12,025</text:p>
          </table:table-cell>
          <table:table-cell table:formula="of:=IF([.J11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9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Célia-Aurore Pauly</text:p>
          </table:table-cell>
          <table:table-cell table:formula="of:=LEFT([.C119];SEARCH(&quot; &quot;;[.C119];1))" office:value-type="string" office:string-value="Célia-Aurore " calcext:value-type="string">
            <text:p>Célia-Aurore </text:p>
          </table:table-cell>
          <table:table-cell table:formula="of:=RIGHT([.C119];LEN([.C119])-SEARCH(&quot; &quot;;[.C119];1))" office:value-type="string" office:string-value="Pauly" calcext:value-type="string">
            <text:p>Pauly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MROUND(RANDBETWEEN(75;200)/10;0.1)" office:value-type="float" office:value="10.1" calcext:value-type="float">
            <text:p>10,1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19]+[.G$2]*[.G119]+[.H$2]*[.H119]+[.I$2]*[.I119])/SUM([.F$2:.I$2])" office:value-type="float" office:value="11.9125" calcext:value-type="float">
            <text:p>11,9125</text:p>
          </table:table-cell>
          <table:table-cell table:formula="of:=IF([.J11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0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ngilberte Boulanger</text:p>
          </table:table-cell>
          <table:table-cell table:formula="of:=LEFT([.C120];SEARCH(&quot; &quot;;[.C120];1))" office:value-type="string" office:string-value="Angilberte " calcext:value-type="string">
            <text:p>Angilberte </text:p>
          </table:table-cell>
          <table:table-cell table:formula="of:=RIGHT([.C120];LEN([.C120])-SEARCH(&quot; &quot;;[.C120];1))" office:value-type="string" office:string-value="Boulanger" calcext:value-type="string">
            <text:p>Boulanger</text:p>
          </table:table-cell>
          <table:table-cell table:formula="of:=MROUND(RANDBETWEEN(75;200)/10;0.5)" office:value-type="float" office:value="9.5" calcext:value-type="float">
            <text:p>9,5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1)" office:value-type="float" office:value="13.4" calcext:value-type="float">
            <text:p>13,4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20]+[.G$2]*[.G120]+[.H$2]*[.H120]+[.I$2]*[.I120])/SUM([.F$2:.I$2])" office:value-type="float" office:value="12.15" calcext:value-type="float">
            <text:p>12,15</text:p>
          </table:table-cell>
          <table:table-cell table:formula="of:=IF([.J12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1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naël Combe</text:p>
          </table:table-cell>
          <table:table-cell table:formula="of:=LEFT([.C121];SEARCH(&quot; &quot;;[.C121];1))" office:value-type="string" office:string-value="Anaël " calcext:value-type="string">
            <text:p>Anaël </text:p>
          </table:table-cell>
          <table:table-cell table:formula="of:=RIGHT([.C121];LEN([.C121])-SEARCH(&quot; &quot;;[.C121];1))" office:value-type="string" office:string-value="Combe" calcext:value-type="string">
            <text:p>Combe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8.2" calcext:value-type="float">
            <text:p>18,2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121]+[.G$2]*[.G121]+[.H$2]*[.H121]+[.I$2]*[.I121])/SUM([.F$2:.I$2])" office:value-type="float" office:value="14.6375" calcext:value-type="float">
            <text:p>14,6375</text:p>
          </table:table-cell>
          <table:table-cell table:formula="of:=IF([.J12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2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Ophélie-Daphné Chardon</text:p>
          </table:table-cell>
          <table:table-cell table:formula="of:=LEFT([.C122];SEARCH(&quot; &quot;;[.C122];1))" office:value-type="string" office:string-value="Ophélie-Daphné " calcext:value-type="string">
            <text:p>Ophélie-Daphné </text:p>
          </table:table-cell>
          <table:table-cell table:formula="of:=RIGHT([.C122];LEN([.C122])-SEARCH(&quot; &quot;;[.C122];1))" office:value-type="string" office:string-value="Chardon" calcext:value-type="string">
            <text:p>Chardon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0.9" calcext:value-type="float">
            <text:p>10,9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([.F$2]*[.F122]+[.G$2]*[.G122]+[.H$2]*[.H122]+[.I$2]*[.I122])/SUM([.F$2:.I$2])" office:value-type="float" office:value="14.525" calcext:value-type="float">
            <text:p>14,525</text:p>
          </table:table-cell>
          <table:table-cell table:formula="of:=IF([.J12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3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Tancrède Moussa</text:p>
          </table:table-cell>
          <table:table-cell table:formula="of:=LEFT([.C123];SEARCH(&quot; &quot;;[.C123];1))" office:value-type="string" office:string-value="Tancrède " calcext:value-type="string">
            <text:p>Tancrède </text:p>
          </table:table-cell>
          <table:table-cell table:formula="of:=RIGHT([.C123];LEN([.C123])-SEARCH(&quot; &quot;;[.C123];1))" office:value-type="string" office:string-value="Moussa" calcext:value-type="string">
            <text:p>Moussa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2.2" calcext:value-type="float">
            <text:p>12,2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23]+[.G$2]*[.G123]+[.H$2]*[.H123]+[.I$2]*[.I123])/SUM([.F$2:.I$2])" office:value-type="float" office:value="13.325" calcext:value-type="float">
            <text:p>13,325</text:p>
          </table:table-cell>
          <table:table-cell table:formula="of:=IF([.J12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4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Corinne-Aldegonde Chapon</text:p>
          </table:table-cell>
          <table:table-cell table:formula="of:=LEFT([.C124];SEARCH(&quot; &quot;;[.C124];1))" office:value-type="string" office:string-value="Corinne-Aldegonde " calcext:value-type="string">
            <text:p>Corinne-Aldegonde </text:p>
          </table:table-cell>
          <table:table-cell table:formula="of:=RIGHT([.C124];LEN([.C124])-SEARCH(&quot; &quot;;[.C124];1))" office:value-type="string" office:string-value="Chapon" calcext:value-type="string">
            <text:p>Chapon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9.8" calcext:value-type="float">
            <text:p>9,8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124]+[.G$2]*[.G124]+[.H$2]*[.H124]+[.I$2]*[.I124])/SUM([.F$2:.I$2])" office:value-type="float" office:value="13.9875" calcext:value-type="float">
            <text:p>13,9875</text:p>
          </table:table-cell>
          <table:table-cell table:formula="of:=IF([.J12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5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Laurent Chirac</text:p>
          </table:table-cell>
          <table:table-cell table:formula="of:=LEFT([.C125];SEARCH(&quot; &quot;;[.C125];1))" office:value-type="string" office:string-value="Laurent " calcext:value-type="string">
            <text:p>Laurent </text:p>
          </table:table-cell>
          <table:table-cell table:formula="of:=RIGHT([.C125];LEN([.C125])-SEARCH(&quot; &quot;;[.C125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1)" office:value-type="float" office:value="13.7" calcext:value-type="float">
            <text:p>13,7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125]+[.G$2]*[.G125]+[.H$2]*[.H125]+[.I$2]*[.I125])/SUM([.F$2:.I$2])" office:value-type="float" office:value="14.2" calcext:value-type="float">
            <text:p>14,2</text:p>
          </table:table-cell>
          <table:table-cell table:formula="of:=IF([.J12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6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François Brossard</text:p>
          </table:table-cell>
          <table:table-cell table:formula="of:=LEFT([.C126];SEARCH(&quot; &quot;;[.C126];1))" office:value-type="string" office:string-value="François " calcext:value-type="string">
            <text:p>François </text:p>
          </table:table-cell>
          <table:table-cell table:formula="of:=RIGHT([.C126];LEN([.C126])-SEARCH(&quot; &quot;;[.C126];1))" office:value-type="string" office:string-value="Brossard" calcext:value-type="string">
            <text:p>Brossard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7.4" calcext:value-type="float">
            <text:p>17,4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([.F$2]*[.F126]+[.G$2]*[.G126]+[.H$2]*[.H126]+[.I$2]*[.I126])/SUM([.F$2:.I$2])" office:value-type="float" office:value="16.15" calcext:value-type="float">
            <text:p>16,15</text:p>
          </table:table-cell>
          <table:table-cell table:formula="of:=IF([.J12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7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Nathan Louis</text:p>
          </table:table-cell>
          <table:table-cell table:formula="of:=LEFT([.C127];SEARCH(&quot; &quot;;[.C127];1))" office:value-type="string" office:string-value="Nathan " calcext:value-type="string">
            <text:p>Nathan </text:p>
          </table:table-cell>
          <table:table-cell table:formula="of:=RIGHT([.C127];LEN([.C127])-SEARCH(&quot; &quot;;[.C127];1))" office:value-type="string" office:string-value="Louis" calcext:value-type="string">
            <text:p>Louis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6.8" calcext:value-type="float">
            <text:p>16,8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([.F$2]*[.F127]+[.G$2]*[.G127]+[.H$2]*[.H127]+[.I$2]*[.I127])/SUM([.F$2:.I$2])" office:value-type="float" office:value="16.7375" calcext:value-type="float">
            <text:p>16,7375</text:p>
          </table:table-cell>
          <table:table-cell table:formula="of:=IF([.J12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8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Laurine Delepine</text:p>
          </table:table-cell>
          <table:table-cell table:formula="of:=LEFT([.C128];SEARCH(&quot; &quot;;[.C128];1))" office:value-type="string" office:string-value="Laurine " calcext:value-type="string">
            <text:p>Laurine </text:p>
          </table:table-cell>
          <table:table-cell table:formula="of:=RIGHT([.C128];LEN([.C128])-SEARCH(&quot; &quot;;[.C128];1))" office:value-type="string" office:string-value="Delepine" calcext:value-type="string">
            <text:p>Delepine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1.2" calcext:value-type="float">
            <text:p>11,2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128]+[.G$2]*[.G128]+[.H$2]*[.H128]+[.I$2]*[.I128])/SUM([.F$2:.I$2])" office:value-type="float" office:value="12.0125" calcext:value-type="float">
            <text:p>12,0125</text:p>
          </table:table-cell>
          <table:table-cell table:formula="of:=IF([.J12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9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ude Hassani</text:p>
          </table:table-cell>
          <table:table-cell table:formula="of:=LEFT([.C129];SEARCH(&quot; &quot;;[.C129];1))" office:value-type="string" office:string-value="Aude " calcext:value-type="string">
            <text:p>Aude </text:p>
          </table:table-cell>
          <table:table-cell table:formula="of:=RIGHT([.C129];LEN([.C129])-SEARCH(&quot; &quot;;[.C129];1))" office:value-type="string" office:string-value="Hassani" calcext:value-type="string">
            <text:p>Hassani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9.2" calcext:value-type="float">
            <text:p>9,2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129]+[.G$2]*[.G129]+[.H$2]*[.H129]+[.I$2]*[.I129])/SUM([.F$2:.I$2])" office:value-type="float" office:value="9.325" calcext:value-type="float">
            <text:p>9,325</text:p>
          </table:table-cell>
          <table:table-cell table:formula="of:=IF([.J129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0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Aurélien Dan</text:p>
          </table:table-cell>
          <table:table-cell table:formula="of:=LEFT([.C130];SEARCH(&quot; &quot;;[.C130];1))" office:value-type="string" office:string-value="Aurélien " calcext:value-type="string">
            <text:p>Aurélien </text:p>
          </table:table-cell>
          <table:table-cell table:formula="of:=RIGHT([.C130];LEN([.C130])-SEARCH(&quot; &quot;;[.C130];1))" office:value-type="string" office:string-value="Dan" calcext:value-type="string">
            <text:p>Dan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1)" office:value-type="float" office:value="15.7" calcext:value-type="float">
            <text:p>15,7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130]+[.G$2]*[.G130]+[.H$2]*[.H130]+[.I$2]*[.I130])/SUM([.F$2:.I$2])" office:value-type="float" office:value="15.7" calcext:value-type="float">
            <text:p>15,7</text:p>
          </table:table-cell>
          <table:table-cell table:formula="of:=IF([.J13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1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Hermione Andre</text:p>
          </table:table-cell>
          <table:table-cell table:formula="of:=LEFT([.C131];SEARCH(&quot; &quot;;[.C131];1))" office:value-type="string" office:string-value="Hermione " calcext:value-type="string">
            <text:p>Hermione </text:p>
          </table:table-cell>
          <table:table-cell table:formula="of:=RIGHT([.C131];LEN([.C131])-SEARCH(&quot; &quot;;[.C131];1))" office:value-type="string" office:string-value="Andre" calcext:value-type="string">
            <text:p>Andre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14.2" calcext:value-type="float">
            <text:p>14,2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131]+[.G$2]*[.G131]+[.H$2]*[.H131]+[.I$2]*[.I131])/SUM([.F$2:.I$2])" office:value-type="float" office:value="13.7625" calcext:value-type="float">
            <text:p>13,7625</text:p>
          </table:table-cell>
          <table:table-cell table:formula="of:=IF([.J13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Hippolyte Lefort</text:p>
          </table:table-cell>
          <table:table-cell table:formula="of:=LEFT([.C132];SEARCH(&quot; &quot;;[.C132];1))" office:value-type="string" office:string-value="Hippolyte " calcext:value-type="string">
            <text:p>Hippolyte </text:p>
          </table:table-cell>
          <table:table-cell table:formula="of:=RIGHT([.C132];LEN([.C132])-SEARCH(&quot; &quot;;[.C132];1))" office:value-type="string" office:string-value="Lefort" calcext:value-type="string">
            <text:p>Lefort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15.2" calcext:value-type="float">
            <text:p>15,2</text:p>
          </table:table-cell>
          <table:table-cell table:formula="of:=MROUND(RANDBETWEEN(75;200)/10;0.5)" office:value-type="float" office:value="18.5" calcext:value-type="float">
            <text:p>18,5</text:p>
          </table:table-cell>
          <table:table-cell table:formula="of:=([.F$2]*[.F132]+[.G$2]*[.G132]+[.H$2]*[.H132]+[.I$2]*[.I132])/SUM([.F$2:.I$2])" office:value-type="float" office:value="14.3875" calcext:value-type="float">
            <text:p>14,3875</text:p>
          </table:table-cell>
          <table:table-cell table:formula="of:=IF([.J13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3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uxence Dumoulin</text:p>
          </table:table-cell>
          <table:table-cell table:formula="of:=LEFT([.C133];SEARCH(&quot; &quot;;[.C133];1))" office:value-type="string" office:string-value="Auxence " calcext:value-type="string">
            <text:p>Auxence </text:p>
          </table:table-cell>
          <table:table-cell table:formula="of:=RIGHT([.C133];LEN([.C133])-SEARCH(&quot; &quot;;[.C133];1))" office:value-type="string" office:string-value="Dumoulin" calcext:value-type="string">
            <text:p>Dumoulin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1)" office:value-type="float" office:value="19.8" calcext:value-type="float">
            <text:p>19,8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([.F$2]*[.F133]+[.G$2]*[.G133]+[.H$2]*[.H133]+[.I$2]*[.I133])/SUM([.F$2:.I$2])" office:value-type="float" office:value="18.175" calcext:value-type="float">
            <text:p>18,175</text:p>
          </table:table-cell>
          <table:table-cell table:formula="of:=IF([.J13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4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Bernard Mulot</text:p>
          </table:table-cell>
          <table:table-cell table:formula="of:=LEFT([.C134];SEARCH(&quot; &quot;;[.C134];1))" office:value-type="string" office:string-value="Bernard " calcext:value-type="string">
            <text:p>Bernard </text:p>
          </table:table-cell>
          <table:table-cell table:formula="of:=RIGHT([.C134];LEN([.C134])-SEARCH(&quot; &quot;;[.C134];1))" office:value-type="string" office:string-value="Mulot" calcext:value-type="string">
            <text:p>Mulot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3.5" calcext:value-type="float">
            <text:p>13,5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134]+[.G$2]*[.G134]+[.H$2]*[.H134]+[.I$2]*[.I134])/SUM([.F$2:.I$2])" office:value-type="float" office:value="15.5" calcext:value-type="float">
            <text:p>15,5</text:p>
          </table:table-cell>
          <table:table-cell table:formula="of:=IF([.J13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5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Jules Gobert</text:p>
          </table:table-cell>
          <table:table-cell table:formula="of:=LEFT([.C135];SEARCH(&quot; &quot;;[.C135];1))" office:value-type="string" office:string-value="Jules " calcext:value-type="string">
            <text:p>Jules </text:p>
          </table:table-cell>
          <table:table-cell table:formula="of:=RIGHT([.C135];LEN([.C135])-SEARCH(&quot; &quot;;[.C135];1))" office:value-type="string" office:string-value="Gobert" calcext:value-type="string">
            <text:p>Gobert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9.3" calcext:value-type="float">
            <text:p>19,3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135]+[.G$2]*[.G135]+[.H$2]*[.H135]+[.I$2]*[.I135])/SUM([.F$2:.I$2])" office:value-type="float" office:value="15.9875" calcext:value-type="float">
            <text:p>15,9875</text:p>
          </table:table-cell>
          <table:table-cell table:formula="of:=IF([.J13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6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Titien Lozano</text:p>
          </table:table-cell>
          <table:table-cell table:formula="of:=LEFT([.C136];SEARCH(&quot; &quot;;[.C136];1))" office:value-type="string" office:string-value="Titien " calcext:value-type="string">
            <text:p>Titien </text:p>
          </table:table-cell>
          <table:table-cell table:formula="of:=RIGHT([.C136];LEN([.C136])-SEARCH(&quot; &quot;;[.C136];1))" office:value-type="string" office:string-value="Lozano" calcext:value-type="string">
            <text:p>Lozano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1.7" calcext:value-type="float">
            <text:p>11,7</text:p>
          </table:table-cell>
          <table:table-cell table:formula="of:=MROUND(RANDBETWEEN(75;200)/10;0.5)" office:value-type="float" office:value="14.5" calcext:value-type="float">
            <text:p>14,5</text:p>
          </table:table-cell>
          <table:table-cell table:formula="of:=([.F$2]*[.F136]+[.G$2]*[.G136]+[.H$2]*[.H136]+[.I$2]*[.I136])/SUM([.F$2:.I$2])" office:value-type="float" office:value="13.5125" calcext:value-type="float">
            <text:p>13,5125</text:p>
          </table:table-cell>
          <table:table-cell table:formula="of:=IF([.J13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7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Lucille-Martine Leroy</text:p>
          </table:table-cell>
          <table:table-cell table:formula="of:=LEFT([.C137];SEARCH(&quot; &quot;;[.C137];1))" office:value-type="string" office:string-value="Lucille-Martine " calcext:value-type="string">
            <text:p>Lucille-Martine </text:p>
          </table:table-cell>
          <table:table-cell table:formula="of:=RIGHT([.C137];LEN([.C137])-SEARCH(&quot; &quot;;[.C137];1))" office:value-type="string" office:string-value="Leroy" calcext:value-type="string">
            <text:p>Leroy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2.6" calcext:value-type="float">
            <text:p>12,6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137]+[.G$2]*[.G137]+[.H$2]*[.H137]+[.I$2]*[.I137])/SUM([.F$2:.I$2])" office:value-type="float" office:value="11.6" calcext:value-type="float">
            <text:p>11,6</text:p>
          </table:table-cell>
          <table:table-cell table:formula="of:=IF([.J13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8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Coraline Filippi</text:p>
          </table:table-cell>
          <table:table-cell table:formula="of:=LEFT([.C138];SEARCH(&quot; &quot;;[.C138];1))" office:value-type="string" office:string-value="Coraline " calcext:value-type="string">
            <text:p>Coraline </text:p>
          </table:table-cell>
          <table:table-cell table:formula="of:=RIGHT([.C138];LEN([.C138])-SEARCH(&quot; &quot;;[.C138];1))" office:value-type="string" office:string-value="Filippi" calcext:value-type="string">
            <text:p>Filippi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6.1" calcext:value-type="float">
            <text:p>16,1</text:p>
          </table:table-cell>
          <table:table-cell table:formula="of:=MROUND(RANDBETWEEN(75;200)/10;0.5)" office:value-type="float" office:value="13.5" calcext:value-type="float">
            <text:p>13,5</text:p>
          </table:table-cell>
          <table:table-cell table:formula="of:=([.F$2]*[.F138]+[.G$2]*[.G138]+[.H$2]*[.H138]+[.I$2]*[.I138])/SUM([.F$2:.I$2])" office:value-type="float" office:value="14.4125" calcext:value-type="float">
            <text:p>14,4125</text:p>
          </table:table-cell>
          <table:table-cell table:formula="of:=IF([.J13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9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grippine Maze</text:p>
          </table:table-cell>
          <table:table-cell table:formula="of:=LEFT([.C139];SEARCH(&quot; &quot;;[.C139];1))" office:value-type="string" office:string-value="Agrippine " calcext:value-type="string">
            <text:p>Agrippine </text:p>
          </table:table-cell>
          <table:table-cell table:formula="of:=RIGHT([.C139];LEN([.C139])-SEARCH(&quot; &quot;;[.C139];1))" office:value-type="string" office:string-value="Maze" calcext:value-type="string">
            <text:p>Maze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5)" office:value-type="float" office:value="19.5" calcext:value-type="float">
            <text:p>19,5</text:p>
          </table:table-cell>
          <table:table-cell table:formula="of:=MROUND(RANDBETWEEN(75;200)/10;0.1)" office:value-type="float" office:value="17.1" calcext:value-type="float">
            <text:p>17,1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([.F$2]*[.F139]+[.G$2]*[.G139]+[.H$2]*[.H139]+[.I$2]*[.I139])/SUM([.F$2:.I$2])" office:value-type="float" office:value="16.975" calcext:value-type="float">
            <text:p>16,975</text:p>
          </table:table-cell>
          <table:table-cell table:formula="of:=IF([.J13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40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Colin Navarro</text:p>
          </table:table-cell>
          <table:table-cell table:formula="of:=LEFT([.C140];SEARCH(&quot; &quot;;[.C140];1))" office:value-type="string" office:string-value="Colin " calcext:value-type="string">
            <text:p>Colin </text:p>
          </table:table-cell>
          <table:table-cell table:formula="of:=RIGHT([.C140];LEN([.C140])-SEARCH(&quot; &quot;;[.C140];1))" office:value-type="string" office:string-value="Navarro" calcext:value-type="string">
            <text:p>Navarro</text:p>
          </table:table-cell>
          <table:table-cell table:formula="of:=MROUND(RANDBETWEEN(75;200)/10;0.5)" office:value-type="float" office:value="7.5" calcext:value-type="float">
            <text:p>7,5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1)" office:value-type="float" office:value="8.3" calcext:value-type="float">
            <text:p>8,3</text:p>
          </table:table-cell>
          <table:table-cell table:formula="of:=MROUND(RANDBETWEEN(75;200)/10;0.5)" office:value-type="float" office:value="10.5" calcext:value-type="float">
            <text:p>10,5</text:p>
          </table:table-cell>
          <table:table-cell table:formula="of:=([.F$2]*[.F140]+[.G$2]*[.G140]+[.H$2]*[.H140]+[.I$2]*[.I140])/SUM([.F$2:.I$2])" office:value-type="float" office:value="8.3" calcext:value-type="float">
            <text:p>8,3</text:p>
          </table:table-cell>
          <table:table-cell table:formula="of:=IF([.J140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41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lbane Proust</text:p>
          </table:table-cell>
          <table:table-cell table:formula="of:=LEFT([.C141];SEARCH(&quot; &quot;;[.C141];1))" office:value-type="string" office:string-value="Albane " calcext:value-type="string">
            <text:p>Albane </text:p>
          </table:table-cell>
          <table:table-cell table:formula="of:=RIGHT([.C141];LEN([.C141])-SEARCH(&quot; &quot;;[.C141];1))" office:value-type="string" office:string-value="Proust" calcext:value-type="string">
            <text:p>Proust</text:p>
          </table:table-cell>
          <table:table-cell table:formula="of:=MROUND(RANDBETWEEN(75;200)/10;0.5)" office:value-type="float" office:value="8.5" calcext:value-type="float">
            <text:p>8,5</text:p>
          </table:table-cell>
          <table:table-cell table:formula="of:=MROUND(RANDBETWEEN(75;200)/10;0.5)" office:value-type="float" office:value="15.5" calcext:value-type="float">
            <text:p>15,5</text:p>
          </table:table-cell>
          <table:table-cell table:formula="of:=MROUND(RANDBETWEEN(75;200)/10;0.1)" office:value-type="float" office:value="14.1" calcext:value-type="float">
            <text:p>14,1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141]+[.G$2]*[.G141]+[.H$2]*[.H141]+[.I$2]*[.I141])/SUM([.F$2:.I$2])" office:value-type="float" office:value="12.7875" calcext:value-type="float">
            <text:p>12,7875</text:p>
          </table:table-cell>
          <table:table-cell table:formula="of:=IF([.J14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4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Pamela Fourcade</text:p>
          </table:table-cell>
          <table:table-cell table:formula="of:=LEFT([.C142];SEARCH(&quot; &quot;;[.C142];1))" office:value-type="string" office:string-value="Pamela " calcext:value-type="string">
            <text:p>Pamela </text:p>
          </table:table-cell>
          <table:table-cell table:formula="of:=RIGHT([.C142];LEN([.C142])-SEARCH(&quot; &quot;;[.C142];1))" office:value-type="string" office:string-value="Fourcade" calcext:value-type="string">
            <text:p>Fourcade</text:p>
          </table:table-cell>
          <table:table-cell table:formula="of:=MROUND(RANDBETWEEN(75;200)/10;0.5)" office:value-type="float" office:value="17.5" calcext:value-type="float">
            <text:p>17,5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MROUND(RANDBETWEEN(75;200)/10;0.1)" office:value-type="float" office:value="10.8" calcext:value-type="float">
            <text:p>10,8</text:p>
          </table:table-cell>
          <table:table-cell table:formula="of:=MROUND(RANDBETWEEN(75;200)/10;0.5)" office:value-type="float" office:value="11.5" calcext:value-type="float">
            <text:p>11,5</text:p>
          </table:table-cell>
          <table:table-cell table:formula="of:=([.F$2]*[.F142]+[.G$2]*[.G142]+[.H$2]*[.H142]+[.I$2]*[.I142])/SUM([.F$2:.I$2])" office:value-type="float" office:value="13.4875" calcext:value-type="float">
            <text:p>13,4875</text:p>
          </table:table-cell>
          <table:table-cell table:formula="of:=IF([.J14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43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Cosette Mortier</text:p>
          </table:table-cell>
          <table:table-cell table:formula="of:=LEFT([.C143];SEARCH(&quot; &quot;;[.C143];1))" office:value-type="string" office:string-value="Cosette " calcext:value-type="string">
            <text:p>Cosette </text:p>
          </table:table-cell>
          <table:table-cell table:formula="of:=RIGHT([.C143];LEN([.C143])-SEARCH(&quot; &quot;;[.C143];1))" office:value-type="string" office:string-value="Mortier" calcext:value-type="string">
            <text:p>Mortier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5)" office:value-type="float" office:value="16.5" calcext:value-type="float">
            <text:p>16,5</text:p>
          </table:table-cell>
          <table:table-cell table:formula="of:=MROUND(RANDBETWEEN(75;200)/10;0.1)" office:value-type="float" office:value="8.9" calcext:value-type="float">
            <text:p>8,9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143]+[.G$2]*[.G143]+[.H$2]*[.H143]+[.I$2]*[.I143])/SUM([.F$2:.I$2])" office:value-type="float" office:value="13.8375" calcext:value-type="float">
            <text:p>13,8375</text:p>
          </table:table-cell>
          <table:table-cell table:formula="of:=IF([.J14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vail.A3:Travail.H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00:08:18.215085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N </meta:initial-creator>
    <meta:creation-date>2018-06-27T16:21:24.729889659</meta:creation-date>
    <dc:date>2018-07-12T02:17:36.712759120</dc:date>
    <dc:creator>BN </dc:creator>
    <meta:editing-duration>PT1H10M4S</meta:editing-duration>
    <meta:editing-cycles>14</meta:editing-cycles>
    <meta:generator>LibreOffice/4.3.3.2$Linux_X86_64 LibreOffice_project/430m0$Build-2</meta:generator>
    <meta:document-statistic meta:table-count="2" meta:cell-count="2835" meta:object-count="0"/>
  </office:meta>
</office:document-meta>
</file>